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89.87mm"/>
    </style:style>
    <style:style style:name="co3" style:family="table-column">
      <style:table-column-properties fo:break-before="auto" style:column-width="64.2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MSI</text:p>
          </table:table-cell>
          <table:table-cell office:value-type="string" calcext:value-type="string">
            <text:p>Army</text:p>
          </table:table-cell>
          <table:table-cell/>
        </table:table-row>
        <table:table-row table:style-name="ro1">
          <table:table-cell office:value-type="float" office:value="538005413" calcext:value-type="float">
            <text:p>53800541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406" calcext:value-type="float">
            <text:p>63601540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6283000" calcext:value-type="float">
            <text:p>2662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050700" calcext:value-type="float">
            <text:p>477050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553000" calcext:value-type="float">
            <text:p>2565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12069000" calcext:value-type="float">
            <text:p>4120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2240000" calcext:value-type="float">
            <text:p>2322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218" calcext:value-type="float">
            <text:p>53800521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677000" calcext:value-type="float">
            <text:p>3056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538" calcext:value-type="float">
            <text:p>53800553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90810" calcext:value-type="float">
            <text:p>2272908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116000" calcext:value-type="float">
            <text:p>2731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34658" calcext:value-type="float">
            <text:p>23503465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450000" calcext:value-type="float">
            <text:p>21245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32722000" calcext:value-type="float">
            <text:p>4327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873000" calcext:value-type="float">
            <text:p>2468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844" calcext:value-type="float">
            <text:p>63601684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7042" calcext:value-type="float">
            <text:p>63601704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3898" calcext:value-type="float">
            <text:p>63601389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47002100" calcext:value-type="float">
            <text:p>347002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13089000" calcext:value-type="float">
            <text:p>4130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5656000" calcext:value-type="float">
            <text:p>2056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536000" calcext:value-type="float">
            <text:p>2445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641000" calcext:value-type="float">
            <text:p>3546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1510" calcext:value-type="float">
            <text:p>2270015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594000" calcext:value-type="float">
            <text:p>2465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60000" calcext:value-type="float">
            <text:p>2278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3825" calcext:value-type="float">
            <text:p>63601382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924" calcext:value-type="float">
            <text:p>53800492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314700" calcext:value-type="float">
            <text:p>477314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14600" calcext:value-type="float">
            <text:p>228014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973000" calcext:value-type="float">
            <text:p>3729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259" calcext:value-type="float">
            <text:p>53800525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052970" calcext:value-type="float">
            <text:p>2240529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52314" calcext:value-type="float">
            <text:p>23505231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164000" calcext:value-type="float">
            <text:p>5661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495000" calcext:value-type="float">
            <text:p>2564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802000" calcext:value-type="float">
            <text:p>3738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208000" calcext:value-type="float">
            <text:p>21220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00835" calcext:value-type="float">
            <text:p>27100083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517000" calcext:value-type="float">
            <text:p>3735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31000" calcext:value-type="float">
            <text:p>2472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323" calcext:value-type="float">
            <text:p>53800532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036000" calcext:value-type="float">
            <text:p>3190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727000" calcext:value-type="float">
            <text:p>3727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605000" calcext:value-type="float">
            <text:p>2126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66000" calcext:value-type="float">
            <text:p>2446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1640" calcext:value-type="float">
            <text:p>6360116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276" calcext:value-type="float">
            <text:p>63609127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049" calcext:value-type="float">
            <text:p>53800604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36800" calcext:value-type="float">
            <text:p>311036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48830" calcext:value-type="float">
            <text:p>2733488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451" calcext:value-type="float">
            <text:p>63601645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348000" calcext:value-type="float">
            <text:p>3723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3921000" calcext:value-type="float">
            <text:p>2339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838000" calcext:value-type="float">
            <text:p>2568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237000" calcext:value-type="float">
            <text:p>2452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793000" calcext:value-type="float">
            <text:p>2487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3215000" calcext:value-type="float">
            <text:p>2532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118000" calcext:value-type="float">
            <text:p>2191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287000" calcext:value-type="float">
            <text:p>3082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34000" calcext:value-type="float">
            <text:p>2733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472000" calcext:value-type="float">
            <text:p>2294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369000" calcext:value-type="float">
            <text:p>2123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617000" calcext:value-type="float">
            <text:p>2366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637100" calcext:value-type="float">
            <text:p>477637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320000" calcext:value-type="float">
            <text:p>2563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495000" calcext:value-type="float">
            <text:p>3714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934000" calcext:value-type="float">
            <text:p>2569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950300" calcext:value-type="float">
            <text:p>477950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91000" calcext:value-type="float">
            <text:p>3040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345000" calcext:value-type="float">
            <text:p>2563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17470" calcext:value-type="float">
            <text:p>2272174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113600" calcext:value-type="float">
            <text:p>273113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05102" calcext:value-type="float">
            <text:p>22770510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316" calcext:value-type="float">
            <text:p>31100031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82300" calcext:value-type="float">
            <text:p>477182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838000" calcext:value-type="float">
            <text:p>5668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50850" calcext:value-type="float">
            <text:p>2275508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770" calcext:value-type="float">
            <text:p>2558057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594000" calcext:value-type="float">
            <text:p>3055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848000" calcext:value-type="float">
            <text:p>2288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293" calcext:value-type="float">
            <text:p>53800429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381" calcext:value-type="float">
            <text:p>63601438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975000" calcext:value-type="float">
            <text:p>2409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880000" calcext:value-type="float">
            <text:p>37388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389" calcext:value-type="float">
            <text:p>53800538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127000" calcext:value-type="float">
            <text:p>2451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20000" calcext:value-type="float">
            <text:p>2273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612000" calcext:value-type="float">
            <text:p>2246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734000" calcext:value-type="float">
            <text:p>2587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843000" calcext:value-type="float">
            <text:p>2288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294000" calcext:value-type="float">
            <text:p>2492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073000" calcext:value-type="float">
            <text:p>2450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760" calcext:value-type="float">
            <text:p>5380027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180000" calcext:value-type="float">
            <text:p>24518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641000" calcext:value-type="float">
            <text:p>5636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09692" calcext:value-type="float">
            <text:p>23500969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3300" calcext:value-type="float">
            <text:p>311003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41800" calcext:value-type="float">
            <text:p>477241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90560" calcext:value-type="float">
            <text:p>2276905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5607000" calcext:value-type="float">
            <text:p>3756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00870" calcext:value-type="float">
            <text:p>2500008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025300" calcext:value-type="float">
            <text:p>319025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266" calcext:value-type="float">
            <text:p>63601526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4196000" calcext:value-type="float">
            <text:p>3741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210000" calcext:value-type="float">
            <text:p>2492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67775000" calcext:value-type="float">
            <text:p>3677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771000" calcext:value-type="float">
            <text:p>3117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12460" calcext:value-type="float">
            <text:p>2277124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28600" calcext:value-type="float">
            <text:p>311028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716000" calcext:value-type="float">
            <text:p>2567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007" calcext:value-type="float">
            <text:p>53800400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8251000" calcext:value-type="float">
            <text:p>2382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18877000" calcext:value-type="float">
            <text:p>5188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19140" calcext:value-type="float">
            <text:p>2270191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5346000" calcext:value-type="float">
            <text:p>2753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7330000" calcext:value-type="float">
            <text:p>2773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35000" calcext:value-type="float">
            <text:p>2281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775000" calcext:value-type="float">
            <text:p>2467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265000" calcext:value-type="float">
            <text:p>2402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4000" calcext:value-type="float">
            <text:p>3040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36000" calcext:value-type="float">
            <text:p>2282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579000" calcext:value-type="float">
            <text:p>2155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747" calcext:value-type="float">
            <text:p>53800474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0593000" calcext:value-type="float">
            <text:p>3105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451591" calcext:value-type="float">
            <text:p>24045159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340000" calcext:value-type="float">
            <text:p>2123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12860" calcext:value-type="float">
            <text:p>2276128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144000" calcext:value-type="float">
            <text:p>3571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96000" calcext:value-type="float">
            <text:p>2273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146" calcext:value-type="float">
            <text:p>53800514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6354000" calcext:value-type="float">
            <text:p>3063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005" calcext:value-type="float">
            <text:p>63601600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139000" calcext:value-type="float">
            <text:p>2561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106000" calcext:value-type="float">
            <text:p>3731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08990" calcext:value-type="float">
            <text:p>2274089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798" calcext:value-type="float">
            <text:p>63609179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024" calcext:value-type="float">
            <text:p>53800502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257" calcext:value-type="float">
            <text:p>31100025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700000" calcext:value-type="float">
            <text:p>5667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612" calcext:value-type="float">
            <text:p>63601561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020000" calcext:value-type="float">
            <text:p>3140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125000" calcext:value-type="float">
            <text:p>21212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960000" calcext:value-type="float">
            <text:p>3529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453000" calcext:value-type="float">
            <text:p>2494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247" calcext:value-type="float">
            <text:p>53800624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251000" calcext:value-type="float">
            <text:p>5662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461000" calcext:value-type="float">
            <text:p>31146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881600" calcext:value-type="float">
            <text:p>477881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674000" calcext:value-type="float">
            <text:p>30567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9999000" calcext:value-type="float">
            <text:p>2599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163000" calcext:value-type="float">
            <text:p>2481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0984" calcext:value-type="float">
            <text:p>63609098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018864" calcext:value-type="float">
            <text:p>21901886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674000" calcext:value-type="float">
            <text:p>37367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26000" calcext:value-type="float">
            <text:p>2282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051000" calcext:value-type="float">
            <text:p>3550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5884000" calcext:value-type="float">
            <text:p>2658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36540" calcext:value-type="float">
            <text:p>2275365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715000" calcext:value-type="float">
            <text:p>2467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97800" calcext:value-type="float">
            <text:p>228197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802000" calcext:value-type="float">
            <text:p>2568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040000" calcext:value-type="float">
            <text:p>2240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251000" calcext:value-type="float">
            <text:p>2442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028000" calcext:value-type="float">
            <text:p>2490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639000" calcext:value-type="float">
            <text:p>2466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119" calcext:value-type="float">
            <text:p>63601411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058200" calcext:value-type="float">
            <text:p>477058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64330" calcext:value-type="float">
            <text:p>2277643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351000" calcext:value-type="float">
            <text:p>5643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391" calcext:value-type="float">
            <text:p>63609239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420000" calcext:value-type="float">
            <text:p>3554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2079000" calcext:value-type="float">
            <text:p>2320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43600" calcext:value-type="float">
            <text:p>227143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701" calcext:value-type="float">
            <text:p>25580570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493000" calcext:value-type="float">
            <text:p>5634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90152" calcext:value-type="float">
            <text:p>53809015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998000" calcext:value-type="float">
            <text:p>3099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381000" calcext:value-type="float">
            <text:p>3053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932000" calcext:value-type="float">
            <text:p>25893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04210" calcext:value-type="float">
            <text:p>2271042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097" calcext:value-type="float">
            <text:p>53800609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14940" calcext:value-type="float">
            <text:p>2274149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60255" calcext:value-type="float">
            <text:p>23506025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7013" calcext:value-type="float">
            <text:p>23509701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904000" calcext:value-type="float">
            <text:p>2279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868" calcext:value-type="float">
            <text:p>53800386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294000" calcext:value-type="float">
            <text:p>3552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34900" calcext:value-type="float">
            <text:p>228234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234000" calcext:value-type="float">
            <text:p>3042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742000" calcext:value-type="float">
            <text:p>25774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05086010" calcext:value-type="float">
            <text:p>6050860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7041" calcext:value-type="float">
            <text:p>23508704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7137000" calcext:value-type="float">
            <text:p>2071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415" calcext:value-type="float">
            <text:p>63601641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210280" calcext:value-type="float">
            <text:p>2112102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17000" calcext:value-type="float">
            <text:p>2281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81120" calcext:value-type="float">
            <text:p>2270811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261" calcext:value-type="float">
            <text:p>31100026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81520" calcext:value-type="float">
            <text:p>2276815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261000" calcext:value-type="float">
            <text:p>24526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184000" calcext:value-type="float">
            <text:p>3081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10418" calcext:value-type="float">
            <text:p>24481041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967000" calcext:value-type="float">
            <text:p>2489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1267" calcext:value-type="float">
            <text:p>63601126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55190" calcext:value-type="float">
            <text:p>2273551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301000" calcext:value-type="float">
            <text:p>2203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692000" calcext:value-type="float">
            <text:p>2586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798000" calcext:value-type="float">
            <text:p>3717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4713" calcext:value-type="float">
            <text:p>23509471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0860" calcext:value-type="float">
            <text:p>3040108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732000" calcext:value-type="float">
            <text:p>22973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530000" calcext:value-type="float">
            <text:p>2565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2256000" calcext:value-type="float">
            <text:p>3122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973" calcext:value-type="float">
            <text:p>63601597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319000" calcext:value-type="float">
            <text:p>2493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037000" calcext:value-type="float">
            <text:p>2290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27500" calcext:value-type="float">
            <text:p>311027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573000" calcext:value-type="float">
            <text:p>3055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639000" calcext:value-type="float">
            <text:p>3736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870000" calcext:value-type="float">
            <text:p>2458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3750" calcext:value-type="float">
            <text:p>2270037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445000" calcext:value-type="float">
            <text:p>3084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478800" calcext:value-type="float">
            <text:p>477478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073000" calcext:value-type="float">
            <text:p>3540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473" calcext:value-type="float">
            <text:p>63609147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69310" calcext:value-type="float">
            <text:p>2271693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315000" calcext:value-type="float">
            <text:p>2453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283000" calcext:value-type="float">
            <text:p>2092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022600" calcext:value-type="float">
            <text:p>319022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117000" calcext:value-type="float">
            <text:p>2101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529000" calcext:value-type="float">
            <text:p>3085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976" calcext:value-type="float">
            <text:p>53800597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0635000" calcext:value-type="float">
            <text:p>2306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91600" calcext:value-type="float">
            <text:p>247291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630000" calcext:value-type="float">
            <text:p>3526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90485" calcext:value-type="float">
            <text:p>53809048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225000" calcext:value-type="float">
            <text:p>24822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973000" calcext:value-type="float">
            <text:p>3059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377000" calcext:value-type="float">
            <text:p>5633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388000" calcext:value-type="float">
            <text:p>24638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202" calcext:value-type="float">
            <text:p>63609220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806" calcext:value-type="float">
            <text:p>25580580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363000" calcext:value-type="float">
            <text:p>2463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008000" calcext:value-type="float">
            <text:p>24400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882000" calcext:value-type="float">
            <text:p>30588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6556000" calcext:value-type="float">
            <text:p>3765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77000" calcext:value-type="float">
            <text:p>2278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227000" calcext:value-type="float">
            <text:p>2122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423" calcext:value-type="float">
            <text:p>53800542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729000" calcext:value-type="float">
            <text:p>3097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307000" calcext:value-type="float">
            <text:p>2363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085000" calcext:value-type="float">
            <text:p>2490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444800" calcext:value-type="float">
            <text:p>477444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851000" calcext:value-type="float">
            <text:p>3048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839000" calcext:value-type="float">
            <text:p>2458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7334000" calcext:value-type="float">
            <text:p>2773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368000" calcext:value-type="float">
            <text:p>3703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123000" calcext:value-type="float">
            <text:p>3541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417000" calcext:value-type="float">
            <text:p>3704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914000" calcext:value-type="float">
            <text:p>2109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20160" calcext:value-type="float">
            <text:p>2273201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523000" calcext:value-type="float">
            <text:p>3045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0378" calcext:value-type="float">
            <text:p>63601037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370000" calcext:value-type="float">
            <text:p>3053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265000" calcext:value-type="float">
            <text:p>2412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74000" calcext:value-type="float">
            <text:p>24467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371000" calcext:value-type="float">
            <text:p>2563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706" calcext:value-type="float">
            <text:p>63609170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11830" calcext:value-type="float">
            <text:p>2274118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652600" calcext:value-type="float">
            <text:p>477652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90209" calcext:value-type="float">
            <text:p>53809020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359000" calcext:value-type="float">
            <text:p>2183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665000" calcext:value-type="float">
            <text:p>2296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249000" calcext:value-type="float">
            <text:p>3552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293000" calcext:value-type="float">
            <text:p>2492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796000" calcext:value-type="float">
            <text:p>5667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011" calcext:value-type="float">
            <text:p>63601601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832400" calcext:value-type="float">
            <text:p>477832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979000" calcext:value-type="float">
            <text:p>2299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684000" calcext:value-type="float">
            <text:p>3576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927000" calcext:value-type="float">
            <text:p>3049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182000" calcext:value-type="float">
            <text:p>21518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166000" calcext:value-type="float">
            <text:p>3111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36000" calcext:value-type="float">
            <text:p>2273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295000" calcext:value-type="float">
            <text:p>2562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03508000" calcext:value-type="float">
            <text:p>40350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240000" calcext:value-type="float">
            <text:p>2122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5464" calcext:value-type="float">
            <text:p>23508546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136000" calcext:value-type="float">
            <text:p>2151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689000" calcext:value-type="float">
            <text:p>2576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7200" calcext:value-type="float">
            <text:p>636017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789000" calcext:value-type="float">
            <text:p>3047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190" calcext:value-type="float">
            <text:p>6360141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553" calcext:value-type="float">
            <text:p>53800255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535200" calcext:value-type="float">
            <text:p>477535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598000" calcext:value-type="float">
            <text:p>2205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395" calcext:value-type="float">
            <text:p>63609239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148000" calcext:value-type="float">
            <text:p>3051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646" calcext:value-type="float">
            <text:p>63601564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55400" calcext:value-type="float">
            <text:p>311055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26000" calcext:value-type="float">
            <text:p>2281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900" calcext:value-type="float">
            <text:p>636015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786000" calcext:value-type="float">
            <text:p>2467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529" calcext:value-type="float">
            <text:p>63609252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73440" calcext:value-type="float">
            <text:p>2275734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67000" calcext:value-type="float">
            <text:p>2278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679000" calcext:value-type="float">
            <text:p>3046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722000" calcext:value-type="float">
            <text:p>5667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516000" calcext:value-type="float">
            <text:p>3725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720" calcext:value-type="float">
            <text:p>6360147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26000" calcext:value-type="float">
            <text:p>2274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715000" calcext:value-type="float">
            <text:p>2407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915700" calcext:value-type="float">
            <text:p>477915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159000" calcext:value-type="float">
            <text:p>2481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02688" calcext:value-type="float">
            <text:p>25000268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186000" calcext:value-type="float">
            <text:p>2491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981000" calcext:value-type="float">
            <text:p>2279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844000" calcext:value-type="float">
            <text:p>2578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40000" calcext:value-type="float">
            <text:p>2273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059000" calcext:value-type="float">
            <text:p>5660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396000" calcext:value-type="float">
            <text:p>2203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613000" calcext:value-type="float">
            <text:p>5656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94000" calcext:value-type="float">
            <text:p>2446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01600" calcext:value-type="float">
            <text:p>228301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01700" calcext:value-type="float">
            <text:p>228301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067000" calcext:value-type="float">
            <text:p>3570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096000" calcext:value-type="float">
            <text:p>5640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72500" calcext:value-type="float">
            <text:p>247272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686700" calcext:value-type="float">
            <text:p>477686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74800" calcext:value-type="float">
            <text:p>477174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09000" calcext:value-type="float">
            <text:p>2281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227000" calcext:value-type="float">
            <text:p>3572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27400" calcext:value-type="float">
            <text:p>311027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994" calcext:value-type="float">
            <text:p>53800399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55300" calcext:value-type="float">
            <text:p>311055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31260000" calcext:value-type="float">
            <text:p>4312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158000" calcext:value-type="float">
            <text:p>2181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320" calcext:value-type="float">
            <text:p>6360163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602000" calcext:value-type="float">
            <text:p>3196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090000" calcext:value-type="float">
            <text:p>35209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56000" calcext:value-type="float">
            <text:p>2278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634000" calcext:value-type="float">
            <text:p>2466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50075" calcext:value-type="float">
            <text:p>24485007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205000" calcext:value-type="float">
            <text:p>2492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786000" calcext:value-type="float">
            <text:p>3047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73170" calcext:value-type="float">
            <text:p>2275731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559000" calcext:value-type="float">
            <text:p>3715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31450" calcext:value-type="float">
            <text:p>2276314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624" calcext:value-type="float">
            <text:p>63601462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442000" calcext:value-type="float">
            <text:p>25644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756000" calcext:value-type="float">
            <text:p>5647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787000" calcext:value-type="float">
            <text:p>4777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904000" calcext:value-type="float">
            <text:p>3569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061000" calcext:value-type="float">
            <text:p>24606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57370" calcext:value-type="float">
            <text:p>2270573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970000" calcext:value-type="float">
            <text:p>5669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466000" calcext:value-type="float">
            <text:p>3564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284000" calcext:value-type="float">
            <text:p>2182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511000" calcext:value-type="float">
            <text:p>3045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235000" calcext:value-type="float">
            <text:p>3702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679000" calcext:value-type="float">
            <text:p>2406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019000" calcext:value-type="float">
            <text:p>2460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43900" calcext:value-type="float">
            <text:p>227143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342000" calcext:value-type="float">
            <text:p>30534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577000" calcext:value-type="float">
            <text:p>5665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93000" calcext:value-type="float">
            <text:p>2282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761000" calcext:value-type="float">
            <text:p>21076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73500" calcext:value-type="float">
            <text:p>477173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403000" calcext:value-type="float">
            <text:p>3574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95800" calcext:value-type="float">
            <text:p>228195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1345" calcext:value-type="float">
            <text:p>63601134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1363" calcext:value-type="float">
            <text:p>23509136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075000" calcext:value-type="float">
            <text:p>2560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316000" calcext:value-type="float">
            <text:p>2443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898000" calcext:value-type="float">
            <text:p>5668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847000" calcext:value-type="float">
            <text:p>3058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550000" calcext:value-type="float">
            <text:p>25655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396" calcext:value-type="float">
            <text:p>63601639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0372000" calcext:value-type="float">
            <text:p>3103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67001484" calcext:value-type="float">
            <text:p>66700148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861700" calcext:value-type="float">
            <text:p>257861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358000" calcext:value-type="float">
            <text:p>3113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105000" calcext:value-type="float">
            <text:p>2121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212" calcext:value-type="float">
            <text:p>31100021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857" calcext:value-type="float">
            <text:p>53800385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617000" calcext:value-type="float">
            <text:p>2126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20320" calcext:value-type="float">
            <text:p>2271203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634000" calcext:value-type="float">
            <text:p>2366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672000" calcext:value-type="float">
            <text:p>5636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51900" calcext:value-type="float">
            <text:p>311051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111000" calcext:value-type="float">
            <text:p>2731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1638" calcext:value-type="float">
            <text:p>53800163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149000" calcext:value-type="float">
            <text:p>5661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5366000" calcext:value-type="float">
            <text:p>2053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6750" calcext:value-type="float">
            <text:p>2270067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326000" calcext:value-type="float">
            <text:p>2263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533000" calcext:value-type="float">
            <text:p>2095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5370000" calcext:value-type="float">
            <text:p>2253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31770" calcext:value-type="float">
            <text:p>2276317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073000" calcext:value-type="float">
            <text:p>2440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019000" calcext:value-type="float">
            <text:p>2180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60000" calcext:value-type="float">
            <text:p>3040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07100" calcext:value-type="float">
            <text:p>477207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02670" calcext:value-type="float">
            <text:p>2277026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017000" calcext:value-type="float">
            <text:p>2490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491000" calcext:value-type="float">
            <text:p>3724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13000" calcext:value-type="float">
            <text:p>2281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83480" calcext:value-type="float">
            <text:p>2276834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69960" calcext:value-type="float">
            <text:p>2273699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269000" calcext:value-type="float">
            <text:p>3532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272000" calcext:value-type="float">
            <text:p>3052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00444" calcext:value-type="float">
            <text:p>25000044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028400" calcext:value-type="float">
            <text:p>319028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982000" calcext:value-type="float">
            <text:p>56398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802000" calcext:value-type="float">
            <text:p>5638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043" calcext:value-type="float">
            <text:p>63601504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843000" calcext:value-type="float">
            <text:p>3048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499000" calcext:value-type="float">
            <text:p>2244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843000" calcext:value-type="float">
            <text:p>2458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732000" calcext:value-type="float">
            <text:p>25673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3789000" calcext:value-type="float">
            <text:p>2337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321000" calcext:value-type="float">
            <text:p>4773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797000" calcext:value-type="float">
            <text:p>3047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326000" calcext:value-type="float">
            <text:p>2413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19300" calcext:value-type="float">
            <text:p>247219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82750" calcext:value-type="float">
            <text:p>2273827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522000" calcext:value-type="float">
            <text:p>2155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13000" calcext:value-type="float">
            <text:p>2274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9056000" calcext:value-type="float">
            <text:p>2690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4960000" calcext:value-type="float">
            <text:p>3749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89000" calcext:value-type="float">
            <text:p>3040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14778000" calcext:value-type="float">
            <text:p>41477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90980" calcext:value-type="float">
            <text:p>2275909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90151" calcext:value-type="float">
            <text:p>53809015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154000" calcext:value-type="float">
            <text:p>2411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776000" calcext:value-type="float">
            <text:p>2187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201000" calcext:value-type="float">
            <text:p>3042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389000" calcext:value-type="float">
            <text:p>2563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20000" calcext:value-type="float">
            <text:p>2278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335000" calcext:value-type="float">
            <text:p>3053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971000" calcext:value-type="float">
            <text:p>3549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341900" calcext:value-type="float">
            <text:p>247341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628000" calcext:value-type="float">
            <text:p>3116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90509" calcext:value-type="float">
            <text:p>24479050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70466" calcext:value-type="float">
            <text:p>23507046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522970" calcext:value-type="float">
            <text:p>2115229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2960" calcext:value-type="float">
            <text:p>2270029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21320" calcext:value-type="float">
            <text:p>2277213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638400" calcext:value-type="float">
            <text:p>477638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340000" calcext:value-type="float">
            <text:p>3563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853000" calcext:value-type="float">
            <text:p>3528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402" calcext:value-type="float">
            <text:p>63609140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6259000" calcext:value-type="float">
            <text:p>2662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0011000" calcext:value-type="float">
            <text:p>2300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991" calcext:value-type="float">
            <text:p>63601599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59000" calcext:value-type="float">
            <text:p>3040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636000" calcext:value-type="float">
            <text:p>3046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910000" calcext:value-type="float">
            <text:p>2289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38600" calcext:value-type="float">
            <text:p>227138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1031080" calcext:value-type="float">
            <text:p>2610310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470000" calcext:value-type="float">
            <text:p>3564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355" calcext:value-type="float">
            <text:p>63601435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969000" calcext:value-type="float">
            <text:p>5659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2404000" calcext:value-type="float">
            <text:p>3124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114000" calcext:value-type="float">
            <text:p>2441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962000" calcext:value-type="float">
            <text:p>3049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070500" calcext:value-type="float">
            <text:p>319070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92000" calcext:value-type="float">
            <text:p>3040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280000" calcext:value-type="float">
            <text:p>21228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104000" calcext:value-type="float">
            <text:p>2441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00985" calcext:value-type="float">
            <text:p>27100098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94750" calcext:value-type="float">
            <text:p>2270947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223000" calcext:value-type="float">
            <text:p>3722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391000" calcext:value-type="float">
            <text:p>3083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0631000" calcext:value-type="float">
            <text:p>2306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205000" calcext:value-type="float">
            <text:p>2362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122000" calcext:value-type="float">
            <text:p>3051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62110" calcext:value-type="float">
            <text:p>2273621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199" calcext:value-type="float">
            <text:p>63601619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90070" calcext:value-type="float">
            <text:p>5380900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751000" calcext:value-type="float">
            <text:p>3547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13100" calcext:value-type="float">
            <text:p>227113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64000" calcext:value-type="float">
            <text:p>2447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0632" calcext:value-type="float">
            <text:p>23508063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96550" calcext:value-type="float">
            <text:p>2273965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32935000" calcext:value-type="float">
            <text:p>4329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207000" calcext:value-type="float">
            <text:p>2492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123000" calcext:value-type="float">
            <text:p>3051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44120" calcext:value-type="float">
            <text:p>2710441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701000" calcext:value-type="float">
            <text:p>2497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782000" calcext:value-type="float">
            <text:p>35778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2167000" calcext:value-type="float">
            <text:p>2321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513000" calcext:value-type="float">
            <text:p>2455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240000" calcext:value-type="float">
            <text:p>5642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915000" calcext:value-type="float">
            <text:p>2279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10247" calcext:value-type="float">
            <text:p>23511024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937000" calcext:value-type="float">
            <text:p>2159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74020" calcext:value-type="float">
            <text:p>2275740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5457000" calcext:value-type="float">
            <text:p>2754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926000" calcext:value-type="float">
            <text:p>3049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311000" calcext:value-type="float">
            <text:p>2493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0559000" calcext:value-type="float">
            <text:p>3105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268000" calcext:value-type="float">
            <text:p>3512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584000" calcext:value-type="float">
            <text:p>3095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216" calcext:value-type="float">
            <text:p>53800521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475000" calcext:value-type="float">
            <text:p>3714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213000" calcext:value-type="float">
            <text:p>2562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653000" calcext:value-type="float">
            <text:p>3056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684000" calcext:value-type="float">
            <text:p>3556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940000" calcext:value-type="float">
            <text:p>3529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87000" calcext:value-type="float">
            <text:p>2283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16300" calcext:value-type="float">
            <text:p>311016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639000" calcext:value-type="float">
            <text:p>3526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76117000" calcext:value-type="float">
            <text:p>6761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266000" calcext:value-type="float">
            <text:p>3112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803000" calcext:value-type="float">
            <text:p>5648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388" calcext:value-type="float">
            <text:p>53800638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11670" calcext:value-type="float">
            <text:p>2276116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956" calcext:value-type="float">
            <text:p>63601595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704000" calcext:value-type="float">
            <text:p>3567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289000" calcext:value-type="float">
            <text:p>3562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072000" calcext:value-type="float">
            <text:p>2450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0624000" calcext:value-type="float">
            <text:p>3106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996000" calcext:value-type="float">
            <text:p>2569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002000" calcext:value-type="float">
            <text:p>2200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793000" calcext:value-type="float">
            <text:p>2457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397000" calcext:value-type="float">
            <text:p>2193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016000" calcext:value-type="float">
            <text:p>2560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534000" calcext:value-type="float">
            <text:p>2495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43970" calcext:value-type="float">
            <text:p>2270439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207000" calcext:value-type="float">
            <text:p>5642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696000" calcext:value-type="float">
            <text:p>3516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45800" calcext:value-type="float">
            <text:p>228345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21660" calcext:value-type="float">
            <text:p>2277216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696000" calcext:value-type="float">
            <text:p>3116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914000" calcext:value-type="float">
            <text:p>3099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706" calcext:value-type="float">
            <text:p>53800570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037000" calcext:value-type="float">
            <text:p>2150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048" calcext:value-type="float">
            <text:p>53800504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819" calcext:value-type="float">
            <text:p>63601581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946000" calcext:value-type="float">
            <text:p>3539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164000" calcext:value-type="float">
            <text:p>3051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760000" calcext:value-type="float">
            <text:p>2157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573000" calcext:value-type="float">
            <text:p>3575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41561000" calcext:value-type="float">
            <text:p>34156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18100059" calcext:value-type="float">
            <text:p>51810005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958000" calcext:value-type="float">
            <text:p>2459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524900" calcext:value-type="float">
            <text:p>477524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512000" calcext:value-type="float">
            <text:p>3055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42122016" calcext:value-type="float">
            <text:p>64212201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627000" calcext:value-type="float">
            <text:p>3046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204000" calcext:value-type="float">
            <text:p>3542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31007349" calcext:value-type="float">
            <text:p>43100734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287000" calcext:value-type="float">
            <text:p>2152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06000" calcext:value-type="float">
            <text:p>2274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21960" calcext:value-type="float">
            <text:p>2275219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19570" calcext:value-type="float">
            <text:p>2273195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204" calcext:value-type="float">
            <text:p>53800620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47700" calcext:value-type="float">
            <text:p>228047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795900" calcext:value-type="float">
            <text:p>477795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00680" calcext:value-type="float">
            <text:p>2274006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438" calcext:value-type="float">
            <text:p>31100043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567000" calcext:value-type="float">
            <text:p>5665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0402" calcext:value-type="float">
            <text:p>23509040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330000" calcext:value-type="float">
            <text:p>2463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639" calcext:value-type="float">
            <text:p>53800463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258000" calcext:value-type="float">
            <text:p>5662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3401" calcext:value-type="float">
            <text:p>23510340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9157000" calcext:value-type="float">
            <text:p>2691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37500" calcext:value-type="float">
            <text:p>311037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966000" calcext:value-type="float">
            <text:p>3059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189" calcext:value-type="float">
            <text:p>63601418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522000" calcext:value-type="float">
            <text:p>2565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394240" calcext:value-type="float">
            <text:p>2113942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627" calcext:value-type="float">
            <text:p>53800562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92000" calcext:value-type="float">
            <text:p>2351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41599000" calcext:value-type="float">
            <text:p>3415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901000" calcext:value-type="float">
            <text:p>2449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50000" calcext:value-type="float">
            <text:p>22815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622000" calcext:value-type="float">
            <text:p>2296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7201" calcext:value-type="float">
            <text:p>63601720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843000" calcext:value-type="float">
            <text:p>3728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297000" calcext:value-type="float">
            <text:p>2442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639000" calcext:value-type="float">
            <text:p>2566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084" calcext:value-type="float">
            <text:p>63609208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66700" calcext:value-type="float">
            <text:p>228066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220000" calcext:value-type="float">
            <text:p>2152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760" calcext:value-type="float">
            <text:p>6360157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078000" calcext:value-type="float">
            <text:p>24507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858000" calcext:value-type="float">
            <text:p>2568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2507" calcext:value-type="float">
            <text:p>63601250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427500" calcext:value-type="float">
            <text:p>477427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03000" calcext:value-type="float">
            <text:p>2273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318000" calcext:value-type="float">
            <text:p>3713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2261" calcext:value-type="float">
            <text:p>63601226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418" calcext:value-type="float">
            <text:p>53800541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358" calcext:value-type="float">
            <text:p>53800335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0444" calcext:value-type="float">
            <text:p>30401044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666000" calcext:value-type="float">
            <text:p>2466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01900" calcext:value-type="float">
            <text:p>228301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419" calcext:value-type="float">
            <text:p>53800341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158" calcext:value-type="float">
            <text:p>63609215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038000" calcext:value-type="float">
            <text:p>2240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11600" calcext:value-type="float">
            <text:p>228311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746600" calcext:value-type="float">
            <text:p>477746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651000" calcext:value-type="float">
            <text:p>3526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4340" calcext:value-type="float">
            <text:p>2558043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14900" calcext:value-type="float">
            <text:p>311014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29400" calcext:value-type="float">
            <text:p>477229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942000" calcext:value-type="float">
            <text:p>21294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370" calcext:value-type="float">
            <text:p>5380063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16600" calcext:value-type="float">
            <text:p>228216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274" calcext:value-type="float">
            <text:p>63601527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67606000" calcext:value-type="float">
            <text:p>3676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62950" calcext:value-type="float">
            <text:p>2271629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186500" calcext:value-type="float">
            <text:p>247186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208000" calcext:value-type="float">
            <text:p>31420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179000" calcext:value-type="float">
            <text:p>2091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392000" calcext:value-type="float">
            <text:p>3703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070" calcext:value-type="float">
            <text:p>5380020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394000" calcext:value-type="float">
            <text:p>5633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266000" calcext:value-type="float">
            <text:p>2492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68700" calcext:value-type="float">
            <text:p>228068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153" calcext:value-type="float">
            <text:p>53800415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41600" calcext:value-type="float">
            <text:p>228041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828000" calcext:value-type="float">
            <text:p>3548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99080" calcext:value-type="float">
            <text:p>2271990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297000" calcext:value-type="float">
            <text:p>2452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8972" calcext:value-type="float">
            <text:p>23510897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7899000" calcext:value-type="float">
            <text:p>2378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392000" calcext:value-type="float">
            <text:p>3513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947000" calcext:value-type="float">
            <text:p>2409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329000" calcext:value-type="float">
            <text:p>2153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77228000" calcext:value-type="float">
            <text:p>5772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34960" calcext:value-type="float">
            <text:p>2273349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13010" calcext:value-type="float">
            <text:p>2277130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797000" calcext:value-type="float">
            <text:p>2467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693" calcext:value-type="float">
            <text:p>53800269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20422" calcext:value-type="float">
            <text:p>24482042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32716000" calcext:value-type="float">
            <text:p>4327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231000" calcext:value-type="float">
            <text:p>5632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2500" calcext:value-type="float">
            <text:p>311002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92000" calcext:value-type="float">
            <text:p>2275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503000" calcext:value-type="float">
            <text:p>2125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285840" calcext:value-type="float">
            <text:p>2582858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2710000" calcext:value-type="float">
            <text:p>3127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9700" calcext:value-type="float">
            <text:p>311009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10593" calcext:value-type="float">
            <text:p>24481059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982571400" calcext:value-type="float">
            <text:p>982571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236000" calcext:value-type="float">
            <text:p>2462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4881000" calcext:value-type="float">
            <text:p>3748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436" calcext:value-type="float">
            <text:p>63601643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53820" calcext:value-type="float">
            <text:p>2273538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113000" calcext:value-type="float">
            <text:p>3051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99900" calcext:value-type="float">
            <text:p>228299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400000" calcext:value-type="float">
            <text:p>3724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105000" calcext:value-type="float">
            <text:p>3521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341700" calcext:value-type="float">
            <text:p>247341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864000" calcext:value-type="float">
            <text:p>2458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351000" calcext:value-type="float">
            <text:p>3533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0579000" calcext:value-type="float">
            <text:p>3105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648000" calcext:value-type="float">
            <text:p>3716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949000" calcext:value-type="float">
            <text:p>3089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055000" calcext:value-type="float">
            <text:p>2480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20900" calcext:value-type="float">
            <text:p>228020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471000" calcext:value-type="float">
            <text:p>2294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657" calcext:value-type="float">
            <text:p>53800265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66200" calcext:value-type="float">
            <text:p>311066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72550" calcext:value-type="float">
            <text:p>2270725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07700" calcext:value-type="float">
            <text:p>228207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188" calcext:value-type="float">
            <text:p>53800518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967000" calcext:value-type="float">
            <text:p>2459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334000" calcext:value-type="float">
            <text:p>2453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63900" calcext:value-type="float">
            <text:p>477163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452" calcext:value-type="float">
            <text:p>53800545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50612" calcext:value-type="float">
            <text:p>24485061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87500" calcext:value-type="float">
            <text:p>247287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088" calcext:value-type="float">
            <text:p>63609108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870000" calcext:value-type="float">
            <text:p>2158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8381" calcext:value-type="float">
            <text:p>23510838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218000" calcext:value-type="float">
            <text:p>3082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545370" calcext:value-type="float">
            <text:p>2115453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3560" calcext:value-type="float">
            <text:p>2270035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415000" calcext:value-type="float">
            <text:p>3144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761" calcext:value-type="float">
            <text:p>63601576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503000" calcext:value-type="float">
            <text:p>2285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80000" calcext:value-type="float">
            <text:p>22738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241000" calcext:value-type="float">
            <text:p>2452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191" calcext:value-type="float">
            <text:p>63601419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788000" calcext:value-type="float">
            <text:p>24678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619000" calcext:value-type="float">
            <text:p>3516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70960" calcext:value-type="float">
            <text:p>2447709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662000" calcext:value-type="float">
            <text:p>2296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044000" calcext:value-type="float">
            <text:p>2460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946" calcext:value-type="float">
            <text:p>63601594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46000" calcext:value-type="float">
            <text:p>2273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479000" calcext:value-type="float">
            <text:p>2194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565000" calcext:value-type="float">
            <text:p>2295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41588000" calcext:value-type="float">
            <text:p>34158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423400" calcext:value-type="float">
            <text:p>477423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373000" calcext:value-type="float">
            <text:p>2583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914" calcext:value-type="float">
            <text:p>53800491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192000" calcext:value-type="float">
            <text:p>3081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7199" calcext:value-type="float">
            <text:p>63601719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1745" calcext:value-type="float">
            <text:p>23508174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545000" calcext:value-type="float">
            <text:p>2465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947000" calcext:value-type="float">
            <text:p>2459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59800" calcext:value-type="float">
            <text:p>228059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407" calcext:value-type="float">
            <text:p>53800540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515" calcext:value-type="float">
            <text:p>63609251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7713" calcext:value-type="float">
            <text:p>23510771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60000" calcext:value-type="float">
            <text:p>2448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622000" calcext:value-type="float">
            <text:p>2496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82200" calcext:value-type="float">
            <text:p>477182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785" calcext:value-type="float">
            <text:p>25580578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6783000" calcext:value-type="float">
            <text:p>3767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10520" calcext:value-type="float">
            <text:p>2276105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4367" calcext:value-type="float">
            <text:p>23509436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916000" calcext:value-type="float">
            <text:p>3729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672000" calcext:value-type="float">
            <text:p>3056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500000" calcext:value-type="float">
            <text:p>5655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68140" calcext:value-type="float">
            <text:p>2270681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061000" calcext:value-type="float">
            <text:p>56506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813000" calcext:value-type="float">
            <text:p>5668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517000" calcext:value-type="float">
            <text:p>2565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6595" calcext:value-type="float">
            <text:p>23510659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7138" calcext:value-type="float">
            <text:p>63601713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798000" calcext:value-type="float">
            <text:p>2467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50853" calcext:value-type="float">
            <text:p>24485085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2005800" calcext:value-type="float">
            <text:p>232005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7279000" calcext:value-type="float">
            <text:p>5672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90191" calcext:value-type="float">
            <text:p>53809019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499000" calcext:value-type="float">
            <text:p>5654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661000" calcext:value-type="float">
            <text:p>24666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8058" calcext:value-type="float">
            <text:p>23509805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258000" calcext:value-type="float">
            <text:p>3142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624000" calcext:value-type="float">
            <text:p>5636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0680" calcext:value-type="float">
            <text:p>6360906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30700" calcext:value-type="float">
            <text:p>228330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386000" calcext:value-type="float">
            <text:p>2363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903000" calcext:value-type="float">
            <text:p>3049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874000" calcext:value-type="float">
            <text:p>22887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114" calcext:value-type="float">
            <text:p>63601411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114000" calcext:value-type="float">
            <text:p>2481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3748" calcext:value-type="float">
            <text:p>63601374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7715000" calcext:value-type="float">
            <text:p>3777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17500" calcext:value-type="float">
            <text:p>311017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10600" calcext:value-type="float">
            <text:p>477110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417000" calcext:value-type="float">
            <text:p>2204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347000" calcext:value-type="float">
            <text:p>3573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863000" calcext:value-type="float">
            <text:p>3058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2374000" calcext:value-type="float">
            <text:p>23237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20900" calcext:value-type="float">
            <text:p>311020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5550" calcext:value-type="float">
            <text:p>2270055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610000" calcext:value-type="float">
            <text:p>2366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511000" calcext:value-type="float">
            <text:p>3055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73614" calcext:value-type="float">
            <text:p>23507361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021000" calcext:value-type="float">
            <text:p>2190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929000" calcext:value-type="float">
            <text:p>3119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503000" calcext:value-type="float">
            <text:p>2205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851000" calcext:value-type="float">
            <text:p>3578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405000" calcext:value-type="float">
            <text:p>5664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535000" calcext:value-type="float">
            <text:p>2465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598800" calcext:value-type="float">
            <text:p>477598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054000" calcext:value-type="float">
            <text:p>2440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945000" calcext:value-type="float">
            <text:p>3119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27900" calcext:value-type="float">
            <text:p>311027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669000" calcext:value-type="float">
            <text:p>2366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2005850" calcext:value-type="float">
            <text:p>2320058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403" calcext:value-type="float">
            <text:p>53800540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31127000" calcext:value-type="float">
            <text:p>4311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174" calcext:value-type="float">
            <text:p>53800417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234000" calcext:value-type="float">
            <text:p>5632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427000" calcext:value-type="float">
            <text:p>2184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049000" calcext:value-type="float">
            <text:p>5660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917000" calcext:value-type="float">
            <text:p>5669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423600" calcext:value-type="float">
            <text:p>477423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51700" calcext:value-type="float">
            <text:p>228351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81000" calcext:value-type="float">
            <text:p>2275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29006070" calcext:value-type="float">
            <text:p>3290060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223" calcext:value-type="float">
            <text:p>31100022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056200" calcext:value-type="float">
            <text:p>247056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0806" calcext:value-type="float">
            <text:p>30401080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375000" calcext:value-type="float">
            <text:p>2153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7159" calcext:value-type="float">
            <text:p>63601715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90899" calcext:value-type="float">
            <text:p>24479089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136" calcext:value-type="float">
            <text:p>63609213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056000" calcext:value-type="float">
            <text:p>2460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20100" calcext:value-type="float">
            <text:p>477220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50000" calcext:value-type="float">
            <text:p>23615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58000" calcext:value-type="float">
            <text:p>2282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1550" calcext:value-type="float">
            <text:p>2558015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029000" calcext:value-type="float">
            <text:p>2100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4915" calcext:value-type="float">
            <text:p>23508491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412000" calcext:value-type="float">
            <text:p>3054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910" calcext:value-type="float">
            <text:p>5380039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155" calcext:value-type="float">
            <text:p>63609215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134" calcext:value-type="float">
            <text:p>63609213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402000" calcext:value-type="float">
            <text:p>3194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02887" calcext:value-type="float">
            <text:p>25000288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18700" calcext:value-type="float">
            <text:p>228118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984000" calcext:value-type="float">
            <text:p>2569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0514" calcext:value-type="float">
            <text:p>23510051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7102" calcext:value-type="float">
            <text:p>63601710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56810" calcext:value-type="float">
            <text:p>2276568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301000" calcext:value-type="float">
            <text:p>2123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071400" calcext:value-type="float">
            <text:p>477071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7067" calcext:value-type="float">
            <text:p>63601706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14800" calcext:value-type="float">
            <text:p>311014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075" calcext:value-type="float">
            <text:p>53800607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60600" calcext:value-type="float">
            <text:p>228160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941000" calcext:value-type="float">
            <text:p>2289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190000" calcext:value-type="float">
            <text:p>35419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86540" calcext:value-type="float">
            <text:p>2276865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856" calcext:value-type="float">
            <text:p>53800585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02012" calcext:value-type="float">
            <text:p>25000201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514000" calcext:value-type="float">
            <text:p>2205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018000" calcext:value-type="float">
            <text:p>3050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655000" calcext:value-type="float">
            <text:p>2246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122000" calcext:value-type="float">
            <text:p>3571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227000" calcext:value-type="float">
            <text:p>2492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27000" calcext:value-type="float">
            <text:p>2446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011" calcext:value-type="float">
            <text:p>63609201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31241000" calcext:value-type="float">
            <text:p>4312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67630" calcext:value-type="float">
            <text:p>2276676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162000" calcext:value-type="float">
            <text:p>3051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112800" calcext:value-type="float">
            <text:p>273112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881000" calcext:value-type="float">
            <text:p>2118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5162" calcext:value-type="float">
            <text:p>23509516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0575000" calcext:value-type="float">
            <text:p>3105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236000" calcext:value-type="float">
            <text:p>2412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34000" calcext:value-type="float">
            <text:p>2278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437000" calcext:value-type="float">
            <text:p>2404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2824000" calcext:value-type="float">
            <text:p>3128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54097" calcext:value-type="float">
            <text:p>23505409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7065" calcext:value-type="float">
            <text:p>63601706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67800" calcext:value-type="float">
            <text:p>228067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552000" calcext:value-type="float">
            <text:p>5665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769000" calcext:value-type="float">
            <text:p>3717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494000" calcext:value-type="float">
            <text:p>2484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321" calcext:value-type="float">
            <text:p>53800332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658000" calcext:value-type="float">
            <text:p>2366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595" calcext:value-type="float">
            <text:p>25580559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346000" calcext:value-type="float">
            <text:p>2473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233000" calcext:value-type="float">
            <text:p>5662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316000" calcext:value-type="float">
            <text:p>2583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007000" calcext:value-type="float">
            <text:p>3080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136000" calcext:value-type="float">
            <text:p>2121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337" calcext:value-type="float">
            <text:p>53800533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284" calcext:value-type="float">
            <text:p>53800628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1908" calcext:value-type="float">
            <text:p>53800190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32633000" calcext:value-type="float">
            <text:p>4326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24800" calcext:value-type="float">
            <text:p>228124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776200" calcext:value-type="float">
            <text:p>477776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164000" calcext:value-type="float">
            <text:p>2411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17700" calcext:value-type="float">
            <text:p>228017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351000" calcext:value-type="float">
            <text:p>3573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988000" calcext:value-type="float">
            <text:p>35798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4637000" calcext:value-type="float">
            <text:p>2346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281" calcext:value-type="float">
            <text:p>63609128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541400" calcext:value-type="float">
            <text:p>477541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033" calcext:value-type="float">
            <text:p>63601503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260" calcext:value-type="float">
            <text:p>6360162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83000" calcext:value-type="float">
            <text:p>2274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38000" calcext:value-type="float">
            <text:p>2273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6553000" calcext:value-type="float">
            <text:p>3765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438000" calcext:value-type="float">
            <text:p>3084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161" calcext:value-type="float">
            <text:p>53800616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368000" calcext:value-type="float">
            <text:p>2093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265000" calcext:value-type="float">
            <text:p>5662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162000" calcext:value-type="float">
            <text:p>3731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219000" calcext:value-type="float">
            <text:p>3732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961000" calcext:value-type="float">
            <text:p>56596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2377" calcext:value-type="float">
            <text:p>63601237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4390" calcext:value-type="float">
            <text:p>2270043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738000" calcext:value-type="float">
            <text:p>2487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71400" calcext:value-type="float">
            <text:p>477271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556000" calcext:value-type="float">
            <text:p>3545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122000" calcext:value-type="float">
            <text:p>2101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0890" calcext:value-type="float">
            <text:p>6360908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213000" calcext:value-type="float">
            <text:p>2492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41993000" calcext:value-type="float">
            <text:p>4419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0549" calcext:value-type="float">
            <text:p>30401054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31156000" calcext:value-type="float">
            <text:p>4311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296000" calcext:value-type="float">
            <text:p>2362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693" calcext:value-type="float">
            <text:p>25580569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564" calcext:value-type="float">
            <text:p>53800456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979" calcext:value-type="float">
            <text:p>53800597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931000" calcext:value-type="float">
            <text:p>3059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471000" calcext:value-type="float">
            <text:p>3714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509000" calcext:value-type="float">
            <text:p>2565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001000" calcext:value-type="float">
            <text:p>3050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914700" calcext:value-type="float">
            <text:p>477914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029000" calcext:value-type="float">
            <text:p>2360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18800" calcext:value-type="float">
            <text:p>228018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428000" calcext:value-type="float">
            <text:p>3734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70000" calcext:value-type="float">
            <text:p>3057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068000" calcext:value-type="float">
            <text:p>5630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795300" calcext:value-type="float">
            <text:p>477795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13663" calcext:value-type="float">
            <text:p>23511366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272000" calcext:value-type="float">
            <text:p>3512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53790" calcext:value-type="float">
            <text:p>2273537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14920" calcext:value-type="float">
            <text:p>2272149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120000" calcext:value-type="float">
            <text:p>3511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50645" calcext:value-type="float">
            <text:p>24475064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774000" calcext:value-type="float">
            <text:p>21877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907" calcext:value-type="float">
            <text:p>63601690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419" calcext:value-type="float">
            <text:p>53800541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266000" calcext:value-type="float">
            <text:p>2402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880000" calcext:value-type="float">
            <text:p>35688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70144" calcext:value-type="float">
            <text:p>24467014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680200" calcext:value-type="float">
            <text:p>477680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541000" calcext:value-type="float">
            <text:p>3115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28110" calcext:value-type="float">
            <text:p>2273281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613000" calcext:value-type="float">
            <text:p>2356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488000" calcext:value-type="float">
            <text:p>30448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3150000" calcext:value-type="float">
            <text:p>23315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78460" calcext:value-type="float">
            <text:p>2275784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372000" calcext:value-type="float">
            <text:p>3093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627000" calcext:value-type="float">
            <text:p>3736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797000" calcext:value-type="float">
            <text:p>2287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394000" calcext:value-type="float">
            <text:p>3053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03430" calcext:value-type="float">
            <text:p>2273034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755000" calcext:value-type="float">
            <text:p>2567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412000" calcext:value-type="float">
            <text:p>2464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95000" calcext:value-type="float">
            <text:p>2275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419" calcext:value-type="float">
            <text:p>63601641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71190" calcext:value-type="float">
            <text:p>2275711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576000" calcext:value-type="float">
            <text:p>2445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698000" calcext:value-type="float">
            <text:p>2476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54000" calcext:value-type="float">
            <text:p>3040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65700" calcext:value-type="float">
            <text:p>228165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10560" calcext:value-type="float">
            <text:p>2277105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4681000" calcext:value-type="float">
            <text:p>3746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0617000" calcext:value-type="float">
            <text:p>2306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30000" calcext:value-type="float">
            <text:p>2281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340000" calcext:value-type="float">
            <text:p>3543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982000" calcext:value-type="float">
            <text:p>24098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6907000" calcext:value-type="float">
            <text:p>3769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891000" calcext:value-type="float">
            <text:p>2498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72651" calcext:value-type="float">
            <text:p>23507265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413060" calcext:value-type="float">
            <text:p>2734130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555000" calcext:value-type="float">
            <text:p>2125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47189000" calcext:value-type="float">
            <text:p>4471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387420" calcext:value-type="float">
            <text:p>2113874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466000" calcext:value-type="float">
            <text:p>3714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72930" calcext:value-type="float">
            <text:p>2273729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456" calcext:value-type="float">
            <text:p>53800445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268" calcext:value-type="float">
            <text:p>63601626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78000" calcext:value-type="float">
            <text:p>22787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352000" calcext:value-type="float">
            <text:p>3043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569" calcext:value-type="float">
            <text:p>25580556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145000" calcext:value-type="float">
            <text:p>5651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790200" calcext:value-type="float">
            <text:p>477790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536600" calcext:value-type="float">
            <text:p>257536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31000" calcext:value-type="float">
            <text:p>3040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799" calcext:value-type="float">
            <text:p>63601679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272053" calcext:value-type="float">
            <text:p>35127205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994000" calcext:value-type="float">
            <text:p>3049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999000" calcext:value-type="float">
            <text:p>2449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483000" calcext:value-type="float">
            <text:p>2454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926000" calcext:value-type="float">
            <text:p>2459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50490" calcext:value-type="float">
            <text:p>2275504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220000" calcext:value-type="float">
            <text:p>5642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15976" calcext:value-type="float">
            <text:p>24461597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112" calcext:value-type="float">
            <text:p>53800611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25020" calcext:value-type="float">
            <text:p>2275250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11884" calcext:value-type="float">
            <text:p>23611188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9591000" calcext:value-type="float">
            <text:p>2395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08000" calcext:value-type="float">
            <text:p>22730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287" calcext:value-type="float">
            <text:p>63601628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3540" calcext:value-type="float">
            <text:p>2558035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309000" calcext:value-type="float">
            <text:p>2443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7064" calcext:value-type="float">
            <text:p>63601706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922000" calcext:value-type="float">
            <text:p>2279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240" calcext:value-type="float">
            <text:p>6360152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66953" calcext:value-type="float">
            <text:p>23506695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34930" calcext:value-type="float">
            <text:p>2733349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963800" calcext:value-type="float">
            <text:p>477963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060000" calcext:value-type="float">
            <text:p>2580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829000" calcext:value-type="float">
            <text:p>2358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911000" calcext:value-type="float">
            <text:p>3719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6684" calcext:value-type="float">
            <text:p>23509668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20165" calcext:value-type="float">
            <text:p>24482016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378810" calcext:value-type="float">
            <text:p>2113788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267000" calcext:value-type="float">
            <text:p>2262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408" calcext:value-type="float">
            <text:p>53800540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876" calcext:value-type="float">
            <text:p>53800387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002000" calcext:value-type="float">
            <text:p>2460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291000" calcext:value-type="float">
            <text:p>3572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893" calcext:value-type="float">
            <text:p>53800589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28900" calcext:value-type="float">
            <text:p>228028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607" calcext:value-type="float">
            <text:p>63601660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086000" calcext:value-type="float">
            <text:p>2490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79000" calcext:value-type="float">
            <text:p>3040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066000" calcext:value-type="float">
            <text:p>2410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815" calcext:value-type="float">
            <text:p>53800581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13405" calcext:value-type="float">
            <text:p>23511340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3023000" calcext:value-type="float">
            <text:p>2530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452" calcext:value-type="float">
            <text:p>63601445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037" calcext:value-type="float">
            <text:p>63609203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362000" calcext:value-type="float">
            <text:p>2493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36600" calcext:value-type="float">
            <text:p>228336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06490" calcext:value-type="float">
            <text:p>2350064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106" calcext:value-type="float">
            <text:p>63601510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570000" calcext:value-type="float">
            <text:p>2205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859000" calcext:value-type="float">
            <text:p>2588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921000" calcext:value-type="float">
            <text:p>3719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772000" calcext:value-type="float">
            <text:p>3577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100000" calcext:value-type="float">
            <text:p>2461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09530" calcext:value-type="float">
            <text:p>2277095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50011" calcext:value-type="float">
            <text:p>24465001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149" calcext:value-type="float">
            <text:p>31100014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496000" calcext:value-type="float">
            <text:p>2204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484000" calcext:value-type="float">
            <text:p>5654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352" calcext:value-type="float">
            <text:p>63601635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934000" calcext:value-type="float">
            <text:p>5639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681000" calcext:value-type="float">
            <text:p>2586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85540" calcext:value-type="float">
            <text:p>2271855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290" calcext:value-type="float">
            <text:p>5380062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859000" calcext:value-type="float">
            <text:p>2458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634000" calcext:value-type="float">
            <text:p>2406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151000" calcext:value-type="float">
            <text:p>2561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41438000" calcext:value-type="float">
            <text:p>3414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451000" calcext:value-type="float">
            <text:p>2564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437000" calcext:value-type="float">
            <text:p>2494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772" calcext:value-type="float">
            <text:p>53800477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5657000" calcext:value-type="float">
            <text:p>2056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18000" calcext:value-type="float">
            <text:p>2282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805000" calcext:value-type="float">
            <text:p>3048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336" calcext:value-type="float">
            <text:p>53800533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903000" calcext:value-type="float">
            <text:p>2409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043000" calcext:value-type="float">
            <text:p>3730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840000" calcext:value-type="float">
            <text:p>2098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239000" calcext:value-type="float">
            <text:p>3042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47820" calcext:value-type="float">
            <text:p>2275478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80569" calcext:value-type="float">
            <text:p>24478056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41920" calcext:value-type="float">
            <text:p>2276419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40000" calcext:value-type="float">
            <text:p>2282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67127560" calcext:value-type="float">
            <text:p>3671275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50190" calcext:value-type="float">
            <text:p>2733501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872" calcext:value-type="float">
            <text:p>63609187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6210000" calcext:value-type="float">
            <text:p>2662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742" calcext:value-type="float">
            <text:p>63601674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157000" calcext:value-type="float">
            <text:p>2411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235" calcext:value-type="float">
            <text:p>53800523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5880600" calcext:value-type="float">
            <text:p>205880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33700" calcext:value-type="float">
            <text:p>228333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192000" calcext:value-type="float">
            <text:p>3141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38000" calcext:value-type="float">
            <text:p>2281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0560000" calcext:value-type="float">
            <text:p>3105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165000" calcext:value-type="float">
            <text:p>3111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300800" calcext:value-type="float">
            <text:p>477300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157" calcext:value-type="float">
            <text:p>31100015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544000" calcext:value-type="float">
            <text:p>2485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1728" calcext:value-type="float">
            <text:p>23510172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9872000" calcext:value-type="float">
            <text:p>2398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628" calcext:value-type="float">
            <text:p>53800462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788" calcext:value-type="float">
            <text:p>53800578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76082000" calcext:value-type="float">
            <text:p>57608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513000" calcext:value-type="float">
            <text:p>3115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457000" calcext:value-type="float">
            <text:p>2464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724000" calcext:value-type="float">
            <text:p>2467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215000" calcext:value-type="float">
            <text:p>3712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6451000" calcext:value-type="float">
            <text:p>3064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983" calcext:value-type="float">
            <text:p>63601698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17600" calcext:value-type="float">
            <text:p>227017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128000" calcext:value-type="float">
            <text:p>3541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46400" calcext:value-type="float">
            <text:p>227146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3765" calcext:value-type="float">
            <text:p>23510376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994800" calcext:value-type="float">
            <text:p>477994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1019830" calcext:value-type="float">
            <text:p>2610198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278" calcext:value-type="float">
            <text:p>53800227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462000" calcext:value-type="float">
            <text:p>5664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220000" calcext:value-type="float">
            <text:p>3142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174000" calcext:value-type="float">
            <text:p>56517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7577" calcext:value-type="float">
            <text:p>23508757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171" calcext:value-type="float">
            <text:p>63601417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551000" calcext:value-type="float">
            <text:p>3715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753000" calcext:value-type="float">
            <text:p>5647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367000" calcext:value-type="float">
            <text:p>2463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2664000" calcext:value-type="float">
            <text:p>2326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658000" calcext:value-type="float">
            <text:p>2486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53600" calcext:value-type="float">
            <text:p>228353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164" calcext:value-type="float">
            <text:p>53800216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629000" calcext:value-type="float">
            <text:p>2196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54790" calcext:value-type="float">
            <text:p>2277547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216000" calcext:value-type="float">
            <text:p>3142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843000" calcext:value-type="float">
            <text:p>2468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81000" calcext:value-type="float">
            <text:p>2274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226000" calcext:value-type="float">
            <text:p>3042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066000" calcext:value-type="float">
            <text:p>3700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334000" calcext:value-type="float">
            <text:p>2363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385000" calcext:value-type="float">
            <text:p>2123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299" calcext:value-type="float">
            <text:p>63601429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668000" calcext:value-type="float">
            <text:p>2366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224" calcext:value-type="float">
            <text:p>53800622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4268000" calcext:value-type="float">
            <text:p>3742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714000" calcext:value-type="float">
            <text:p>2567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07990" calcext:value-type="float">
            <text:p>2350079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903000" calcext:value-type="float">
            <text:p>3739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589" calcext:value-type="float">
            <text:p>63601558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802100" calcext:value-type="float">
            <text:p>477802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66900" calcext:value-type="float">
            <text:p>228066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473000" calcext:value-type="float">
            <text:p>5664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40900" calcext:value-type="float">
            <text:p>228240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426000" calcext:value-type="float">
            <text:p>2184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28800" calcext:value-type="float">
            <text:p>228228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38990" calcext:value-type="float">
            <text:p>2273389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764000" calcext:value-type="float">
            <text:p>2287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124000" calcext:value-type="float">
            <text:p>2201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219000" calcext:value-type="float">
            <text:p>2452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9914" calcext:value-type="float">
            <text:p>23508991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266000" calcext:value-type="float">
            <text:p>2292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27000" calcext:value-type="float">
            <text:p>2278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0515000" calcext:value-type="float">
            <text:p>3105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722000" calcext:value-type="float">
            <text:p>2577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366000" calcext:value-type="float">
            <text:p>2573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619000" calcext:value-type="float">
            <text:p>2566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90153" calcext:value-type="float">
            <text:p>53809015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4729" calcext:value-type="float">
            <text:p>23508472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961" calcext:value-type="float">
            <text:p>53800296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017" calcext:value-type="float">
            <text:p>63601601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458000" calcext:value-type="float">
            <text:p>2464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881000" calcext:value-type="float">
            <text:p>3058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002000" calcext:value-type="float">
            <text:p>5640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396000" calcext:value-type="float">
            <text:p>3053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635000" calcext:value-type="float">
            <text:p>2486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64000" calcext:value-type="float">
            <text:p>2282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524" calcext:value-type="float">
            <text:p>63601552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792" calcext:value-type="float">
            <text:p>53800579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526000" calcext:value-type="float">
            <text:p>2575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051000" calcext:value-type="float">
            <text:p>2460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196000" calcext:value-type="float">
            <text:p>2191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222000" calcext:value-type="float">
            <text:p>2452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475000" calcext:value-type="float">
            <text:p>2494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9936000" calcext:value-type="float">
            <text:p>2599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9320" calcext:value-type="float">
            <text:p>2270093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701" calcext:value-type="float">
            <text:p>53800570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77800" calcext:value-type="float">
            <text:p>228277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06000" calcext:value-type="float">
            <text:p>2278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36000" calcext:value-type="float">
            <text:p>2283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43873" calcext:value-type="float">
            <text:p>27104387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31345" calcext:value-type="float">
            <text:p>23503134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676" calcext:value-type="float">
            <text:p>53800567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346" calcext:value-type="float">
            <text:p>63609134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523000" calcext:value-type="float">
            <text:p>3055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292" calcext:value-type="float">
            <text:p>53800529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15600" calcext:value-type="float">
            <text:p>228315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65530" calcext:value-type="float">
            <text:p>2270655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691000" calcext:value-type="float">
            <text:p>3046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743000" calcext:value-type="float">
            <text:p>3047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257" calcext:value-type="float">
            <text:p>53800525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33000" calcext:value-type="float">
            <text:p>2278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88950" calcext:value-type="float">
            <text:p>2276889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014000" calcext:value-type="float">
            <text:p>2190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947000" calcext:value-type="float">
            <text:p>2289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651000" calcext:value-type="float">
            <text:p>2116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11811" calcext:value-type="float">
            <text:p>23611181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127" calcext:value-type="float">
            <text:p>53800412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21600" calcext:value-type="float">
            <text:p>228021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352000" calcext:value-type="float">
            <text:p>3723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54220" calcext:value-type="float">
            <text:p>2276542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227000" calcext:value-type="float">
            <text:p>2442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57000" calcext:value-type="float">
            <text:p>3040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55500" calcext:value-type="float">
            <text:p>311055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541000" calcext:value-type="float">
            <text:p>3085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539000" calcext:value-type="float">
            <text:p>2155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555000" calcext:value-type="float">
            <text:p>3565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170000" calcext:value-type="float">
            <text:p>3571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8005000" calcext:value-type="float">
            <text:p>2380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169" calcext:value-type="float">
            <text:p>53800516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506000" calcext:value-type="float">
            <text:p>3725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308" calcext:value-type="float">
            <text:p>53800630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235000" calcext:value-type="float">
            <text:p>2202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425000" calcext:value-type="float">
            <text:p>35642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839" calcext:value-type="float">
            <text:p>53800583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084000" calcext:value-type="float">
            <text:p>2260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560760" calcext:value-type="float">
            <text:p>2115607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419" calcext:value-type="float">
            <text:p>53800241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444" calcext:value-type="float">
            <text:p>53800544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25448000" calcext:value-type="float">
            <text:p>3254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95000" calcext:value-type="float">
            <text:p>2281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352" calcext:value-type="float">
            <text:p>63601435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350000" calcext:value-type="float">
            <text:p>24035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5815" calcext:value-type="float">
            <text:p>23509581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925000" calcext:value-type="float">
            <text:p>22892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628" calcext:value-type="float">
            <text:p>53800562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655000" calcext:value-type="float">
            <text:p>2466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446" calcext:value-type="float">
            <text:p>53800444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516000" calcext:value-type="float">
            <text:p>2565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55680" calcext:value-type="float">
            <text:p>2273556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63900" calcext:value-type="float">
            <text:p>228263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557" calcext:value-type="float">
            <text:p>25580555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515000" calcext:value-type="float">
            <text:p>2205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024000" calcext:value-type="float">
            <text:p>3730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983200" calcext:value-type="float">
            <text:p>227983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669000" calcext:value-type="float">
            <text:p>2586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719000" calcext:value-type="float">
            <text:p>3537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62120" calcext:value-type="float">
            <text:p>2271621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73600" calcext:value-type="float">
            <text:p>311073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879000" calcext:value-type="float">
            <text:p>5638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2005410" calcext:value-type="float">
            <text:p>2320054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26000" calcext:value-type="float">
            <text:p>2448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236" calcext:value-type="float">
            <text:p>63601623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16800" calcext:value-type="float">
            <text:p>228316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682000" calcext:value-type="float">
            <text:p>30468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469" calcext:value-type="float">
            <text:p>63601446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782" calcext:value-type="float">
            <text:p>63601578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470000" calcext:value-type="float">
            <text:p>3054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067" calcext:value-type="float">
            <text:p>63609206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630000" calcext:value-type="float">
            <text:p>2196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384000" calcext:value-type="float">
            <text:p>3053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211730" calcext:value-type="float">
            <text:p>2112117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8250000" calcext:value-type="float">
            <text:p>23825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285000" calcext:value-type="float">
            <text:p>2442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5746000" calcext:value-type="float">
            <text:p>3757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456000" calcext:value-type="float">
            <text:p>2464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47180000" calcext:value-type="float">
            <text:p>44718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35680" calcext:value-type="float">
            <text:p>2276356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660000" calcext:value-type="float">
            <text:p>2466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771000" calcext:value-type="float">
            <text:p>2157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519400" calcext:value-type="float">
            <text:p>477519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609000" calcext:value-type="float">
            <text:p>2196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293000" calcext:value-type="float">
            <text:p>3042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379000" calcext:value-type="float">
            <text:p>3053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9927000" calcext:value-type="float">
            <text:p>2599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6848000" calcext:value-type="float">
            <text:p>3768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109000" calcext:value-type="float">
            <text:p>2121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78330" calcext:value-type="float">
            <text:p>2271783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81000" calcext:value-type="float">
            <text:p>3057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365" calcext:value-type="float">
            <text:p>53800436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48903000" calcext:value-type="float">
            <text:p>5489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00510" calcext:value-type="float">
            <text:p>2274005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929000" calcext:value-type="float">
            <text:p>2289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19130" calcext:value-type="float">
            <text:p>2273191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487000" calcext:value-type="float">
            <text:p>2094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828000" calcext:value-type="float">
            <text:p>3738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9310" calcext:value-type="float">
            <text:p>2270093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417000" calcext:value-type="float">
            <text:p>3524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306000" calcext:value-type="float">
            <text:p>3543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321000" calcext:value-type="float">
            <text:p>2263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43000" calcext:value-type="float">
            <text:p>2278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415000" calcext:value-type="float">
            <text:p>3714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891000" calcext:value-type="float">
            <text:p>2578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07450" calcext:value-type="float">
            <text:p>2350074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59768" calcext:value-type="float">
            <text:p>23505976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41490" calcext:value-type="float">
            <text:p>2275414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4890" calcext:value-type="float">
            <text:p>2558048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149000" calcext:value-type="float">
            <text:p>2441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233870" calcext:value-type="float">
            <text:p>2112338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70707" calcext:value-type="float">
            <text:p>23507070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925000" calcext:value-type="float">
            <text:p>24492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898" calcext:value-type="float">
            <text:p>53800489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307" calcext:value-type="float">
            <text:p>63601430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80808" calcext:value-type="float">
            <text:p>30408080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827000" calcext:value-type="float">
            <text:p>2288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884000" calcext:value-type="float">
            <text:p>2198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4794" calcext:value-type="float">
            <text:p>23509479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198000" calcext:value-type="float">
            <text:p>2411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947000" calcext:value-type="float">
            <text:p>5659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568000" calcext:value-type="float">
            <text:p>2365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935000" calcext:value-type="float">
            <text:p>2289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775000" calcext:value-type="float">
            <text:p>2407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772000" calcext:value-type="float">
            <text:p>2577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559900" calcext:value-type="float">
            <text:p>477559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629" calcext:value-type="float">
            <text:p>63609262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267000" calcext:value-type="float">
            <text:p>2442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7117" calcext:value-type="float">
            <text:p>63601711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8405" calcext:value-type="float">
            <text:p>23510840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89800" calcext:value-type="float">
            <text:p>247289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021000" calcext:value-type="float">
            <text:p>3140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392000" calcext:value-type="float">
            <text:p>3053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45700" calcext:value-type="float">
            <text:p>227145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834000" calcext:value-type="float">
            <text:p>2408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059000" calcext:value-type="float">
            <text:p>2440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33300" calcext:value-type="float">
            <text:p>477133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53986" calcext:value-type="float">
            <text:p>23505398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353000" calcext:value-type="float">
            <text:p>5633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928" calcext:value-type="float">
            <text:p>53800592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24200" calcext:value-type="float">
            <text:p>247224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650" calcext:value-type="float">
            <text:p>6360156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836000" calcext:value-type="float">
            <text:p>2128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9787000" calcext:value-type="float">
            <text:p>2597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91000" calcext:value-type="float">
            <text:p>2273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205000" calcext:value-type="float">
            <text:p>5662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0941700" calcext:value-type="float">
            <text:p>230941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3560" calcext:value-type="float">
            <text:p>2558035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03006030" calcext:value-type="float">
            <text:p>5030060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83010" calcext:value-type="float">
            <text:p>2272830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435000" calcext:value-type="float">
            <text:p>2464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9019000" calcext:value-type="float">
            <text:p>2590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00336" calcext:value-type="float">
            <text:p>24470033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016000" calcext:value-type="float">
            <text:p>2200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465000" calcext:value-type="float">
            <text:p>2454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731000" calcext:value-type="float">
            <text:p>3557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304000" calcext:value-type="float">
            <text:p>2563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00817" calcext:value-type="float">
            <text:p>25000081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153000" calcext:value-type="float">
            <text:p>3111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918000" calcext:value-type="float">
            <text:p>3119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217" calcext:value-type="float">
            <text:p>53800621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888888888" calcext:value-type="float">
            <text:p>88888888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1906" calcext:value-type="float">
            <text:p>53800190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093000" calcext:value-type="float">
            <text:p>2440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732000" calcext:value-type="float">
            <text:p>35173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11913" calcext:value-type="float">
            <text:p>23611191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881000" calcext:value-type="float">
            <text:p>2468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386000" calcext:value-type="float">
            <text:p>3703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329000" calcext:value-type="float">
            <text:p>3703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439000" calcext:value-type="float">
            <text:p>2364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30000" calcext:value-type="float">
            <text:p>3057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472000" calcext:value-type="float">
            <text:p>2114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37800" calcext:value-type="float">
            <text:p>228337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636000" calcext:value-type="float">
            <text:p>2296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11246" calcext:value-type="float">
            <text:p>23511124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450" calcext:value-type="float">
            <text:p>5380034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26600" calcext:value-type="float">
            <text:p>228026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200" calcext:value-type="float">
            <text:p>311000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55200" calcext:value-type="float">
            <text:p>311055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530000" calcext:value-type="float">
            <text:p>3725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803" calcext:value-type="float">
            <text:p>63601680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011000" calcext:value-type="float">
            <text:p>3700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699000" calcext:value-type="float">
            <text:p>2466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299000" calcext:value-type="float">
            <text:p>2482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19490" calcext:value-type="float">
            <text:p>2273194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53680" calcext:value-type="float">
            <text:p>2733536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294000" calcext:value-type="float">
            <text:p>3112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229000" calcext:value-type="float">
            <text:p>3052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830000" calcext:value-type="float">
            <text:p>2468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726" calcext:value-type="float">
            <text:p>63601672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666000" calcext:value-type="float">
            <text:p>2496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129" calcext:value-type="float">
            <text:p>63601512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2007000" calcext:value-type="float">
            <text:p>2620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441900" calcext:value-type="float">
            <text:p>477441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099" calcext:value-type="float">
            <text:p>53800609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9985000" calcext:value-type="float">
            <text:p>2599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22700" calcext:value-type="float">
            <text:p>228322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36000" calcext:value-type="float">
            <text:p>2274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471000" calcext:value-type="float">
            <text:p>2364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129" calcext:value-type="float">
            <text:p>53800512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12178" calcext:value-type="float">
            <text:p>23611217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655000" calcext:value-type="float">
            <text:p>3046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168000" calcext:value-type="float">
            <text:p>3111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365000" calcext:value-type="float">
            <text:p>2243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178000" calcext:value-type="float">
            <text:p>22617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1630" calcext:value-type="float">
            <text:p>6360116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058000" calcext:value-type="float">
            <text:p>2090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43200" calcext:value-type="float">
            <text:p>311043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849000" calcext:value-type="float">
            <text:p>2358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813000" calcext:value-type="float">
            <text:p>2498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511000" calcext:value-type="float">
            <text:p>3555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866" calcext:value-type="float">
            <text:p>63609186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678000" calcext:value-type="float">
            <text:p>21567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838" calcext:value-type="float">
            <text:p>53800583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432000" calcext:value-type="float">
            <text:p>24643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17500" calcext:value-type="float">
            <text:p>247217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132000" calcext:value-type="float">
            <text:p>35113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062000" calcext:value-type="float">
            <text:p>3050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9057000" calcext:value-type="float">
            <text:p>2690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222000" calcext:value-type="float">
            <text:p>2362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719000" calcext:value-type="float">
            <text:p>2497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400000" calcext:value-type="float">
            <text:p>2154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176000" calcext:value-type="float">
            <text:p>3051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963000" calcext:value-type="float">
            <text:p>2499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681000" calcext:value-type="float">
            <text:p>3736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961000" calcext:value-type="float">
            <text:p>24596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721000" calcext:value-type="float">
            <text:p>2097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071000" calcext:value-type="float">
            <text:p>5640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066904" calcext:value-type="float">
            <text:p>35606690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517000" calcext:value-type="float">
            <text:p>3525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0530000" calcext:value-type="float">
            <text:p>3105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175000" calcext:value-type="float">
            <text:p>3051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793000" calcext:value-type="float">
            <text:p>2467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454" calcext:value-type="float">
            <text:p>31100045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311000" calcext:value-type="float">
            <text:p>2293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496" calcext:value-type="float">
            <text:p>53800449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775000" calcext:value-type="float">
            <text:p>3557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44000" calcext:value-type="float">
            <text:p>2278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886000" calcext:value-type="float">
            <text:p>3738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83000" calcext:value-type="float">
            <text:p>2446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167000" calcext:value-type="float">
            <text:p>2461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535000" calcext:value-type="float">
            <text:p>2455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98280" calcext:value-type="float">
            <text:p>2277982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42960" calcext:value-type="float">
            <text:p>2710429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243000" calcext:value-type="float">
            <text:p>2562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485000" calcext:value-type="float">
            <text:p>2354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689000" calcext:value-type="float">
            <text:p>2566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375000" calcext:value-type="float">
            <text:p>2493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40600" calcext:value-type="float">
            <text:p>228240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00144" calcext:value-type="float">
            <text:p>25000014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787" calcext:value-type="float">
            <text:p>63609178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040000" calcext:value-type="float">
            <text:p>3050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329000" calcext:value-type="float">
            <text:p>2103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18700" calcext:value-type="float">
            <text:p>227118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273" calcext:value-type="float">
            <text:p>63601527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285000" calcext:value-type="float">
            <text:p>3092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497000" calcext:value-type="float">
            <text:p>2464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33800" calcext:value-type="float">
            <text:p>247233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920" calcext:value-type="float">
            <text:p>5380029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70000" calcext:value-type="float">
            <text:p>2283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3762" calcext:value-type="float">
            <text:p>23510376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960000" calcext:value-type="float">
            <text:p>3579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573000" calcext:value-type="float">
            <text:p>5635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67168640" calcext:value-type="float">
            <text:p>3671686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641000" calcext:value-type="float">
            <text:p>2126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11791" calcext:value-type="float">
            <text:p>23611179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773000" calcext:value-type="float">
            <text:p>3577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471" calcext:value-type="float">
            <text:p>53800547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179000" calcext:value-type="float">
            <text:p>2181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7417" calcext:value-type="float">
            <text:p>23508741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28000" calcext:value-type="float">
            <text:p>2274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4298" calcext:value-type="float">
            <text:p>23508429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56099" calcext:value-type="float">
            <text:p>23505609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923" calcext:value-type="float">
            <text:p>53800492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348" calcext:value-type="float">
            <text:p>63601534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977000" calcext:value-type="float">
            <text:p>2589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562000" calcext:value-type="float">
            <text:p>3055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70600" calcext:value-type="float">
            <text:p>228070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54300" calcext:value-type="float">
            <text:p>311054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4249000" calcext:value-type="float">
            <text:p>3742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261000" calcext:value-type="float">
            <text:p>37026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181000" calcext:value-type="float">
            <text:p>2451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78980" calcext:value-type="float">
            <text:p>2272789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65650" calcext:value-type="float">
            <text:p>2272656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4859000" calcext:value-type="float">
            <text:p>3748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746000" calcext:value-type="float">
            <text:p>5657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624000" calcext:value-type="float">
            <text:p>3556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936000" calcext:value-type="float">
            <text:p>2579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014000" calcext:value-type="float">
            <text:p>5640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38000" calcext:value-type="float">
            <text:p>3057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631000" calcext:value-type="float">
            <text:p>2196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541000" calcext:value-type="float">
            <text:p>3195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40800" calcext:value-type="float">
            <text:p>228240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348000" calcext:value-type="float">
            <text:p>2573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043000" calcext:value-type="float">
            <text:p>2480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685000" calcext:value-type="float">
            <text:p>3056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353000" calcext:value-type="float">
            <text:p>3733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848400" calcext:value-type="float">
            <text:p>477848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700000" calcext:value-type="float">
            <text:p>3517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17000" calcext:value-type="float">
            <text:p>2446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7015" calcext:value-type="float">
            <text:p>63601701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004000" calcext:value-type="float">
            <text:p>2260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563000" calcext:value-type="float">
            <text:p>2445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14320" calcext:value-type="float">
            <text:p>2277143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914000" calcext:value-type="float">
            <text:p>2299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909000" calcext:value-type="float">
            <text:p>2459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349000" calcext:value-type="float">
            <text:p>3523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701000" calcext:value-type="float">
            <text:p>3097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159000" calcext:value-type="float">
            <text:p>3561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483000" calcext:value-type="float">
            <text:p>2564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66600" calcext:value-type="float">
            <text:p>228166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712800" calcext:value-type="float">
            <text:p>477712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09000" calcext:value-type="float">
            <text:p>2274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578000" calcext:value-type="float">
            <text:p>21957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980000" calcext:value-type="float">
            <text:p>56598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50165" calcext:value-type="float">
            <text:p>24465016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840000" calcext:value-type="float">
            <text:p>3048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713000" calcext:value-type="float">
            <text:p>2297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7391000" calcext:value-type="float">
            <text:p>2773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9897000" calcext:value-type="float">
            <text:p>2598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897000" calcext:value-type="float">
            <text:p>3718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570000" calcext:value-type="float">
            <text:p>3195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455" calcext:value-type="float">
            <text:p>63601545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096000" calcext:value-type="float">
            <text:p>3700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548000" calcext:value-type="float">
            <text:p>3535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532000" calcext:value-type="float">
            <text:p>35453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673000" calcext:value-type="float">
            <text:p>3566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093" calcext:value-type="float">
            <text:p>63609209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408000" calcext:value-type="float">
            <text:p>37340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501000" calcext:value-type="float">
            <text:p>2455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24800" calcext:value-type="float">
            <text:p>477224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725000" calcext:value-type="float">
            <text:p>22972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6813000" calcext:value-type="float">
            <text:p>3068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026000" calcext:value-type="float">
            <text:p>3140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068000" calcext:value-type="float">
            <text:p>3700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9868000" calcext:value-type="float">
            <text:p>2698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2977000" calcext:value-type="float">
            <text:p>2329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94530" calcext:value-type="float">
            <text:p>2272945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882000" calcext:value-type="float">
            <text:p>56688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061200" calcext:value-type="float">
            <text:p>319061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614000" calcext:value-type="float">
            <text:p>2296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3146" calcext:value-type="float">
            <text:p>23509314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043000" calcext:value-type="float">
            <text:p>2460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500000" calcext:value-type="float">
            <text:p>3055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860000" calcext:value-type="float">
            <text:p>3718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2156000" calcext:value-type="float">
            <text:p>2321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75870" calcext:value-type="float">
            <text:p>2272758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39900" calcext:value-type="float">
            <text:p>228239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006800" calcext:value-type="float">
            <text:p>477006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015000" calcext:value-type="float">
            <text:p>2090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592" calcext:value-type="float">
            <text:p>63601559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13780" calcext:value-type="float">
            <text:p>2276137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9103970" calcext:value-type="float">
            <text:p>2691039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48765000" calcext:value-type="float">
            <text:p>5487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1933" calcext:value-type="float">
            <text:p>23508193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777000" calcext:value-type="float">
            <text:p>3727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017600" calcext:value-type="float">
            <text:p>477017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315000" calcext:value-type="float">
            <text:p>3543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360000" calcext:value-type="float">
            <text:p>2123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164000" calcext:value-type="float">
            <text:p>3111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629" calcext:value-type="float">
            <text:p>53800562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47090" calcext:value-type="float">
            <text:p>2276470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3147" calcext:value-type="float">
            <text:p>23509314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548000" calcext:value-type="float">
            <text:p>3725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361" calcext:value-type="float">
            <text:p>63609236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764" calcext:value-type="float">
            <text:p>53800576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234000" calcext:value-type="float">
            <text:p>2102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60900" calcext:value-type="float">
            <text:p>228160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65150" calcext:value-type="float">
            <text:p>2273651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896000" calcext:value-type="float">
            <text:p>5648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093000" calcext:value-type="float">
            <text:p>2560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5462000" calcext:value-type="float">
            <text:p>2254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044000" calcext:value-type="float">
            <text:p>2450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21000" calcext:value-type="float">
            <text:p>2283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911000" calcext:value-type="float">
            <text:p>2499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40190" calcext:value-type="float">
            <text:p>2276401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133000" calcext:value-type="float">
            <text:p>3541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527000" calcext:value-type="float">
            <text:p>2585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985000" calcext:value-type="float">
            <text:p>3119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580" calcext:value-type="float">
            <text:p>5380045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024000" calcext:value-type="float">
            <text:p>2180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21600" calcext:value-type="float">
            <text:p>228321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61300" calcext:value-type="float">
            <text:p>477261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218000" calcext:value-type="float">
            <text:p>2442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91030" calcext:value-type="float">
            <text:p>2275910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956000" calcext:value-type="float">
            <text:p>2569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202000" calcext:value-type="float">
            <text:p>2582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12059" calcext:value-type="float">
            <text:p>23611205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50734" calcext:value-type="float">
            <text:p>23505073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071000" calcext:value-type="float">
            <text:p>3530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03000" calcext:value-type="float">
            <text:p>2447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30000" calcext:value-type="float">
            <text:p>3040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8008000" calcext:value-type="float">
            <text:p>23800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010000" calcext:value-type="float">
            <text:p>2200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741000" calcext:value-type="float">
            <text:p>2297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77714" calcext:value-type="float">
            <text:p>23507771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674000" calcext:value-type="float">
            <text:p>24867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058000" calcext:value-type="float">
            <text:p>2120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7758" calcext:value-type="float">
            <text:p>23510775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176000" calcext:value-type="float">
            <text:p>5631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53700" calcext:value-type="float">
            <text:p>228053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13000" calcext:value-type="float">
            <text:p>2282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974000" calcext:value-type="float">
            <text:p>21097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69326000" calcext:value-type="float">
            <text:p>3693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339000" calcext:value-type="float">
            <text:p>2363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9013000" calcext:value-type="float">
            <text:p>2690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74589" calcext:value-type="float">
            <text:p>23507458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029000" calcext:value-type="float">
            <text:p>2450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762000" calcext:value-type="float">
            <text:p>2287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58000" calcext:value-type="float">
            <text:p>3057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44930" calcext:value-type="float">
            <text:p>2276449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835000" calcext:value-type="float">
            <text:p>5638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734" calcext:value-type="float">
            <text:p>53800273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978" calcext:value-type="float">
            <text:p>53800497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71638000" calcext:value-type="float">
            <text:p>6716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398000" calcext:value-type="float">
            <text:p>3733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6700000" calcext:value-type="float">
            <text:p>2767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617" calcext:value-type="float">
            <text:p>25580561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93200" calcext:value-type="float">
            <text:p>477293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47000" calcext:value-type="float">
            <text:p>2282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398000" calcext:value-type="float">
            <text:p>3143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4648" calcext:value-type="float">
            <text:p>23510464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994000" calcext:value-type="float">
            <text:p>3059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6587000" calcext:value-type="float">
            <text:p>3065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116000" calcext:value-type="float">
            <text:p>2191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62000" calcext:value-type="float">
            <text:p>3040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330520" calcext:value-type="float">
            <text:p>2113305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37700" calcext:value-type="float">
            <text:p>228337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75244" calcext:value-type="float">
            <text:p>23507524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259000" calcext:value-type="float">
            <text:p>3052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886000" calcext:value-type="float">
            <text:p>3058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13700" calcext:value-type="float">
            <text:p>477213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38600" calcext:value-type="float">
            <text:p>228238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402" calcext:value-type="float">
            <text:p>53800540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83000" calcext:value-type="float">
            <text:p>2283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426000" calcext:value-type="float">
            <text:p>3114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062000" calcext:value-type="float">
            <text:p>3700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135000" calcext:value-type="float">
            <text:p>3521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093000" calcext:value-type="float">
            <text:p>2290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4570" calcext:value-type="float">
            <text:p>2270045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78350" calcext:value-type="float">
            <text:p>2272783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048" calcext:value-type="float">
            <text:p>63601504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740000" calcext:value-type="float">
            <text:p>3577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547000" calcext:value-type="float">
            <text:p>2455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885000" calcext:value-type="float">
            <text:p>2578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3136" calcext:value-type="float">
            <text:p>63601313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323000" calcext:value-type="float">
            <text:p>2483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016000" calcext:value-type="float">
            <text:p>3720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616" calcext:value-type="float">
            <text:p>63609261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387000" calcext:value-type="float">
            <text:p>2413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75600" calcext:value-type="float">
            <text:p>228275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36300" calcext:value-type="float">
            <text:p>477136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816000" calcext:value-type="float">
            <text:p>3118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0556000" calcext:value-type="float">
            <text:p>3105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018700" calcext:value-type="float">
            <text:p>247018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928000" calcext:value-type="float">
            <text:p>2299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518800" calcext:value-type="float">
            <text:p>477518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659" calcext:value-type="float">
            <text:p>63601665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518500" calcext:value-type="float">
            <text:p>477518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445" calcext:value-type="float">
            <text:p>63601644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12820" calcext:value-type="float">
            <text:p>2276128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300" calcext:value-type="float">
            <text:p>636015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502000" calcext:value-type="float">
            <text:p>2205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891" calcext:value-type="float">
            <text:p>63601689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5329000" calcext:value-type="float">
            <text:p>2253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94000" calcext:value-type="float">
            <text:p>3057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507" calcext:value-type="float">
            <text:p>63609150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540" calcext:value-type="float">
            <text:p>5380035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715000" calcext:value-type="float">
            <text:p>5647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42122021" calcext:value-type="float">
            <text:p>64212202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320" calcext:value-type="float">
            <text:p>5380053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644000" calcext:value-type="float">
            <text:p>2206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236" calcext:value-type="float">
            <text:p>53800523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498000" calcext:value-type="float">
            <text:p>5664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127000" calcext:value-type="float">
            <text:p>3111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662000" calcext:value-type="float">
            <text:p>3516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76275" calcext:value-type="float">
            <text:p>23507627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454" calcext:value-type="float">
            <text:p>53800445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662000" calcext:value-type="float">
            <text:p>2466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743000" calcext:value-type="float">
            <text:p>3577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434800" calcext:value-type="float">
            <text:p>477434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91000" calcext:value-type="float">
            <text:p>2270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11603" calcext:value-type="float">
            <text:p>23611160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19722000" calcext:value-type="float">
            <text:p>4197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70800" calcext:value-type="float">
            <text:p>477170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194000" calcext:value-type="float">
            <text:p>3141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0459000" calcext:value-type="float">
            <text:p>3104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28000" calcext:value-type="float">
            <text:p>2448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855" calcext:value-type="float">
            <text:p>63609185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31132000" calcext:value-type="float">
            <text:p>43113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10000" calcext:value-type="float">
            <text:p>2273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55000" calcext:value-type="float">
            <text:p>2273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932000" calcext:value-type="float">
            <text:p>30493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881000" calcext:value-type="float">
            <text:p>3048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859000" calcext:value-type="float">
            <text:p>2408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70031" calcext:value-type="float">
            <text:p>23507003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262" calcext:value-type="float">
            <text:p>63601526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514000" calcext:value-type="float">
            <text:p>2365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105000" calcext:value-type="float">
            <text:p>5631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668500" calcext:value-type="float">
            <text:p>211668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543000" calcext:value-type="float">
            <text:p>2445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418000" calcext:value-type="float">
            <text:p>3144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043" calcext:value-type="float">
            <text:p>53800404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05086014" calcext:value-type="float">
            <text:p>60508601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637700" calcext:value-type="float">
            <text:p>477637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905000" calcext:value-type="float">
            <text:p>2289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85000" calcext:value-type="float">
            <text:p>2447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18866000" calcext:value-type="float">
            <text:p>5188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961000" calcext:value-type="float">
            <text:p>24496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920" calcext:value-type="float">
            <text:p>5380059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797000" calcext:value-type="float">
            <text:p>2407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842000" calcext:value-type="float">
            <text:p>22884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323" calcext:value-type="float">
            <text:p>63609232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48851000" calcext:value-type="float">
            <text:p>5488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463000" calcext:value-type="float">
            <text:p>3714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32000" calcext:value-type="float">
            <text:p>22833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441000" calcext:value-type="float">
            <text:p>5664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152000" calcext:value-type="float">
            <text:p>3541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328" calcext:value-type="float">
            <text:p>63609132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99000" calcext:value-type="float">
            <text:p>3040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5390000" calcext:value-type="float">
            <text:p>22539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110000" calcext:value-type="float">
            <text:p>2151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465" calcext:value-type="float">
            <text:p>53800446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4886000" calcext:value-type="float">
            <text:p>3748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306000" calcext:value-type="float">
            <text:p>2453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108000" calcext:value-type="float">
            <text:p>56310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575" calcext:value-type="float">
            <text:p>53800557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887000" calcext:value-type="float">
            <text:p>3058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243000" calcext:value-type="float">
            <text:p>2262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0994000" calcext:value-type="float">
            <text:p>2309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805000" calcext:value-type="float">
            <text:p>3728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358000" calcext:value-type="float">
            <text:p>2293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42250" calcext:value-type="float">
            <text:p>2273422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2366" calcext:value-type="float">
            <text:p>23508236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094" calcext:value-type="float">
            <text:p>31100009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20500" calcext:value-type="float">
            <text:p>477220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78000" calcext:value-type="float">
            <text:p>22837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513000" calcext:value-type="float">
            <text:p>2205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42300" calcext:value-type="float">
            <text:p>227142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8301000" calcext:value-type="float">
            <text:p>2383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02613" calcext:value-type="float">
            <text:p>27100261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32800" calcext:value-type="float">
            <text:p>228032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309" calcext:value-type="float">
            <text:p>63601430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006000" calcext:value-type="float">
            <text:p>5660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255000" calcext:value-type="float">
            <text:p>2462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179000" calcext:value-type="float">
            <text:p>2461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614000" calcext:value-type="float">
            <text:p>2586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4101000" calcext:value-type="float">
            <text:p>3741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845000" calcext:value-type="float">
            <text:p>2468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746000" calcext:value-type="float">
            <text:p>2487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356000" calcext:value-type="float">
            <text:p>3053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116600" calcext:value-type="float">
            <text:p>247116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375000" calcext:value-type="float">
            <text:p>2573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029000" calcext:value-type="float">
            <text:p>2460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018692" calcext:value-type="float">
            <text:p>21901869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036300" calcext:value-type="float">
            <text:p>477036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16900" calcext:value-type="float">
            <text:p>228016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02250" calcext:value-type="float">
            <text:p>2350022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30469" calcext:value-type="float">
            <text:p>24473046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806" calcext:value-type="float">
            <text:p>63601480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2908" calcext:value-type="float">
            <text:p>63601290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045000" calcext:value-type="float">
            <text:p>5640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583000" calcext:value-type="float">
            <text:p>5655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796000" calcext:value-type="float">
            <text:p>2287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482000" calcext:value-type="float">
            <text:p>35148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759" calcext:value-type="float">
            <text:p>25580575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509" calcext:value-type="float">
            <text:p>53800650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123000" calcext:value-type="float">
            <text:p>2121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0035980" calcext:value-type="float">
            <text:p>2300359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665" calcext:value-type="float">
            <text:p>63601566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533000" calcext:value-type="float">
            <text:p>2495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26900" calcext:value-type="float">
            <text:p>247226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254000" calcext:value-type="float">
            <text:p>3522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90261" calcext:value-type="float">
            <text:p>53809026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284000" calcext:value-type="float">
            <text:p>2562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68600" calcext:value-type="float">
            <text:p>228168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68000" calcext:value-type="float">
            <text:p>2448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561" calcext:value-type="float">
            <text:p>53800356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33520" calcext:value-type="float">
            <text:p>2271335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957000" calcext:value-type="float">
            <text:p>2499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191000" calcext:value-type="float">
            <text:p>2291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301" calcext:value-type="float">
            <text:p>63609230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529" calcext:value-type="float">
            <text:p>63601652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542000" calcext:value-type="float">
            <text:p>24654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62000" calcext:value-type="float">
            <text:p>2446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223000" calcext:value-type="float">
            <text:p>2452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124000" calcext:value-type="float">
            <text:p>2401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923000" calcext:value-type="float">
            <text:p>5669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11947" calcext:value-type="float">
            <text:p>23611194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273000" calcext:value-type="float">
            <text:p>2092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478000" calcext:value-type="float">
            <text:p>56647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5755730" calcext:value-type="float">
            <text:p>2657557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1480" calcext:value-type="float">
            <text:p>2558014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852400" calcext:value-type="float">
            <text:p>477852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80000" calcext:value-type="float">
            <text:p>22838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01594" calcext:value-type="float">
            <text:p>25000159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66000" calcext:value-type="float">
            <text:p>2361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323000" calcext:value-type="float">
            <text:p>2563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4900" calcext:value-type="float">
            <text:p>227004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722000" calcext:value-type="float">
            <text:p>2407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720400" calcext:value-type="float">
            <text:p>477720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720000" calcext:value-type="float">
            <text:p>2297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856000" calcext:value-type="float">
            <text:p>2578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021" calcext:value-type="float">
            <text:p>63609202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757000" calcext:value-type="float">
            <text:p>3527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888000" calcext:value-type="float">
            <text:p>30588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880000" calcext:value-type="float">
            <text:p>30588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865" calcext:value-type="float">
            <text:p>63601486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500000" calcext:value-type="float">
            <text:p>3535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365000" calcext:value-type="float">
            <text:p>5663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90156" calcext:value-type="float">
            <text:p>53809015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31676" calcext:value-type="float">
            <text:p>23503167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358000" calcext:value-type="float">
            <text:p>5643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687000" calcext:value-type="float">
            <text:p>2566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972000" calcext:value-type="float">
            <text:p>2499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28730" calcext:value-type="float">
            <text:p>2276287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271000" calcext:value-type="float">
            <text:p>2442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301000" calcext:value-type="float">
            <text:p>3053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292000" calcext:value-type="float">
            <text:p>2182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11000" calcext:value-type="float">
            <text:p>2274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27900" calcext:value-type="float">
            <text:p>477127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41900" calcext:value-type="float">
            <text:p>477141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750000" calcext:value-type="float">
            <text:p>22475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341300" calcext:value-type="float">
            <text:p>247341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115" calcext:value-type="float">
            <text:p>53800311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43758" calcext:value-type="float">
            <text:p>27104375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488" calcext:value-type="float">
            <text:p>53800448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500000" calcext:value-type="float">
            <text:p>2205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964000" calcext:value-type="float">
            <text:p>3099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002000" calcext:value-type="float">
            <text:p>2290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631000" calcext:value-type="float">
            <text:p>3056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611000" calcext:value-type="float">
            <text:p>2296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0656000" calcext:value-type="float">
            <text:p>2306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29600" calcext:value-type="float">
            <text:p>477229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844000" calcext:value-type="float">
            <text:p>2298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80280" calcext:value-type="float">
            <text:p>2275802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720000" calcext:value-type="float">
            <text:p>2497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341500" calcext:value-type="float">
            <text:p>247341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335000" calcext:value-type="float">
            <text:p>5643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12000" calcext:value-type="float">
            <text:p>2274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116000" calcext:value-type="float">
            <text:p>2151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431000" calcext:value-type="float">
            <text:p>3514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964000" calcext:value-type="float">
            <text:p>3059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6095000" calcext:value-type="float">
            <text:p>3060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446000" calcext:value-type="float">
            <text:p>5644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932400" calcext:value-type="float">
            <text:p>477932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891000" calcext:value-type="float">
            <text:p>3558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118000" calcext:value-type="float">
            <text:p>2441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014000" calcext:value-type="float">
            <text:p>3140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679000" calcext:value-type="float">
            <text:p>3566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387" calcext:value-type="float">
            <text:p>53800538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972000" calcext:value-type="float">
            <text:p>3549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221" calcext:value-type="float">
            <text:p>53800222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1999" calcext:value-type="float">
            <text:p>23510199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085000" calcext:value-type="float">
            <text:p>5660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40000" calcext:value-type="float">
            <text:p>3057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802" calcext:value-type="float">
            <text:p>25580580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3645" calcext:value-type="float">
            <text:p>63601364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663000" calcext:value-type="float">
            <text:p>2466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839000" calcext:value-type="float">
            <text:p>3718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90189" calcext:value-type="float">
            <text:p>53809018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07000" calcext:value-type="float">
            <text:p>2273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8394000" calcext:value-type="float">
            <text:p>3783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79000" calcext:value-type="float">
            <text:p>2275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050" calcext:value-type="float">
            <text:p>6360150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840000" calcext:value-type="float">
            <text:p>2288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09840" calcext:value-type="float">
            <text:p>6360098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146000" calcext:value-type="float">
            <text:p>3041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845600" calcext:value-type="float">
            <text:p>477845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631000" calcext:value-type="float">
            <text:p>2566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396000" calcext:value-type="float">
            <text:p>2563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196160" calcext:value-type="float">
            <text:p>2241961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691" calcext:value-type="float">
            <text:p>53800569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64900" calcext:value-type="float">
            <text:p>228064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29700" calcext:value-type="float">
            <text:p>247229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672000" calcext:value-type="float">
            <text:p>2096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469000" calcext:value-type="float">
            <text:p>2444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17800" calcext:value-type="float">
            <text:p>311017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130870" calcext:value-type="float">
            <text:p>2241308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005000" calcext:value-type="float">
            <text:p>3720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025000" calcext:value-type="float">
            <text:p>21802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98800" calcext:value-type="float">
            <text:p>228298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16100" calcext:value-type="float">
            <text:p>227316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755000" calcext:value-type="float">
            <text:p>5637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296" calcext:value-type="float">
            <text:p>53800529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69327000" calcext:value-type="float">
            <text:p>3693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995100" calcext:value-type="float">
            <text:p>477995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814000" calcext:value-type="float">
            <text:p>3098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44100" calcext:value-type="float">
            <text:p>311044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76800" calcext:value-type="float">
            <text:p>311076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137000" calcext:value-type="float">
            <text:p>2561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239000" calcext:value-type="float">
            <text:p>2442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172000" calcext:value-type="float">
            <text:p>3711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20700" calcext:value-type="float">
            <text:p>228020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017843" calcext:value-type="float">
            <text:p>21901784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955000" calcext:value-type="float">
            <text:p>2499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58930" calcext:value-type="float">
            <text:p>2733589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616000" calcext:value-type="float">
            <text:p>3056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2762" calcext:value-type="float">
            <text:p>63601276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289000" calcext:value-type="float">
            <text:p>5642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556000" calcext:value-type="float">
            <text:p>2575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238" calcext:value-type="float">
            <text:p>63601623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005000" calcext:value-type="float">
            <text:p>3730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251000" calcext:value-type="float">
            <text:p>5632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5476000" calcext:value-type="float">
            <text:p>2054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433" calcext:value-type="float">
            <text:p>63601643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333000" calcext:value-type="float">
            <text:p>3513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902000" calcext:value-type="float">
            <text:p>2569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245000" calcext:value-type="float">
            <text:p>3712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285" calcext:value-type="float">
            <text:p>53800228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710" calcext:value-type="float">
            <text:p>6360157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852000" calcext:value-type="float">
            <text:p>2488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10950" calcext:value-type="float">
            <text:p>2733109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61000" calcext:value-type="float">
            <text:p>22756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271630" calcext:value-type="float">
            <text:p>2112716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30560" calcext:value-type="float">
            <text:p>2276305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448000" calcext:value-type="float">
            <text:p>2204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304000" calcext:value-type="float">
            <text:p>2093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21700" calcext:value-type="float">
            <text:p>228021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039300" calcext:value-type="float">
            <text:p>247039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206" calcext:value-type="float">
            <text:p>53800220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79000" calcext:value-type="float">
            <text:p>2278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038000" calcext:value-type="float">
            <text:p>2360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35600" calcext:value-type="float">
            <text:p>228035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448000" calcext:value-type="float">
            <text:p>2094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19000" calcext:value-type="float">
            <text:p>2361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096" calcext:value-type="float">
            <text:p>53800509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145000" calcext:value-type="float">
            <text:p>2491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63370" calcext:value-type="float">
            <text:p>2273633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818" calcext:value-type="float">
            <text:p>63601581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883000" calcext:value-type="float">
            <text:p>3728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71600" calcext:value-type="float">
            <text:p>228171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216000" calcext:value-type="float">
            <text:p>3522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19689000" calcext:value-type="float">
            <text:p>4196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383000" calcext:value-type="float">
            <text:p>3733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00962" calcext:value-type="float">
            <text:p>25000096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909000" calcext:value-type="float">
            <text:p>2569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701000" calcext:value-type="float">
            <text:p>2487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58260" calcext:value-type="float">
            <text:p>2733582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42511" calcext:value-type="float">
            <text:p>27104251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18500" calcext:value-type="float">
            <text:p>227118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3736" calcext:value-type="float">
            <text:p>23510373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88000" calcext:value-type="float">
            <text:p>22828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067000" calcext:value-type="float">
            <text:p>2460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50636" calcext:value-type="float">
            <text:p>30405063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51330" calcext:value-type="float">
            <text:p>2277513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318400" calcext:value-type="float">
            <text:p>247318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62340" calcext:value-type="float">
            <text:p>2277623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035" calcext:value-type="float">
            <text:p>63601503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922000" calcext:value-type="float">
            <text:p>2469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616000" calcext:value-type="float">
            <text:p>2496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581000" calcext:value-type="float">
            <text:p>2195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508000" calcext:value-type="float">
            <text:p>37350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5467000" calcext:value-type="float">
            <text:p>2754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93100" calcext:value-type="float">
            <text:p>247293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16100" calcext:value-type="float">
            <text:p>227016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148200" calcext:value-type="float">
            <text:p>247148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681000" calcext:value-type="float">
            <text:p>3116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9913" calcext:value-type="float">
            <text:p>23508991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370" calcext:value-type="float">
            <text:p>2558053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48915000" calcext:value-type="float">
            <text:p>5489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29850" calcext:value-type="float">
            <text:p>2272298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985000" calcext:value-type="float">
            <text:p>3099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85340" calcext:value-type="float">
            <text:p>2271853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317000" calcext:value-type="float">
            <text:p>2153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914900" calcext:value-type="float">
            <text:p>477914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6096000" calcext:value-type="float">
            <text:p>3060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05800" calcext:value-type="float">
            <text:p>228205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677000" calcext:value-type="float">
            <text:p>3046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1397" calcext:value-type="float">
            <text:p>23509139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430000" calcext:value-type="float">
            <text:p>5644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53000" calcext:value-type="float">
            <text:p>2361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820000" calcext:value-type="float">
            <text:p>3058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60251" calcext:value-type="float">
            <text:p>23506025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23700" calcext:value-type="float">
            <text:p>227123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2005270" calcext:value-type="float">
            <text:p>2320052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565000" calcext:value-type="float">
            <text:p>2495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478" calcext:value-type="float">
            <text:p>53800547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38530" calcext:value-type="float">
            <text:p>2276385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08710" calcext:value-type="float">
            <text:p>2274087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37230" calcext:value-type="float">
            <text:p>2733372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261" calcext:value-type="float">
            <text:p>53800526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066000" calcext:value-type="float">
            <text:p>2490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5655000" calcext:value-type="float">
            <text:p>2056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8700" calcext:value-type="float">
            <text:p>311008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335300" calcext:value-type="float">
            <text:p>477335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269000" calcext:value-type="float">
            <text:p>2192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257000" calcext:value-type="float">
            <text:p>3142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39840" calcext:value-type="float">
            <text:p>2733398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19000" calcext:value-type="float">
            <text:p>2448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434" calcext:value-type="float">
            <text:p>53800643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63100" calcext:value-type="float">
            <text:p>311063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217" calcext:value-type="float">
            <text:p>53800321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649000" calcext:value-type="float">
            <text:p>2466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536" calcext:value-type="float">
            <text:p>53800453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36000" calcext:value-type="float">
            <text:p>3057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756000" calcext:value-type="float">
            <text:p>2097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37700" calcext:value-type="float">
            <text:p>228037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73200" calcext:value-type="float">
            <text:p>247273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952000" calcext:value-type="float">
            <text:p>2459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185000" calcext:value-type="float">
            <text:p>2091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1009" calcext:value-type="float">
            <text:p>30401100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5254000" calcext:value-type="float">
            <text:p>3752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278000" calcext:value-type="float">
            <text:p>56627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063000" calcext:value-type="float">
            <text:p>2460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294000" calcext:value-type="float">
            <text:p>2092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639000" calcext:value-type="float">
            <text:p>3056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437000" calcext:value-type="float">
            <text:p>2354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656" calcext:value-type="float">
            <text:p>53800565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186000" calcext:value-type="float">
            <text:p>2121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945000" calcext:value-type="float">
            <text:p>3739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463000" calcext:value-type="float">
            <text:p>3734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03000" calcext:value-type="float">
            <text:p>2278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474000" calcext:value-type="float">
            <text:p>21847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186300" calcext:value-type="float">
            <text:p>247186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723000" calcext:value-type="float">
            <text:p>3727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19694000" calcext:value-type="float">
            <text:p>4196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069000" calcext:value-type="float">
            <text:p>3700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191" calcext:value-type="float">
            <text:p>53800619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9615000" calcext:value-type="float">
            <text:p>2396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638000" calcext:value-type="float">
            <text:p>2206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144000" calcext:value-type="float">
            <text:p>2441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90116" calcext:value-type="float">
            <text:p>53809011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360000" calcext:value-type="float">
            <text:p>3543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115700" calcext:value-type="float">
            <text:p>273115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63337" calcext:value-type="float">
            <text:p>23506333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47097000" calcext:value-type="float">
            <text:p>4470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073000" calcext:value-type="float">
            <text:p>3560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531000" calcext:value-type="float">
            <text:p>3725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338" calcext:value-type="float">
            <text:p>63601633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505" calcext:value-type="float">
            <text:p>53800450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05600" calcext:value-type="float">
            <text:p>477105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002760" calcext:value-type="float">
            <text:p>2260027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00303" calcext:value-type="float">
            <text:p>27100030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70674" calcext:value-type="float">
            <text:p>24487067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476800" calcext:value-type="float">
            <text:p>477476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113270" calcext:value-type="float">
            <text:p>2241132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976000" calcext:value-type="float">
            <text:p>3059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64209000" calcext:value-type="float">
            <text:p>6642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735000" calcext:value-type="float">
            <text:p>2127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952000" calcext:value-type="float">
            <text:p>3529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149" calcext:value-type="float">
            <text:p>63601614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065200" calcext:value-type="float">
            <text:p>477065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509000" calcext:value-type="float">
            <text:p>2365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682000" calcext:value-type="float">
            <text:p>25868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758000" calcext:value-type="float">
            <text:p>2577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995000" calcext:value-type="float">
            <text:p>2099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764600" calcext:value-type="float">
            <text:p>477764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22121420" calcext:value-type="float">
            <text:p>6221214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54581" calcext:value-type="float">
            <text:p>23505458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536000" calcext:value-type="float">
            <text:p>2565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334000" calcext:value-type="float">
            <text:p>2293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93700" calcext:value-type="float">
            <text:p>228193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732" calcext:value-type="float">
            <text:p>63601673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681000" calcext:value-type="float">
            <text:p>2156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72000" calcext:value-type="float">
            <text:p>3057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585700" calcext:value-type="float">
            <text:p>477585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017460" calcext:value-type="float">
            <text:p>2240174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264000" calcext:value-type="float">
            <text:p>3052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85040" calcext:value-type="float">
            <text:p>2733850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19000" calcext:value-type="float">
            <text:p>2282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030700" calcext:value-type="float">
            <text:p>477030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67000" calcext:value-type="float">
            <text:p>2283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37950" calcext:value-type="float">
            <text:p>2733379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0622000" calcext:value-type="float">
            <text:p>3106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409100" calcext:value-type="float">
            <text:p>211409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029000" calcext:value-type="float">
            <text:p>5660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0916" calcext:value-type="float">
            <text:p>30401091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745000" calcext:value-type="float">
            <text:p>2467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204" calcext:value-type="float">
            <text:p>63601520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913000" calcext:value-type="float">
            <text:p>3199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505000" calcext:value-type="float">
            <text:p>3545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847000" calcext:value-type="float">
            <text:p>3088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18170" calcext:value-type="float">
            <text:p>2273181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905000" calcext:value-type="float">
            <text:p>2279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019000" calcext:value-type="float">
            <text:p>5630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448000" calcext:value-type="float">
            <text:p>2484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860000" calcext:value-type="float">
            <text:p>2298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572000" calcext:value-type="float">
            <text:p>2355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11700" calcext:value-type="float">
            <text:p>228211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80520" calcext:value-type="float">
            <text:p>2275805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305000" calcext:value-type="float">
            <text:p>2403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893000" calcext:value-type="float">
            <text:p>2468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067130" calcext:value-type="float">
            <text:p>2240671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085000" calcext:value-type="float">
            <text:p>3710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599000" calcext:value-type="float">
            <text:p>3085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0909" calcext:value-type="float">
            <text:p>63601090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520000" calcext:value-type="float">
            <text:p>3045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326" calcext:value-type="float">
            <text:p>53800332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2330" calcext:value-type="float">
            <text:p>2270023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424600" calcext:value-type="float">
            <text:p>477424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631000" calcext:value-type="float">
            <text:p>2366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333000" calcext:value-type="float">
            <text:p>2123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060" calcext:value-type="float">
            <text:p>5380050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0767" calcext:value-type="float">
            <text:p>23509076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669000" calcext:value-type="float">
            <text:p>3046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739000" calcext:value-type="float">
            <text:p>2577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3279000" calcext:value-type="float">
            <text:p>2532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379750" calcext:value-type="float">
            <text:p>2113797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27000" calcext:value-type="float">
            <text:p>2273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960" calcext:value-type="float">
            <text:p>5380059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0995" calcext:value-type="float">
            <text:p>30401099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0007" calcext:value-type="float">
            <text:p>23510000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044000" calcext:value-type="float">
            <text:p>2120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024600" calcext:value-type="float">
            <text:p>477024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793000" calcext:value-type="float">
            <text:p>2187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93000" calcext:value-type="float">
            <text:p>2273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663000" calcext:value-type="float">
            <text:p>3526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149000" calcext:value-type="float">
            <text:p>3541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931000" calcext:value-type="float">
            <text:p>2289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2379" calcext:value-type="float">
            <text:p>63601237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394000" calcext:value-type="float">
            <text:p>2293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957000" calcext:value-type="float">
            <text:p>3709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696000" calcext:value-type="float">
            <text:p>2566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646000" calcext:value-type="float">
            <text:p>2366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520000" calcext:value-type="float">
            <text:p>2405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485" calcext:value-type="float">
            <text:p>53800448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785000" calcext:value-type="float">
            <text:p>3087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379000" calcext:value-type="float">
            <text:p>2493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1234500" calcext:value-type="float">
            <text:p>1234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347000" calcext:value-type="float">
            <text:p>2453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118000" calcext:value-type="float">
            <text:p>2491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988000" calcext:value-type="float">
            <text:p>37298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981000" calcext:value-type="float">
            <text:p>2459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249000" calcext:value-type="float">
            <text:p>2492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7392" calcext:value-type="float">
            <text:p>23508739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860483" calcext:value-type="float">
            <text:p>35586048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502000" calcext:value-type="float">
            <text:p>2505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618000" calcext:value-type="float">
            <text:p>3706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806" calcext:value-type="float">
            <text:p>53800280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043" calcext:value-type="float">
            <text:p>63601604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867000" calcext:value-type="float">
            <text:p>2468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76200" calcext:value-type="float">
            <text:p>247276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335" calcext:value-type="float">
            <text:p>63609233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117000" calcext:value-type="float">
            <text:p>3111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242000" calcext:value-type="float">
            <text:p>56424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6777000" calcext:value-type="float">
            <text:p>3067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082" calcext:value-type="float">
            <text:p>63609108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095800" calcext:value-type="float">
            <text:p>247095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423" calcext:value-type="float">
            <text:p>63601642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583000" calcext:value-type="float">
            <text:p>2445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578000" calcext:value-type="float">
            <text:p>24657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29002100" calcext:value-type="float">
            <text:p>329002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569" calcext:value-type="float">
            <text:p>63601556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77330" calcext:value-type="float">
            <text:p>2272773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5231" calcext:value-type="float">
            <text:p>23509523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830800" calcext:value-type="float">
            <text:p>477830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4900301" calcext:value-type="float">
            <text:p>26490030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857" calcext:value-type="float">
            <text:p>63601585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801000" calcext:value-type="float">
            <text:p>2128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389" calcext:value-type="float">
            <text:p>53800638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451" calcext:value-type="float">
            <text:p>53800645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32410" calcext:value-type="float">
            <text:p>2272324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625000" calcext:value-type="float">
            <text:p>24662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916000" calcext:value-type="float">
            <text:p>2279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11944" calcext:value-type="float">
            <text:p>23611194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799000" calcext:value-type="float">
            <text:p>2287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157000" calcext:value-type="float">
            <text:p>2121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6420000" calcext:value-type="float">
            <text:p>2664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443000" calcext:value-type="float">
            <text:p>3044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141980" calcext:value-type="float">
            <text:p>2241419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24390" calcext:value-type="float">
            <text:p>2276243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88930" calcext:value-type="float">
            <text:p>2275889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387000" calcext:value-type="float">
            <text:p>2363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699000" calcext:value-type="float">
            <text:p>2406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655000" calcext:value-type="float">
            <text:p>3556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860" calcext:value-type="float">
            <text:p>6360158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3070" calcext:value-type="float">
            <text:p>6360130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134000" calcext:value-type="float">
            <text:p>2481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138" calcext:value-type="float">
            <text:p>53800213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4056000" calcext:value-type="float">
            <text:p>2340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06000" calcext:value-type="float">
            <text:p>2283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571000" calcext:value-type="float">
            <text:p>2295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05700" calcext:value-type="float">
            <text:p>228005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511" calcext:value-type="float">
            <text:p>53800551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975000" calcext:value-type="float">
            <text:p>2589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080200" calcext:value-type="float">
            <text:p>247080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90454" calcext:value-type="float">
            <text:p>53809045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54710" calcext:value-type="float">
            <text:p>2277547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396000" calcext:value-type="float">
            <text:p>2293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298" calcext:value-type="float">
            <text:p>53800629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6157000" calcext:value-type="float">
            <text:p>3061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36540" calcext:value-type="float">
            <text:p>2277365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422000" calcext:value-type="float">
            <text:p>3524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171000" calcext:value-type="float">
            <text:p>2441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70700" calcext:value-type="float">
            <text:p>247270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318000" calcext:value-type="float">
            <text:p>2103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077000" calcext:value-type="float">
            <text:p>2570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157000" calcext:value-type="float">
            <text:p>2451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613000" calcext:value-type="float">
            <text:p>2466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506000" calcext:value-type="float">
            <text:p>2505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40710" calcext:value-type="float">
            <text:p>2276407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137000" calcext:value-type="float">
            <text:p>3051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071500" calcext:value-type="float">
            <text:p>319071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598" calcext:value-type="float">
            <text:p>53800259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34871" calcext:value-type="float">
            <text:p>23503487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482000" calcext:value-type="float">
            <text:p>21948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522000" calcext:value-type="float">
            <text:p>2365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48847000" calcext:value-type="float">
            <text:p>5488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90030" calcext:value-type="float">
            <text:p>2275900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48912000" calcext:value-type="float">
            <text:p>5489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0417" calcext:value-type="float">
            <text:p>30401041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90174" calcext:value-type="float">
            <text:p>53809017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5677000" calcext:value-type="float">
            <text:p>2056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474000" calcext:value-type="float">
            <text:p>37147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297000" calcext:value-type="float">
            <text:p>2492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444" calcext:value-type="float">
            <text:p>31100044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74200" calcext:value-type="float">
            <text:p>477174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089000" calcext:value-type="float">
            <text:p>3710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639000" calcext:value-type="float">
            <text:p>2296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01000" calcext:value-type="float">
            <text:p>3040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959000" calcext:value-type="float">
            <text:p>2459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8295000" calcext:value-type="float">
            <text:p>2382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14000" calcext:value-type="float">
            <text:p>2281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8105" calcext:value-type="float">
            <text:p>23510810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45190" calcext:value-type="float">
            <text:p>2271451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126" calcext:value-type="float">
            <text:p>31100012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474" calcext:value-type="float">
            <text:p>53800547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15110" calcext:value-type="float">
            <text:p>2273151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5758190" calcext:value-type="float">
            <text:p>2657581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40029" calcext:value-type="float">
            <text:p>27104002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42763" calcext:value-type="float">
            <text:p>27104276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347400" calcext:value-type="float">
            <text:p>477347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234000" calcext:value-type="float">
            <text:p>2152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057000" calcext:value-type="float">
            <text:p>3710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236000" calcext:value-type="float">
            <text:p>3052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7600" calcext:value-type="float">
            <text:p>311007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781000" calcext:value-type="float">
            <text:p>3567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389000" calcext:value-type="float">
            <text:p>2153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301000" calcext:value-type="float">
            <text:p>2443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647000" calcext:value-type="float">
            <text:p>2366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807000" calcext:value-type="float">
            <text:p>3098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75000" calcext:value-type="float">
            <text:p>2273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27750" calcext:value-type="float">
            <text:p>2271277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986100" calcext:value-type="float">
            <text:p>477986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3840" calcext:value-type="float">
            <text:p>6360138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343" calcext:value-type="float">
            <text:p>31100034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15000" calcext:value-type="float">
            <text:p>2446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10142" calcext:value-type="float">
            <text:p>23511014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2168000" calcext:value-type="float">
            <text:p>2321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207000" calcext:value-type="float">
            <text:p>3142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643000" calcext:value-type="float">
            <text:p>3196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945" calcext:value-type="float">
            <text:p>63601594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43000" calcext:value-type="float">
            <text:p>3040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458000" calcext:value-type="float">
            <text:p>5634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986000" calcext:value-type="float">
            <text:p>3089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02564" calcext:value-type="float">
            <text:p>27100256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458000" calcext:value-type="float">
            <text:p>2494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976000" calcext:value-type="float">
            <text:p>2489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260000" calcext:value-type="float">
            <text:p>2362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16100" calcext:value-type="float">
            <text:p>227116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68660000" calcext:value-type="float">
            <text:p>3686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764400" calcext:value-type="float">
            <text:p>477764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931000" calcext:value-type="float">
            <text:p>3719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547000" calcext:value-type="float">
            <text:p>3705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102000" calcext:value-type="float">
            <text:p>3051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047000" calcext:value-type="float">
            <text:p>2150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38886" calcext:value-type="float">
            <text:p>23503888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435" calcext:value-type="float">
            <text:p>53800443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72400" calcext:value-type="float">
            <text:p>311072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150000" calcext:value-type="float">
            <text:p>56515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828000" calcext:value-type="float">
            <text:p>3518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94000" calcext:value-type="float">
            <text:p>2278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495000" calcext:value-type="float">
            <text:p>2204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94000" calcext:value-type="float">
            <text:p>2283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82400" calcext:value-type="float">
            <text:p>477282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55083" calcext:value-type="float">
            <text:p>23505508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228000" calcext:value-type="float">
            <text:p>3042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181" calcext:value-type="float">
            <text:p>63601518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566000" calcext:value-type="float">
            <text:p>3055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308000" calcext:value-type="float">
            <text:p>24630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30782" calcext:value-type="float">
            <text:p>24463078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16497000" calcext:value-type="float">
            <text:p>4164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242000" calcext:value-type="float">
            <text:p>56624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300300" calcext:value-type="float">
            <text:p>477300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055000" calcext:value-type="float">
            <text:p>2090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893000" calcext:value-type="float">
            <text:p>2288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012000" calcext:value-type="float">
            <text:p>2490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3600" calcext:value-type="float">
            <text:p>311003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514" calcext:value-type="float">
            <text:p>53800351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4000" calcext:value-type="float">
            <text:p>3110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8914" calcext:value-type="float">
            <text:p>23509891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00000" calcext:value-type="float">
            <text:p>2273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817000" calcext:value-type="float">
            <text:p>3048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49890" calcext:value-type="float">
            <text:p>2275498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2005775" calcext:value-type="float">
            <text:p>23200577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041" calcext:value-type="float">
            <text:p>63609204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068000" calcext:value-type="float">
            <text:p>2290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43776" calcext:value-type="float">
            <text:p>27104377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7138000" calcext:value-type="float">
            <text:p>2071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052000" calcext:value-type="float">
            <text:p>2200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515000" calcext:value-type="float">
            <text:p>2505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100000" calcext:value-type="float">
            <text:p>3531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9116000" calcext:value-type="float">
            <text:p>2691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454100" calcext:value-type="float">
            <text:p>477454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019094" calcext:value-type="float">
            <text:p>21901909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844000" calcext:value-type="float">
            <text:p>3048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248000" calcext:value-type="float">
            <text:p>3512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06600" calcext:value-type="float">
            <text:p>228206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02800" calcext:value-type="float">
            <text:p>477102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38250" calcext:value-type="float">
            <text:p>2733382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331" calcext:value-type="float">
            <text:p>63609233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073000" calcext:value-type="float">
            <text:p>2090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696" calcext:value-type="float">
            <text:p>53800369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8170" calcext:value-type="float">
            <text:p>2270081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688000" calcext:value-type="float">
            <text:p>35568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47187000" calcext:value-type="float">
            <text:p>4471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212000" calcext:value-type="float">
            <text:p>3052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832000" calcext:value-type="float">
            <text:p>30983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805" calcext:value-type="float">
            <text:p>53800580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5519000" calcext:value-type="float">
            <text:p>2055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49390" calcext:value-type="float">
            <text:p>2273493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6421000" calcext:value-type="float">
            <text:p>2664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315" calcext:value-type="float">
            <text:p>63601631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9004000" calcext:value-type="float">
            <text:p>2590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8249000" calcext:value-type="float">
            <text:p>2382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722" calcext:value-type="float">
            <text:p>53800472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173" calcext:value-type="float">
            <text:p>53800417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22600" calcext:value-type="float">
            <text:p>227022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9956000" calcext:value-type="float">
            <text:p>2599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575000" calcext:value-type="float">
            <text:p>5645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182000" calcext:value-type="float">
            <text:p>20918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644000" calcext:value-type="float">
            <text:p>2356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80910" calcext:value-type="float">
            <text:p>2272809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237000" calcext:value-type="float">
            <text:p>2412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045260" calcext:value-type="float">
            <text:p>2240452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512000" calcext:value-type="float">
            <text:p>3725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883000" calcext:value-type="float">
            <text:p>2468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369000" calcext:value-type="float">
            <text:p>3083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566000" calcext:value-type="float">
            <text:p>5665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746" calcext:value-type="float">
            <text:p>63601674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69470" calcext:value-type="float">
            <text:p>2270694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292000" calcext:value-type="float">
            <text:p>2412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063000" calcext:value-type="float">
            <text:p>3720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483000" calcext:value-type="float">
            <text:p>3724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373000" calcext:value-type="float">
            <text:p>2123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031000" calcext:value-type="float">
            <text:p>2450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727000" calcext:value-type="float">
            <text:p>2457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915000" calcext:value-type="float">
            <text:p>3059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333" calcext:value-type="float">
            <text:p>31100033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000000" calcext:value-type="float">
            <text:p>2260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60000" calcext:value-type="float">
            <text:p>3057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795" calcext:value-type="float">
            <text:p>63601679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054000" calcext:value-type="float">
            <text:p>2480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333000" calcext:value-type="float">
            <text:p>3093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469000" calcext:value-type="float">
            <text:p>3044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097000" calcext:value-type="float">
            <text:p>2120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67484680" calcext:value-type="float">
            <text:p>3674846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059000" calcext:value-type="float">
            <text:p>3730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67063310" calcext:value-type="float">
            <text:p>3670633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3026" calcext:value-type="float">
            <text:p>63601302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509000" calcext:value-type="float">
            <text:p>2355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371000" calcext:value-type="float">
            <text:p>3083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896" calcext:value-type="float">
            <text:p>63609189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50317" calcext:value-type="float">
            <text:p>24465031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439000" calcext:value-type="float">
            <text:p>2484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758000" calcext:value-type="float">
            <text:p>5657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837000" calcext:value-type="float">
            <text:p>5638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074" calcext:value-type="float">
            <text:p>53800607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930000" calcext:value-type="float">
            <text:p>2299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014600" calcext:value-type="float">
            <text:p>319014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42300" calcext:value-type="float">
            <text:p>247242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5927" calcext:value-type="float">
            <text:p>23508592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30220" calcext:value-type="float">
            <text:p>2277302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11930" calcext:value-type="float">
            <text:p>2276119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704000" calcext:value-type="float">
            <text:p>3087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73960" calcext:value-type="float">
            <text:p>2275739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303000" calcext:value-type="float">
            <text:p>2463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792100" calcext:value-type="float">
            <text:p>477792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90000" calcext:value-type="float">
            <text:p>22759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268000" calcext:value-type="float">
            <text:p>2152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56239" calcext:value-type="float">
            <text:p>23505623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899000" calcext:value-type="float">
            <text:p>2298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57000" calcext:value-type="float">
            <text:p>2281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89990" calcext:value-type="float">
            <text:p>2272899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388000" calcext:value-type="float">
            <text:p>35238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648000" calcext:value-type="float">
            <text:p>2496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15700" calcext:value-type="float">
            <text:p>311015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4766000" calcext:value-type="float">
            <text:p>3747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9046" calcext:value-type="float">
            <text:p>23508904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417000" calcext:value-type="float">
            <text:p>3574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5532000" calcext:value-type="float">
            <text:p>37553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584000" calcext:value-type="float">
            <text:p>2405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1540" calcext:value-type="float">
            <text:p>2558015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1561" calcext:value-type="float">
            <text:p>63601156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044" calcext:value-type="float">
            <text:p>63601504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24800" calcext:value-type="float">
            <text:p>228024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40594" calcext:value-type="float">
            <text:p>27104059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1921" calcext:value-type="float">
            <text:p>53800192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290000" calcext:value-type="float">
            <text:p>24929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046000" calcext:value-type="float">
            <text:p>2450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204000" calcext:value-type="float">
            <text:p>2402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851800" calcext:value-type="float">
            <text:p>477851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445000" calcext:value-type="float">
            <text:p>2364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15064" calcext:value-type="float">
            <text:p>23501506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6009000" calcext:value-type="float">
            <text:p>2660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82800" calcext:value-type="float">
            <text:p>477182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654000" calcext:value-type="float">
            <text:p>2366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3150" calcext:value-type="float">
            <text:p>2270031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470" calcext:value-type="float">
            <text:p>6360914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33600" calcext:value-type="float">
            <text:p>228033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668" calcext:value-type="float">
            <text:p>53800666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352" calcext:value-type="float">
            <text:p>53800335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036000" calcext:value-type="float">
            <text:p>2440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696" calcext:value-type="float">
            <text:p>25580569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27550" calcext:value-type="float">
            <text:p>2275275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0980" calcext:value-type="float">
            <text:p>6360909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864000" calcext:value-type="float">
            <text:p>2408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024000" calcext:value-type="float">
            <text:p>2400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158080" calcext:value-type="float">
            <text:p>2111580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02821" calcext:value-type="float">
            <text:p>25000282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403000" calcext:value-type="float">
            <text:p>2494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9756000" calcext:value-type="float">
            <text:p>2597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06100" calcext:value-type="float">
            <text:p>227306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041000" calcext:value-type="float">
            <text:p>2150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271000" calcext:value-type="float">
            <text:p>3042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33000" calcext:value-type="float">
            <text:p>2283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739000" calcext:value-type="float">
            <text:p>2467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554000" calcext:value-type="float">
            <text:p>2445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313" calcext:value-type="float">
            <text:p>53800431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10670" calcext:value-type="float">
            <text:p>2350106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654000" calcext:value-type="float">
            <text:p>3556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70428" calcext:value-type="float">
            <text:p>24487042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397000" calcext:value-type="float">
            <text:p>5653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488" calcext:value-type="float">
            <text:p>63609148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645000" calcext:value-type="float">
            <text:p>2566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064" calcext:value-type="float">
            <text:p>53800506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0767" calcext:value-type="float">
            <text:p>30401076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307000" calcext:value-type="float">
            <text:p>3563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153000" calcext:value-type="float">
            <text:p>3041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34700" calcext:value-type="float">
            <text:p>228234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803100" calcext:value-type="float">
            <text:p>228803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824000" calcext:value-type="float">
            <text:p>3568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560000" calcext:value-type="float">
            <text:p>2205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01720" calcext:value-type="float">
            <text:p>2277017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070" calcext:value-type="float">
            <text:p>5380040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828000" calcext:value-type="float">
            <text:p>3558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064000" calcext:value-type="float">
            <text:p>2450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223000" calcext:value-type="float">
            <text:p>3552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782000" calcext:value-type="float">
            <text:p>24678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0629" calcext:value-type="float">
            <text:p>23510062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293000" calcext:value-type="float">
            <text:p>3052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68000" calcext:value-type="float">
            <text:p>2447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679" calcext:value-type="float">
            <text:p>25580567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730000" calcext:value-type="float">
            <text:p>2487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437" calcext:value-type="float">
            <text:p>63601643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832500" calcext:value-type="float">
            <text:p>477832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452000" calcext:value-type="float">
            <text:p>2464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0610000" calcext:value-type="float">
            <text:p>3106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9076000" calcext:value-type="float">
            <text:p>2690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416000" calcext:value-type="float">
            <text:p>3144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240" calcext:value-type="float">
            <text:p>6360142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666" calcext:value-type="float">
            <text:p>63601566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606000" calcext:value-type="float">
            <text:p>2466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807000" calcext:value-type="float">
            <text:p>2468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878000" calcext:value-type="float">
            <text:p>25687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50642" calcext:value-type="float">
            <text:p>24465064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071500" calcext:value-type="float">
            <text:p>477071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398000" calcext:value-type="float">
            <text:p>2453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557000" calcext:value-type="float">
            <text:p>2445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36480" calcext:value-type="float">
            <text:p>2276364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044" calcext:value-type="float">
            <text:p>63609204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29800" calcext:value-type="float">
            <text:p>228329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833000" calcext:value-type="float">
            <text:p>2488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041000" calcext:value-type="float">
            <text:p>2100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633000" calcext:value-type="float">
            <text:p>3056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373000" calcext:value-type="float">
            <text:p>3093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067" calcext:value-type="float">
            <text:p>53800506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910" calcext:value-type="float">
            <text:p>6360919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627970" calcext:value-type="float">
            <text:p>2116279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312000" calcext:value-type="float">
            <text:p>2413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86000" calcext:value-type="float">
            <text:p>2274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634100" calcext:value-type="float">
            <text:p>477634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035" calcext:value-type="float">
            <text:p>53800303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871000" calcext:value-type="float">
            <text:p>2568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600" calcext:value-type="float">
            <text:p>538005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13478240" calcext:value-type="float">
            <text:p>4134782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389000" calcext:value-type="float">
            <text:p>2243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457" calcext:value-type="float">
            <text:p>63601645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281000" calcext:value-type="float">
            <text:p>2292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48740000" calcext:value-type="float">
            <text:p>5487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70193" calcext:value-type="float">
            <text:p>24487019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4605000" calcext:value-type="float">
            <text:p>2346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943" calcext:value-type="float">
            <text:p>63601594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3974" calcext:value-type="float">
            <text:p>63601397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647000" calcext:value-type="float">
            <text:p>2496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359000" calcext:value-type="float">
            <text:p>2153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737000" calcext:value-type="float">
            <text:p>2487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410000" calcext:value-type="float">
            <text:p>2464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80246" calcext:value-type="float">
            <text:p>24478024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16000" calcext:value-type="float">
            <text:p>2447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19000" calcext:value-type="float">
            <text:p>2281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444500" calcext:value-type="float">
            <text:p>477444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951000" calcext:value-type="float">
            <text:p>2569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59900" calcext:value-type="float">
            <text:p>228059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830000" calcext:value-type="float">
            <text:p>2118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944" calcext:value-type="float">
            <text:p>63601594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79600" calcext:value-type="float">
            <text:p>228279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727000" calcext:value-type="float">
            <text:p>2287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191" calcext:value-type="float">
            <text:p>53800519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215000" calcext:value-type="float">
            <text:p>2462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1784" calcext:value-type="float">
            <text:p>53800178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63000" calcext:value-type="float">
            <text:p>2275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2872000" calcext:value-type="float">
            <text:p>2328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15261" calcext:value-type="float">
            <text:p>23511526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472000" calcext:value-type="float">
            <text:p>2454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0590" calcext:value-type="float">
            <text:p>6360905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934" calcext:value-type="float">
            <text:p>63601593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851" calcext:value-type="float">
            <text:p>53800385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6338000" calcext:value-type="float">
            <text:p>2663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09000" calcext:value-type="float">
            <text:p>2273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3437000" calcext:value-type="float">
            <text:p>2534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19300" calcext:value-type="float">
            <text:p>477219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739000" calcext:value-type="float">
            <text:p>2567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66970" calcext:value-type="float">
            <text:p>2276669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47000" calcext:value-type="float">
            <text:p>2273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289000" calcext:value-type="float">
            <text:p>3572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56276" calcext:value-type="float">
            <text:p>23505627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681000" calcext:value-type="float">
            <text:p>3056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20009" calcext:value-type="float">
            <text:p>24482000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104000" calcext:value-type="float">
            <text:p>2191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820000" calcext:value-type="float">
            <text:p>4778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975000" calcext:value-type="float">
            <text:p>2289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2752000" calcext:value-type="float">
            <text:p>2327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317" calcext:value-type="float">
            <text:p>53800431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651000" calcext:value-type="float">
            <text:p>3716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001100" calcext:value-type="float">
            <text:p>477001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7093" calcext:value-type="float">
            <text:p>63601709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280000" calcext:value-type="float">
            <text:p>24828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193" calcext:value-type="float">
            <text:p>63601619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626000" calcext:value-type="float">
            <text:p>2406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310000" calcext:value-type="float">
            <text:p>2413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030000" calcext:value-type="float">
            <text:p>5660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556" calcext:value-type="float">
            <text:p>63609255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18602000" calcext:value-type="float">
            <text:p>5186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586000" calcext:value-type="float">
            <text:p>3525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646" calcext:value-type="float">
            <text:p>53800464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67136710" calcext:value-type="float">
            <text:p>3671367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366" calcext:value-type="float">
            <text:p>63609236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581000" calcext:value-type="float">
            <text:p>2155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646000" calcext:value-type="float">
            <text:p>2196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5074000" calcext:value-type="float">
            <text:p>37507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94750" calcext:value-type="float">
            <text:p>2273947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40300" calcext:value-type="float">
            <text:p>227340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721000" calcext:value-type="float">
            <text:p>2577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593000" calcext:value-type="float">
            <text:p>2365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5972" calcext:value-type="float">
            <text:p>23509597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367000" calcext:value-type="float">
            <text:p>2413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576" calcext:value-type="float">
            <text:p>63609157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531000" calcext:value-type="float">
            <text:p>2565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66000" calcext:value-type="float">
            <text:p>2278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37900" calcext:value-type="float">
            <text:p>228137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077000" calcext:value-type="float">
            <text:p>3570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50635" calcext:value-type="float">
            <text:p>30405063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481000" calcext:value-type="float">
            <text:p>3734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52700" calcext:value-type="float">
            <text:p>311052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472000" calcext:value-type="float">
            <text:p>2484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577000" calcext:value-type="float">
            <text:p>2195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167" calcext:value-type="float">
            <text:p>53800616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29700" calcext:value-type="float">
            <text:p>228029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448000" calcext:value-type="float">
            <text:p>3044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582000" calcext:value-type="float">
            <text:p>24458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267000" calcext:value-type="float">
            <text:p>3732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650" calcext:value-type="float">
            <text:p>5380026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346000" calcext:value-type="float">
            <text:p>3713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626000" calcext:value-type="float">
            <text:p>2366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668000" calcext:value-type="float">
            <text:p>2466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4645000" calcext:value-type="float">
            <text:p>3746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423700" calcext:value-type="float">
            <text:p>477423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206000" calcext:value-type="float">
            <text:p>3532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279000" calcext:value-type="float">
            <text:p>3052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1211" calcext:value-type="float">
            <text:p>23510121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743000" calcext:value-type="float">
            <text:p>2567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791000" calcext:value-type="float">
            <text:p>3047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328000" calcext:value-type="float">
            <text:p>3523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296000" calcext:value-type="float">
            <text:p>2452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78000" calcext:value-type="float">
            <text:p>22727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70000" calcext:value-type="float">
            <text:p>2275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03505000" calcext:value-type="float">
            <text:p>4035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552000" calcext:value-type="float">
            <text:p>2185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800" calcext:value-type="float">
            <text:p>636014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565000" calcext:value-type="float">
            <text:p>2185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064400" calcext:value-type="float">
            <text:p>319064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016300" calcext:value-type="float">
            <text:p>477016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166000" calcext:value-type="float">
            <text:p>2151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892000" calcext:value-type="float">
            <text:p>2568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70560" calcext:value-type="float">
            <text:p>2275705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261" calcext:value-type="float">
            <text:p>63601526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85750" calcext:value-type="float">
            <text:p>2277857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975" calcext:value-type="float">
            <text:p>63609197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461000" calcext:value-type="float">
            <text:p>25746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288" calcext:value-type="float">
            <text:p>53800628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12571" calcext:value-type="float">
            <text:p>23511257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171" calcext:value-type="float">
            <text:p>53800417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165" calcext:value-type="float">
            <text:p>53800616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745000" calcext:value-type="float">
            <text:p>3527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954000" calcext:value-type="float">
            <text:p>2289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826000" calcext:value-type="float">
            <text:p>5658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070000" calcext:value-type="float">
            <text:p>3720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893" calcext:value-type="float">
            <text:p>63601589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818000" calcext:value-type="float">
            <text:p>3118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005" calcext:value-type="float">
            <text:p>53800600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953000" calcext:value-type="float">
            <text:p>3739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493000" calcext:value-type="float">
            <text:p>3054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050000" calcext:value-type="float">
            <text:p>24905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062" calcext:value-type="float">
            <text:p>53800506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544" calcext:value-type="float">
            <text:p>53800554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616" calcext:value-type="float">
            <text:p>53800661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681000" calcext:value-type="float">
            <text:p>2406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981000" calcext:value-type="float">
            <text:p>3119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105000" calcext:value-type="float">
            <text:p>2261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193" calcext:value-type="float">
            <text:p>31100019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993000" calcext:value-type="float">
            <text:p>2499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565000" calcext:value-type="float">
            <text:p>2405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977000" calcext:value-type="float">
            <text:p>2279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2630" calcext:value-type="float">
            <text:p>2270026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762000" calcext:value-type="float">
            <text:p>2127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398000" calcext:value-type="float">
            <text:p>4773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694" calcext:value-type="float">
            <text:p>25580569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9933000" calcext:value-type="float">
            <text:p>2399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297000" calcext:value-type="float">
            <text:p>2362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2005610" calcext:value-type="float">
            <text:p>2320056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08100" calcext:value-type="float">
            <text:p>477108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363000" calcext:value-type="float">
            <text:p>2483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356000" calcext:value-type="float">
            <text:p>3513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910000" calcext:value-type="float">
            <text:p>5649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728600" calcext:value-type="float">
            <text:p>477728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72000" calcext:value-type="float">
            <text:p>2447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7116" calcext:value-type="float">
            <text:p>63601711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548" calcext:value-type="float">
            <text:p>63609254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387000" calcext:value-type="float">
            <text:p>2203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31105" calcext:value-type="float">
            <text:p>23503110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792000" calcext:value-type="float">
            <text:p>2487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443" calcext:value-type="float">
            <text:p>53800444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092" calcext:value-type="float">
            <text:p>63609209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199000" calcext:value-type="float">
            <text:p>2261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675" calcext:value-type="float">
            <text:p>63601567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77000" calcext:value-type="float">
            <text:p>3057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703000" calcext:value-type="float">
            <text:p>2097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23270" calcext:value-type="float">
            <text:p>2273232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50331" calcext:value-type="float">
            <text:p>24465033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211220" calcext:value-type="float">
            <text:p>2112112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182000" calcext:value-type="float">
            <text:p>21218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827000" calcext:value-type="float">
            <text:p>3098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027000" calcext:value-type="float">
            <text:p>2440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22690" calcext:value-type="float">
            <text:p>2273226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092000" calcext:value-type="float">
            <text:p>2400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979000" calcext:value-type="float">
            <text:p>3559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629" calcext:value-type="float">
            <text:p>53800462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3913000" calcext:value-type="float">
            <text:p>5339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188000" calcext:value-type="float">
            <text:p>30518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3880" calcext:value-type="float">
            <text:p>2270038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11870" calcext:value-type="float">
            <text:p>2270118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464" calcext:value-type="float">
            <text:p>53800646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67900" calcext:value-type="float">
            <text:p>228067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11365" calcext:value-type="float">
            <text:p>23511136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537000" calcext:value-type="float">
            <text:p>3715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677000" calcext:value-type="float">
            <text:p>2406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29000" calcext:value-type="float">
            <text:p>2283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97000" calcext:value-type="float">
            <text:p>2272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478000" calcext:value-type="float">
            <text:p>20947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149000" calcext:value-type="float">
            <text:p>3191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66478" calcext:value-type="float">
            <text:p>23506647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431" calcext:value-type="float">
            <text:p>63601543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455000" calcext:value-type="float">
            <text:p>3704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760000" calcext:value-type="float">
            <text:p>2097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420000" calcext:value-type="float">
            <text:p>2154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528000" calcext:value-type="float">
            <text:p>5655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575000" calcext:value-type="float">
            <text:p>5665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358000" calcext:value-type="float">
            <text:p>2463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58180" calcext:value-type="float">
            <text:p>2270581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713000" calcext:value-type="float">
            <text:p>2577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296000" calcext:value-type="float">
            <text:p>3112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627000" calcext:value-type="float">
            <text:p>3056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078200" calcext:value-type="float">
            <text:p>477078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791900" calcext:value-type="float">
            <text:p>477791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960000" calcext:value-type="float">
            <text:p>2499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37900" calcext:value-type="float">
            <text:p>228037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068000" calcext:value-type="float">
            <text:p>2450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04120" calcext:value-type="float">
            <text:p>2275041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439000" calcext:value-type="float">
            <text:p>2204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250" calcext:value-type="float">
            <text:p>2558052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726000" calcext:value-type="float">
            <text:p>3547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3100" calcext:value-type="float">
            <text:p>636013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243000" calcext:value-type="float">
            <text:p>2402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807" calcext:value-type="float">
            <text:p>63609180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69200" calcext:value-type="float">
            <text:p>311069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256" calcext:value-type="float">
            <text:p>53800525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630" calcext:value-type="float">
            <text:p>5380046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665000" calcext:value-type="float">
            <text:p>3046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279000" calcext:value-type="float">
            <text:p>2562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140000" calcext:value-type="float">
            <text:p>3551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338000" calcext:value-type="float">
            <text:p>2263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88800" calcext:value-type="float">
            <text:p>477188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13119000" calcext:value-type="float">
            <text:p>4131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116" calcext:value-type="float">
            <text:p>63609111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4369000" calcext:value-type="float">
            <text:p>3743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02900" calcext:value-type="float">
            <text:p>228302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00300" calcext:value-type="float">
            <text:p>37100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231000" calcext:value-type="float">
            <text:p>3572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32900" calcext:value-type="float">
            <text:p>228032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57000" calcext:value-type="float">
            <text:p>3057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997000" calcext:value-type="float">
            <text:p>5669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524" calcext:value-type="float">
            <text:p>63609252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879000" calcext:value-type="float">
            <text:p>3728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257000" calcext:value-type="float">
            <text:p>2452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662000" calcext:value-type="float">
            <text:p>3726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254000" calcext:value-type="float">
            <text:p>2462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765" calcext:value-type="float">
            <text:p>25580576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46000" calcext:value-type="float">
            <text:p>3040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006" calcext:value-type="float">
            <text:p>63609200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2804" calcext:value-type="float">
            <text:p>63601280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938500" calcext:value-type="float">
            <text:p>477938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098" calcext:value-type="float">
            <text:p>63601609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114600" calcext:value-type="float">
            <text:p>273114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46430" calcext:value-type="float">
            <text:p>2275464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075000" calcext:value-type="float">
            <text:p>2580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839000" calcext:value-type="float">
            <text:p>5668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035000" calcext:value-type="float">
            <text:p>3730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409" calcext:value-type="float">
            <text:p>53800540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001000" calcext:value-type="float">
            <text:p>2480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85670" calcext:value-type="float">
            <text:p>2272856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014000" calcext:value-type="float">
            <text:p>2450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334000" calcext:value-type="float">
            <text:p>2103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413" calcext:value-type="float">
            <text:p>31100041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615" calcext:value-type="float">
            <text:p>53800661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452000" calcext:value-type="float">
            <text:p>3714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911" calcext:value-type="float">
            <text:p>53800391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23100" calcext:value-type="float">
            <text:p>227023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81000" calcext:value-type="float">
            <text:p>2282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744" calcext:value-type="float">
            <text:p>53800674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476" calcext:value-type="float">
            <text:p>53800447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168000" calcext:value-type="float">
            <text:p>3051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0648000" calcext:value-type="float">
            <text:p>2306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766" calcext:value-type="float">
            <text:p>53800476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655" calcext:value-type="float">
            <text:p>53800265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153600" calcext:value-type="float">
            <text:p>247153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849000" calcext:value-type="float">
            <text:p>2498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44700" calcext:value-type="float">
            <text:p>228344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110000" calcext:value-type="float">
            <text:p>2461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14006" calcext:value-type="float">
            <text:p>23511400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281" calcext:value-type="float">
            <text:p>63601628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709" calcext:value-type="float">
            <text:p>63601670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073" calcext:value-type="float">
            <text:p>53800607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239000" calcext:value-type="float">
            <text:p>2452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944000" calcext:value-type="float">
            <text:p>2499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355000" calcext:value-type="float">
            <text:p>3733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114700" calcext:value-type="float">
            <text:p>273114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602000" calcext:value-type="float">
            <text:p>3546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9045000" calcext:value-type="float">
            <text:p>2690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111000" calcext:value-type="float">
            <text:p>5631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90452" calcext:value-type="float">
            <text:p>53809045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08741" calcext:value-type="float">
            <text:p>23500874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3279" calcext:value-type="float">
            <text:p>23510327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628000" calcext:value-type="float">
            <text:p>5666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291000" calcext:value-type="float">
            <text:p>2192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329000" calcext:value-type="float">
            <text:p>2443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949000" calcext:value-type="float">
            <text:p>3059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543000" calcext:value-type="float">
            <text:p>2365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580000" calcext:value-type="float">
            <text:p>24458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046000" calcext:value-type="float">
            <text:p>3560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55000" calcext:value-type="float">
            <text:p>3040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83600" calcext:value-type="float">
            <text:p>228183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834000" calcext:value-type="float">
            <text:p>4778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040800" calcext:value-type="float">
            <text:p>477040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842000" calcext:value-type="float">
            <text:p>24884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954000" calcext:value-type="float">
            <text:p>3049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373000" calcext:value-type="float">
            <text:p>2483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346" calcext:value-type="float">
            <text:p>63609234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267000" calcext:value-type="float">
            <text:p>2102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16000" calcext:value-type="float">
            <text:p>2274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481000" calcext:value-type="float">
            <text:p>5634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537000" calcext:value-type="float">
            <text:p>2495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205" calcext:value-type="float">
            <text:p>53800520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665000" calcext:value-type="float">
            <text:p>3736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417000" calcext:value-type="float">
            <text:p>3144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5204000" calcext:value-type="float">
            <text:p>2052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19920" calcext:value-type="float">
            <text:p>2275199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50854" calcext:value-type="float">
            <text:p>24485085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098000" calcext:value-type="float">
            <text:p>3050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7439" calcext:value-type="float">
            <text:p>23510743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351000" calcext:value-type="float">
            <text:p>2093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88130" calcext:value-type="float">
            <text:p>2272881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255000" calcext:value-type="float">
            <text:p>3522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858000" calcext:value-type="float">
            <text:p>2288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2964" calcext:value-type="float">
            <text:p>23509296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240" calcext:value-type="float">
            <text:p>5380042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32624000" calcext:value-type="float">
            <text:p>4326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905000" calcext:value-type="float">
            <text:p>3049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039000" calcext:value-type="float">
            <text:p>2290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77000" calcext:value-type="float">
            <text:p>2275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19900" calcext:value-type="float">
            <text:p>477219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104000" calcext:value-type="float">
            <text:p>2491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48922000" calcext:value-type="float">
            <text:p>5489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27410" calcext:value-type="float">
            <text:p>2272274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0228" calcext:value-type="float">
            <text:p>30401022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472000" calcext:value-type="float">
            <text:p>2404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74600" calcext:value-type="float">
            <text:p>228174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263000" calcext:value-type="float">
            <text:p>2092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1490" calcext:value-type="float">
            <text:p>2558014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671000" calcext:value-type="float">
            <text:p>3056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652300" calcext:value-type="float">
            <text:p>477652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738000" calcext:value-type="float">
            <text:p>3047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35000" calcext:value-type="float">
            <text:p>2282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295" calcext:value-type="float">
            <text:p>53800229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52000" calcext:value-type="float">
            <text:p>2282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914600" calcext:value-type="float">
            <text:p>477914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290000" calcext:value-type="float">
            <text:p>22929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62780" calcext:value-type="float">
            <text:p>2270627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38124" calcext:value-type="float">
            <text:p>23503812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32665000" calcext:value-type="float">
            <text:p>4326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74000" calcext:value-type="float">
            <text:p>22757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12003" calcext:value-type="float">
            <text:p>23611200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623000" calcext:value-type="float">
            <text:p>2356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558000" calcext:value-type="float">
            <text:p>3705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621000" calcext:value-type="float">
            <text:p>2106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77420" calcext:value-type="float">
            <text:p>2271774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7269000" calcext:value-type="float">
            <text:p>5672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502000" calcext:value-type="float">
            <text:p>3055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08310" calcext:value-type="float">
            <text:p>2350083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605000" calcext:value-type="float">
            <text:p>2296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651" calcext:value-type="float">
            <text:p>63601565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499000" calcext:value-type="float">
            <text:p>2204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86000" calcext:value-type="float">
            <text:p>2272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1701000" calcext:value-type="float">
            <text:p>2317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435000" calcext:value-type="float">
            <text:p>2404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039000" calcext:value-type="float">
            <text:p>3520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67000" calcext:value-type="float">
            <text:p>3057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0986" calcext:value-type="float">
            <text:p>30401098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985000" calcext:value-type="float">
            <text:p>3709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58697" calcext:value-type="float">
            <text:p>23505869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00818" calcext:value-type="float">
            <text:p>27100081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934000" calcext:value-type="float">
            <text:p>2129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212000" calcext:value-type="float">
            <text:p>5652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3437" calcext:value-type="float">
            <text:p>63601343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5757060" calcext:value-type="float">
            <text:p>2657570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333000" calcext:value-type="float">
            <text:p>3053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4806" calcext:value-type="float">
            <text:p>23508480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047000" calcext:value-type="float">
            <text:p>3530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40319" calcext:value-type="float">
            <text:p>27104031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852900" calcext:value-type="float">
            <text:p>477852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323000" calcext:value-type="float">
            <text:p>2263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232000" calcext:value-type="float">
            <text:p>24623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0867" calcext:value-type="float">
            <text:p>30401086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637000" calcext:value-type="float">
            <text:p>3706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930" calcext:value-type="float">
            <text:p>5380039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479000" calcext:value-type="float">
            <text:p>2464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341000" calcext:value-type="float">
            <text:p>2563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85160" calcext:value-type="float">
            <text:p>2273851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158000" calcext:value-type="float">
            <text:p>3731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555000" calcext:value-type="float">
            <text:p>2465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278" calcext:value-type="float">
            <text:p>63601627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814700" calcext:value-type="float">
            <text:p>477814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76499" calcext:value-type="float">
            <text:p>23507649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064" calcext:value-type="float">
            <text:p>63601506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211000" calcext:value-type="float">
            <text:p>2492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606000" calcext:value-type="float">
            <text:p>2296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879000" calcext:value-type="float">
            <text:p>2498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929000" calcext:value-type="float">
            <text:p>2299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72088" calcext:value-type="float">
            <text:p>23507208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183000" calcext:value-type="float">
            <text:p>3041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717" calcext:value-type="float">
            <text:p>63601671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081790" calcext:value-type="float">
            <text:p>2240817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3823" calcext:value-type="float">
            <text:p>63601382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78960" calcext:value-type="float">
            <text:p>2270789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48777000" calcext:value-type="float">
            <text:p>5487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737" calcext:value-type="float">
            <text:p>53800373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38000" calcext:value-type="float">
            <text:p>2733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53000" calcext:value-type="float">
            <text:p>3040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447460" calcext:value-type="float">
            <text:p>2114474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609000" calcext:value-type="float">
            <text:p>2406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302000" calcext:value-type="float">
            <text:p>2463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815000" calcext:value-type="float">
            <text:p>3058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011000" calcext:value-type="float">
            <text:p>3140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570000" calcext:value-type="float">
            <text:p>2095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32000" calcext:value-type="float">
            <text:p>22753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727000" calcext:value-type="float">
            <text:p>3117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816000" calcext:value-type="float">
            <text:p>2468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558000" calcext:value-type="float">
            <text:p>2295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888000" calcext:value-type="float">
            <text:p>24888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3381" calcext:value-type="float">
            <text:p>63601338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96000" calcext:value-type="float">
            <text:p>2361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0816" calcext:value-type="float">
            <text:p>63609081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739000" calcext:value-type="float">
            <text:p>2457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66910" calcext:value-type="float">
            <text:p>2277669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21500" calcext:value-type="float">
            <text:p>227321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202000" calcext:value-type="float">
            <text:p>2562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218000" calcext:value-type="float">
            <text:p>2412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793" calcext:value-type="float">
            <text:p>53800379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140" calcext:value-type="float">
            <text:p>5380051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41992000" calcext:value-type="float">
            <text:p>4419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671000" calcext:value-type="float">
            <text:p>2406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12180" calcext:value-type="float">
            <text:p>2273121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778000" calcext:value-type="float">
            <text:p>24677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315000" calcext:value-type="float">
            <text:p>2463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039400" calcext:value-type="float">
            <text:p>247039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995000" calcext:value-type="float">
            <text:p>2449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263000" calcext:value-type="float">
            <text:p>2362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067" calcext:value-type="float">
            <text:p>53800406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14170" calcext:value-type="float">
            <text:p>2273141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84000" calcext:value-type="float">
            <text:p>2281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595000" calcext:value-type="float">
            <text:p>3115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42000" calcext:value-type="float">
            <text:p>30404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0646" calcext:value-type="float">
            <text:p>63609064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32664000" calcext:value-type="float">
            <text:p>4326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062000" calcext:value-type="float">
            <text:p>2460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73000" calcext:value-type="float">
            <text:p>2446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16000" calcext:value-type="float">
            <text:p>3057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7789000" calcext:value-type="float">
            <text:p>3777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168000" calcext:value-type="float">
            <text:p>3521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952000" calcext:value-type="float">
            <text:p>3539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38135636" calcext:value-type="float">
            <text:p>33813563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6083000" calcext:value-type="float">
            <text:p>3060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43415" calcext:value-type="float">
            <text:p>27104341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22700" calcext:value-type="float">
            <text:p>477222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002000" calcext:value-type="float">
            <text:p>2440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7312000" calcext:value-type="float">
            <text:p>2773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9600" calcext:value-type="float">
            <text:p>311009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571" calcext:value-type="float">
            <text:p>63609257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938900" calcext:value-type="float">
            <text:p>477938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49450" calcext:value-type="float">
            <text:p>2275494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795000" calcext:value-type="float">
            <text:p>2127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295000" calcext:value-type="float">
            <text:p>3142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91510" calcext:value-type="float">
            <text:p>2272915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3296" calcext:value-type="float">
            <text:p>63601329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642000" calcext:value-type="float">
            <text:p>35364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4180" calcext:value-type="float">
            <text:p>2270041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4740" calcext:value-type="float">
            <text:p>2558047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357000" calcext:value-type="float">
            <text:p>2413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366000" calcext:value-type="float">
            <text:p>3193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013000" calcext:value-type="float">
            <text:p>3560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016000" calcext:value-type="float">
            <text:p>3550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50855" calcext:value-type="float">
            <text:p>24485085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995000" calcext:value-type="float">
            <text:p>3729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70900" calcext:value-type="float">
            <text:p>228070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452" calcext:value-type="float">
            <text:p>53800645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657600" calcext:value-type="float">
            <text:p>477657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031000" calcext:value-type="float">
            <text:p>3720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370000" calcext:value-type="float">
            <text:p>3563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208000" calcext:value-type="float">
            <text:p>25620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922000" calcext:value-type="float">
            <text:p>2289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786000" calcext:value-type="float">
            <text:p>2557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754" calcext:value-type="float">
            <text:p>63601575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64000" calcext:value-type="float">
            <text:p>2273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623" calcext:value-type="float">
            <text:p>63601462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798000" calcext:value-type="float">
            <text:p>2297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304000" calcext:value-type="float">
            <text:p>2243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506000" calcext:value-type="float">
            <text:p>3055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270" calcext:value-type="float">
            <text:p>5380062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7579" calcext:value-type="float">
            <text:p>23508757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945000" calcext:value-type="float">
            <text:p>2289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46100" calcext:value-type="float">
            <text:p>311046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412000" calcext:value-type="float">
            <text:p>2294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483000" calcext:value-type="float">
            <text:p>2444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853000" calcext:value-type="float">
            <text:p>5648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952000" calcext:value-type="float">
            <text:p>2449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646000" calcext:value-type="float">
            <text:p>2486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5467" calcext:value-type="float">
            <text:p>23508546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37700" calcext:value-type="float">
            <text:p>311037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53800" calcext:value-type="float">
            <text:p>247253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03531001" calcext:value-type="float">
            <text:p>40353100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552000" calcext:value-type="float">
            <text:p>2485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494000" calcext:value-type="float">
            <text:p>2564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641000" calcext:value-type="float">
            <text:p>2246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910" calcext:value-type="float">
            <text:p>6360169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1445" calcext:value-type="float">
            <text:p>23508144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37570" calcext:value-type="float">
            <text:p>2273375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925300" calcext:value-type="float">
            <text:p>477925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72000" calcext:value-type="float">
            <text:p>2273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479" calcext:value-type="float">
            <text:p>63601547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751000" calcext:value-type="float">
            <text:p>2487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24000" calcext:value-type="float">
            <text:p>2283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426000" calcext:value-type="float">
            <text:p>3574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90456" calcext:value-type="float">
            <text:p>53809045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8233000" calcext:value-type="float">
            <text:p>2382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561" calcext:value-type="float">
            <text:p>53800456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204000" calcext:value-type="float">
            <text:p>2362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991" calcext:value-type="float">
            <text:p>53800499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573000" calcext:value-type="float">
            <text:p>2195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912000" calcext:value-type="float">
            <text:p>2279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0649000" calcext:value-type="float">
            <text:p>3106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760000" calcext:value-type="float">
            <text:p>3567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806000" calcext:value-type="float">
            <text:p>2288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219000" calcext:value-type="float">
            <text:p>2562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76245" calcext:value-type="float">
            <text:p>23507624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179000" calcext:value-type="float">
            <text:p>3141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2002833" calcext:value-type="float">
            <text:p>23200283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371000" calcext:value-type="float">
            <text:p>2123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59160" calcext:value-type="float">
            <text:p>2270591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535000" calcext:value-type="float">
            <text:p>2155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015000" calcext:value-type="float">
            <text:p>2290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802000" calcext:value-type="float">
            <text:p>2468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351000" calcext:value-type="float">
            <text:p>3053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659000" calcext:value-type="float">
            <text:p>3056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408000" calcext:value-type="float">
            <text:p>35440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4286000" calcext:value-type="float">
            <text:p>3742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558000" calcext:value-type="float">
            <text:p>2195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444300" calcext:value-type="float">
            <text:p>477444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513" calcext:value-type="float">
            <text:p>53800551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692" calcext:value-type="float">
            <text:p>53800369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941" calcext:value-type="float">
            <text:p>53800594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995000" calcext:value-type="float">
            <text:p>2589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78370" calcext:value-type="float">
            <text:p>2271783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74000" calcext:value-type="float">
            <text:p>22837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687" calcext:value-type="float">
            <text:p>53800668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343000" calcext:value-type="float">
            <text:p>5653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81024" calcext:value-type="float">
            <text:p>30408102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67680" calcext:value-type="float">
            <text:p>2275676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092000" calcext:value-type="float">
            <text:p>2200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736000" calcext:value-type="float">
            <text:p>2287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7324000" calcext:value-type="float">
            <text:p>2773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89000" calcext:value-type="float">
            <text:p>2275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765000" calcext:value-type="float">
            <text:p>2567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068000" calcext:value-type="float">
            <text:p>3560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990" calcext:value-type="float">
            <text:p>6360159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071000" calcext:value-type="float">
            <text:p>3560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15190" calcext:value-type="float">
            <text:p>2273151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187000" calcext:value-type="float">
            <text:p>3561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225000" calcext:value-type="float">
            <text:p>30922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230000" calcext:value-type="float">
            <text:p>2412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5734400" calcext:value-type="float">
            <text:p>205734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07800" calcext:value-type="float">
            <text:p>228107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580000" calcext:value-type="float">
            <text:p>35658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566000" calcext:value-type="float">
            <text:p>2295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666000" calcext:value-type="float">
            <text:p>2096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797000" calcext:value-type="float">
            <text:p>2127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465000" calcext:value-type="float">
            <text:p>2564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954000" calcext:value-type="float">
            <text:p>5669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5309000" calcext:value-type="float">
            <text:p>2053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00876" calcext:value-type="float">
            <text:p>27100087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11262000" calcext:value-type="float">
            <text:p>5112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842000" calcext:value-type="float">
            <text:p>31984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08800" calcext:value-type="float">
            <text:p>228208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396" calcext:value-type="float">
            <text:p>31100039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43800" calcext:value-type="float">
            <text:p>311043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34750" calcext:value-type="float">
            <text:p>2277347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53430" calcext:value-type="float">
            <text:p>2275534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506000" calcext:value-type="float">
            <text:p>2205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219000" calcext:value-type="float">
            <text:p>3052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101000" calcext:value-type="float">
            <text:p>2441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0635" calcext:value-type="float">
            <text:p>23508063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737000" calcext:value-type="float">
            <text:p>2467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919000" calcext:value-type="float">
            <text:p>3559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75024" calcext:value-type="float">
            <text:p>23507502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374000" calcext:value-type="float">
            <text:p>56337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33440" calcext:value-type="float">
            <text:p>2733334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85830" calcext:value-type="float">
            <text:p>2276858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94000" calcext:value-type="float">
            <text:p>2281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78600" calcext:value-type="float">
            <text:p>228278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67063280" calcext:value-type="float">
            <text:p>3670632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599" calcext:value-type="float">
            <text:p>53800559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677000" calcext:value-type="float">
            <text:p>3196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18700" calcext:value-type="float">
            <text:p>477218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612300" calcext:value-type="float">
            <text:p>477612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154000" calcext:value-type="float">
            <text:p>3041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05150" calcext:value-type="float">
            <text:p>2350051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239000" calcext:value-type="float">
            <text:p>2492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175000" calcext:value-type="float">
            <text:p>3091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334" calcext:value-type="float">
            <text:p>63609133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392000" calcext:value-type="float">
            <text:p>3143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759000" calcext:value-type="float">
            <text:p>3577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2885" calcext:value-type="float">
            <text:p>23510288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90234" calcext:value-type="float">
            <text:p>24479023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992000" calcext:value-type="float">
            <text:p>2569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756" calcext:value-type="float">
            <text:p>53800275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72000" calcext:value-type="float">
            <text:p>2274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840" calcext:value-type="float">
            <text:p>5380058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30000" calcext:value-type="float">
            <text:p>2447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699" calcext:value-type="float">
            <text:p>25580569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30098" calcext:value-type="float">
            <text:p>24483009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260000" calcext:value-type="float">
            <text:p>3052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525000" calcext:value-type="float">
            <text:p>24652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92140" calcext:value-type="float">
            <text:p>2273921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3225000" calcext:value-type="float">
            <text:p>25322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621000" calcext:value-type="float">
            <text:p>2286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473000" calcext:value-type="float">
            <text:p>3094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142000" calcext:value-type="float">
            <text:p>35514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215170" calcext:value-type="float">
            <text:p>2112151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573000" calcext:value-type="float">
            <text:p>2445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279" calcext:value-type="float">
            <text:p>63601627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142000" calcext:value-type="float">
            <text:p>21514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43399" calcext:value-type="float">
            <text:p>27104339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165000" calcext:value-type="float">
            <text:p>3091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646000" calcext:value-type="float">
            <text:p>2296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022000" calcext:value-type="float">
            <text:p>2570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16400" calcext:value-type="float">
            <text:p>311016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99300" calcext:value-type="float">
            <text:p>247299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06500" calcext:value-type="float">
            <text:p>227806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41307000" calcext:value-type="float">
            <text:p>3413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13770000" calcext:value-type="float">
            <text:p>4137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831600" calcext:value-type="float">
            <text:p>477831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728000" calcext:value-type="float">
            <text:p>2287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51000" calcext:value-type="float">
            <text:p>2282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265000" calcext:value-type="float">
            <text:p>2362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3202000" calcext:value-type="float">
            <text:p>2532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206000" calcext:value-type="float">
            <text:p>3732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02286" calcext:value-type="float">
            <text:p>25000228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3992000" calcext:value-type="float">
            <text:p>5339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037000" calcext:value-type="float">
            <text:p>5640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1444" calcext:value-type="float">
            <text:p>23508144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8053" calcext:value-type="float">
            <text:p>23509805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5688000" calcext:value-type="float">
            <text:p>20568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05270" calcext:value-type="float">
            <text:p>2350052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72000" calcext:value-type="float">
            <text:p>2281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3350" calcext:value-type="float">
            <text:p>2558033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90607" calcext:value-type="float">
            <text:p>24479060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12534000" calcext:value-type="float">
            <text:p>4125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0633" calcext:value-type="float">
            <text:p>23508063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86000" calcext:value-type="float">
            <text:p>3057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835000" calcext:value-type="float">
            <text:p>2488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050000" calcext:value-type="float">
            <text:p>24505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30600" calcext:value-type="float">
            <text:p>228330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364" calcext:value-type="float">
            <text:p>53800536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38540" calcext:value-type="float">
            <text:p>2733385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05086120" calcext:value-type="float">
            <text:p>6050861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422000" calcext:value-type="float">
            <text:p>5664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939000" calcext:value-type="float">
            <text:p>3529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519000" calcext:value-type="float">
            <text:p>5665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996000" calcext:value-type="float">
            <text:p>3059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10000" calcext:value-type="float">
            <text:p>2274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714" calcext:value-type="float">
            <text:p>53800471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564000" calcext:value-type="float">
            <text:p>2405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44800" calcext:value-type="float">
            <text:p>228344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822000" calcext:value-type="float">
            <text:p>3058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888" calcext:value-type="float">
            <text:p>63609188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50032" calcext:value-type="float">
            <text:p>23505003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098" calcext:value-type="float">
            <text:p>63601409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013000" calcext:value-type="float">
            <text:p>3710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528" calcext:value-type="float">
            <text:p>63609252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790000" calcext:value-type="float">
            <text:p>25679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478000" calcext:value-type="float">
            <text:p>22047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37000" calcext:value-type="float">
            <text:p>3040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14300" calcext:value-type="float">
            <text:p>227114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424000" calcext:value-type="float">
            <text:p>2444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20000" calcext:value-type="float">
            <text:p>2281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784000" calcext:value-type="float">
            <text:p>2567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018765" calcext:value-type="float">
            <text:p>21901876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962" calcext:value-type="float">
            <text:p>63609196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363000" calcext:value-type="float">
            <text:p>2443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635" calcext:value-type="float">
            <text:p>63609263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560700" calcext:value-type="float">
            <text:p>477560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50126" calcext:value-type="float">
            <text:p>23505012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124000" calcext:value-type="float">
            <text:p>2191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58280" calcext:value-type="float">
            <text:p>2271582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676000" calcext:value-type="float">
            <text:p>2156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627200" calcext:value-type="float">
            <text:p>477627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936000" calcext:value-type="float">
            <text:p>3059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01470" calcext:value-type="float">
            <text:p>2274014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983000" calcext:value-type="float">
            <text:p>3569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0620000" calcext:value-type="float">
            <text:p>2306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58520" calcext:value-type="float">
            <text:p>2271585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9430" calcext:value-type="float">
            <text:p>2270094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360700" calcext:value-type="float">
            <text:p>247360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301000" calcext:value-type="float">
            <text:p>3193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127000" calcext:value-type="float">
            <text:p>2461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84260" calcext:value-type="float">
            <text:p>2271842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656000" calcext:value-type="float">
            <text:p>2566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9669000" calcext:value-type="float">
            <text:p>2696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487000" calcext:value-type="float">
            <text:p>2204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61610" calcext:value-type="float">
            <text:p>2273616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553000" calcext:value-type="float">
            <text:p>2365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704" calcext:value-type="float">
            <text:p>53800370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48000" calcext:value-type="float">
            <text:p>2282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676000" calcext:value-type="float">
            <text:p>3116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594" calcext:value-type="float">
            <text:p>63601659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688000" calcext:value-type="float">
            <text:p>30868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922000" calcext:value-type="float">
            <text:p>3049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43810" calcext:value-type="float">
            <text:p>2272438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7329000" calcext:value-type="float">
            <text:p>2773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702000" calcext:value-type="float">
            <text:p>3117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5371000" calcext:value-type="float">
            <text:p>2253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656000" calcext:value-type="float">
            <text:p>2366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104400" calcext:value-type="float">
            <text:p>247104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407000" calcext:value-type="float">
            <text:p>5654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397100" calcext:value-type="float">
            <text:p>477397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147000" calcext:value-type="float">
            <text:p>3521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007" calcext:value-type="float">
            <text:p>53800500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26700" calcext:value-type="float">
            <text:p>228026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946000" calcext:value-type="float">
            <text:p>3549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315000" calcext:value-type="float">
            <text:p>2293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156" calcext:value-type="float">
            <text:p>63609215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597000" calcext:value-type="float">
            <text:p>2445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086800" calcext:value-type="float">
            <text:p>247086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138000" calcext:value-type="float">
            <text:p>5651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424200" calcext:value-type="float">
            <text:p>477424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503000" calcext:value-type="float">
            <text:p>2565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580" calcext:value-type="float">
            <text:p>2558055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00963" calcext:value-type="float">
            <text:p>25000096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006000" calcext:value-type="float">
            <text:p>3140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33650" calcext:value-type="float">
            <text:p>2733336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01000" calcext:value-type="float">
            <text:p>2446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096000" calcext:value-type="float">
            <text:p>2150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489" calcext:value-type="float">
            <text:p>53800648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468000" calcext:value-type="float">
            <text:p>3194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04600" calcext:value-type="float">
            <text:p>228004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193" calcext:value-type="float">
            <text:p>63601419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40407" calcext:value-type="float">
            <text:p>27104040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76321000" calcext:value-type="float">
            <text:p>5763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335400" calcext:value-type="float">
            <text:p>477335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391000" calcext:value-type="float">
            <text:p>2563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2380" calcext:value-type="float">
            <text:p>2558023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32651000" calcext:value-type="float">
            <text:p>4326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78970" calcext:value-type="float">
            <text:p>2270789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11603" calcext:value-type="float">
            <text:p>1160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803000" calcext:value-type="float">
            <text:p>2498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922000" calcext:value-type="float">
            <text:p>5649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711000" calcext:value-type="float">
            <text:p>2297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889000" calcext:value-type="float">
            <text:p>2098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010880" calcext:value-type="float">
            <text:p>2260108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46690" calcext:value-type="float">
            <text:p>2275466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02903" calcext:value-type="float">
            <text:p>25000290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204000" calcext:value-type="float">
            <text:p>3732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080" calcext:value-type="float">
            <text:p>6360920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670000" calcext:value-type="float">
            <text:p>2466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211000" calcext:value-type="float">
            <text:p>3052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194000" calcext:value-type="float">
            <text:p>2151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927" calcext:value-type="float">
            <text:p>63601492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763" calcext:value-type="float">
            <text:p>25580576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457" calcext:value-type="float">
            <text:p>63601545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30943" calcext:value-type="float">
            <text:p>27333094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784" calcext:value-type="float">
            <text:p>53800278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281000" calcext:value-type="float">
            <text:p>2442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385000" calcext:value-type="float">
            <text:p>2403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297000" calcext:value-type="float">
            <text:p>2092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28800" calcext:value-type="float">
            <text:p>227128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07330" calcext:value-type="float">
            <text:p>2350073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426000" calcext:value-type="float">
            <text:p>2194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35000" calcext:value-type="float">
            <text:p>2733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52000" calcext:value-type="float">
            <text:p>2278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9101930" calcext:value-type="float">
            <text:p>2691019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993000" calcext:value-type="float">
            <text:p>3049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021000" calcext:value-type="float">
            <text:p>2450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811000" calcext:value-type="float">
            <text:p>2458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545000" calcext:value-type="float">
            <text:p>3055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107000" calcext:value-type="float">
            <text:p>2411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74400" calcext:value-type="float">
            <text:p>477274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019000" calcext:value-type="float">
            <text:p>3140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03100" calcext:value-type="float">
            <text:p>477203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75000" calcext:value-type="float">
            <text:p>2278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405" calcext:value-type="float">
            <text:p>53800540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640000" calcext:value-type="float">
            <text:p>2586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9095000" calcext:value-type="float">
            <text:p>2590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984" calcext:value-type="float">
            <text:p>63601698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6832000" calcext:value-type="float">
            <text:p>30683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984000" calcext:value-type="float">
            <text:p>2279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083000" calcext:value-type="float">
            <text:p>3530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249000" calcext:value-type="float">
            <text:p>3512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656000" calcext:value-type="float">
            <text:p>3096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919000" calcext:value-type="float">
            <text:p>2289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941000" calcext:value-type="float">
            <text:p>2279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411000" calcext:value-type="float">
            <text:p>2574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03521001" calcext:value-type="float">
            <text:p>40352100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82000" calcext:value-type="float">
            <text:p>22828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936000" calcext:value-type="float">
            <text:p>2299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7209" calcext:value-type="float">
            <text:p>63601720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205000" calcext:value-type="float">
            <text:p>3192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092000" calcext:value-type="float">
            <text:p>3570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689000" calcext:value-type="float">
            <text:p>2486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10589" calcext:value-type="float">
            <text:p>24481058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924000" calcext:value-type="float">
            <text:p>3089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497000" calcext:value-type="float">
            <text:p>2204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38080" calcext:value-type="float">
            <text:p>2273380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578000" calcext:value-type="float">
            <text:p>21157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502" calcext:value-type="float">
            <text:p>63609150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58400" calcext:value-type="float">
            <text:p>247258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033000" calcext:value-type="float">
            <text:p>2480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607" calcext:value-type="float">
            <text:p>63601560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376000" calcext:value-type="float">
            <text:p>2123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246000" calcext:value-type="float">
            <text:p>5652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4597000" calcext:value-type="float">
            <text:p>2345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227000" calcext:value-type="float">
            <text:p>2462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89980" calcext:value-type="float">
            <text:p>2275899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707000" calcext:value-type="float">
            <text:p>2357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2616000" calcext:value-type="float">
            <text:p>2326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977000" calcext:value-type="float">
            <text:p>5649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969000" calcext:value-type="float">
            <text:p>3719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837000" calcext:value-type="float">
            <text:p>2498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015800" calcext:value-type="float">
            <text:p>319015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330000" calcext:value-type="float">
            <text:p>3053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147000" calcext:value-type="float">
            <text:p>3711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50783" calcext:value-type="float">
            <text:p>23505078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891000" calcext:value-type="float">
            <text:p>2568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595" calcext:value-type="float">
            <text:p>63601659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4322000" calcext:value-type="float">
            <text:p>3743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319" calcext:value-type="float">
            <text:p>63609131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018986" calcext:value-type="float">
            <text:p>21901898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553000" calcext:value-type="float">
            <text:p>3735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901000" calcext:value-type="float">
            <text:p>2459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17222332" calcext:value-type="float">
            <text:p>41722233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453000" calcext:value-type="float">
            <text:p>2364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2005700" calcext:value-type="float">
            <text:p>232005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519100" calcext:value-type="float">
            <text:p>477519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029" calcext:value-type="float">
            <text:p>53800402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116000" calcext:value-type="float">
            <text:p>2411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032000" calcext:value-type="float">
            <text:p>37003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11881" calcext:value-type="float">
            <text:p>23611188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039" calcext:value-type="float">
            <text:p>53800603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766000" calcext:value-type="float">
            <text:p>2407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10323" calcext:value-type="float">
            <text:p>24481032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539000" calcext:value-type="float">
            <text:p>2455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0624000" calcext:value-type="float">
            <text:p>2306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922000" calcext:value-type="float">
            <text:p>3119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599000" calcext:value-type="float">
            <text:p>3055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065500" calcext:value-type="float">
            <text:p>247065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3630" calcext:value-type="float">
            <text:p>2270036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449" calcext:value-type="float">
            <text:p>63609144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078800" calcext:value-type="float">
            <text:p>247078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545000" calcext:value-type="float">
            <text:p>3195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71000" calcext:value-type="float">
            <text:p>3057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639000" calcext:value-type="float">
            <text:p>2456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6862000" calcext:value-type="float">
            <text:p>3068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283000" calcext:value-type="float">
            <text:p>2362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286440" calcext:value-type="float">
            <text:p>2112864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37600" calcext:value-type="float">
            <text:p>311037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733600" calcext:value-type="float">
            <text:p>477733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08000" calcext:value-type="float">
            <text:p>22740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917000" calcext:value-type="float">
            <text:p>2279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910000" calcext:value-type="float">
            <text:p>2569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9873000" calcext:value-type="float">
            <text:p>2598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06740" calcext:value-type="float">
            <text:p>2350067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359" calcext:value-type="float">
            <text:p>63601535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865000" calcext:value-type="float">
            <text:p>3738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005000" calcext:value-type="float">
            <text:p>2450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662000" calcext:value-type="float">
            <text:p>2566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298000" calcext:value-type="float">
            <text:p>2192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37000" calcext:value-type="float">
            <text:p>3057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566000" calcext:value-type="float">
            <text:p>2155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718000" calcext:value-type="float">
            <text:p>2097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18500" calcext:value-type="float">
            <text:p>311018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029000" calcext:value-type="float">
            <text:p>2150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855000" calcext:value-type="float">
            <text:p>2468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352" calcext:value-type="float">
            <text:p>63609135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887300" calcext:value-type="float">
            <text:p>228887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60453" calcext:value-type="float">
            <text:p>23506045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540000" calcext:value-type="float">
            <text:p>2495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33000" calcext:value-type="float">
            <text:p>2281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9527000" calcext:value-type="float">
            <text:p>2395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117000" calcext:value-type="float">
            <text:p>2191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890000" calcext:value-type="float">
            <text:p>24989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330000" calcext:value-type="float">
            <text:p>3563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825000" calcext:value-type="float">
            <text:p>21982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299000" calcext:value-type="float">
            <text:p>3512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031" calcext:value-type="float">
            <text:p>53800403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79074" calcext:value-type="float">
            <text:p>23507907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620000" calcext:value-type="float">
            <text:p>2296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4281000" calcext:value-type="float">
            <text:p>3742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600000" calcext:value-type="float">
            <text:p>5666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596" calcext:value-type="float">
            <text:p>53800659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567000" calcext:value-type="float">
            <text:p>2365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031000" calcext:value-type="float">
            <text:p>2100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01268" calcext:value-type="float">
            <text:p>25000126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69233000" calcext:value-type="float">
            <text:p>3692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47800" calcext:value-type="float">
            <text:p>228047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857000" calcext:value-type="float">
            <text:p>2108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42200" calcext:value-type="float">
            <text:p>227142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387000" calcext:value-type="float">
            <text:p>5643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555000" calcext:value-type="float">
            <text:p>3055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237000" calcext:value-type="float">
            <text:p>5642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107000" calcext:value-type="float">
            <text:p>2561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187" calcext:value-type="float">
            <text:p>63601518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50716" calcext:value-type="float">
            <text:p>24475071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388000" calcext:value-type="float">
            <text:p>56438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859000" calcext:value-type="float">
            <text:p>3058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473000" calcext:value-type="float">
            <text:p>3704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10800" calcext:value-type="float">
            <text:p>228210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67624" calcext:value-type="float">
            <text:p>47716762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864000" calcext:value-type="float">
            <text:p>2578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14880" calcext:value-type="float">
            <text:p>2274148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00964" calcext:value-type="float">
            <text:p>25000096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540000" calcext:value-type="float">
            <text:p>2205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603000" calcext:value-type="float">
            <text:p>2206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908000" calcext:value-type="float">
            <text:p>25690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89520" calcext:value-type="float">
            <text:p>2275895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029000" calcext:value-type="float">
            <text:p>2240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349" calcext:value-type="float">
            <text:p>53800434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390" calcext:value-type="float">
            <text:p>6360923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908000" calcext:value-type="float">
            <text:p>30490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32470" calcext:value-type="float">
            <text:p>2271324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859" calcext:value-type="float">
            <text:p>63609185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8061" calcext:value-type="float">
            <text:p>23509806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136000" calcext:value-type="float">
            <text:p>2411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789000" calcext:value-type="float">
            <text:p>2457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163" calcext:value-type="float">
            <text:p>53800616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842000" calcext:value-type="float">
            <text:p>30584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3850" calcext:value-type="float">
            <text:p>2270038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395000" calcext:value-type="float">
            <text:p>3053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6209000" calcext:value-type="float">
            <text:p>2662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754000" calcext:value-type="float">
            <text:p>2467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533000" calcext:value-type="float">
            <text:p>3515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399000" calcext:value-type="float">
            <text:p>2493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924000" calcext:value-type="float">
            <text:p>3049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126000" calcext:value-type="float">
            <text:p>2491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701830000" calcext:value-type="float">
            <text:p>7018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819000" calcext:value-type="float">
            <text:p>2568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09900" calcext:value-type="float">
            <text:p>228009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079000" calcext:value-type="float">
            <text:p>5630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29070" calcext:value-type="float">
            <text:p>2272290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070000" calcext:value-type="float">
            <text:p>3510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514000" calcext:value-type="float">
            <text:p>3535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55700" calcext:value-type="float">
            <text:p>228155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764000" calcext:value-type="float">
            <text:p>3537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662" calcext:value-type="float">
            <text:p>25580566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55800" calcext:value-type="float">
            <text:p>228355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246" calcext:value-type="float">
            <text:p>53800424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6263000" calcext:value-type="float">
            <text:p>2662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136000" calcext:value-type="float">
            <text:p>2451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121000" calcext:value-type="float">
            <text:p>2411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625000" calcext:value-type="float">
            <text:p>24062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117000" calcext:value-type="float">
            <text:p>3041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00818" calcext:value-type="float">
            <text:p>25000081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01396" calcext:value-type="float">
            <text:p>25000139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959" calcext:value-type="float">
            <text:p>53800295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775000" calcext:value-type="float">
            <text:p>3117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79930" calcext:value-type="float">
            <text:p>2275799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923000" calcext:value-type="float">
            <text:p>3529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274" calcext:value-type="float">
            <text:p>31100027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824000" calcext:value-type="float">
            <text:p>5658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084000" calcext:value-type="float">
            <text:p>2120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69065" calcext:value-type="float">
            <text:p>23506906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1809" calcext:value-type="float">
            <text:p>53800180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263" calcext:value-type="float">
            <text:p>63601526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633320" calcext:value-type="float">
            <text:p>2116333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31600" calcext:value-type="float">
            <text:p>228131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40500" calcext:value-type="float">
            <text:p>311040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1450" calcext:value-type="float">
            <text:p>2270014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0328" calcext:value-type="float">
            <text:p>23508032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350000" calcext:value-type="float">
            <text:p>25635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42556" calcext:value-type="float">
            <text:p>27104255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132200" calcext:value-type="float">
            <text:p>273132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35900" calcext:value-type="float">
            <text:p>228335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546520" calcext:value-type="float">
            <text:p>2735465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84000" calcext:value-type="float">
            <text:p>2275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831" calcext:value-type="float">
            <text:p>63601683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759000" calcext:value-type="float">
            <text:p>3097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96930" calcext:value-type="float">
            <text:p>2276969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342" calcext:value-type="float">
            <text:p>31100034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668000" calcext:value-type="float">
            <text:p>3576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389000" calcext:value-type="float">
            <text:p>3053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12026" calcext:value-type="float">
            <text:p>23511202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41270000" calcext:value-type="float">
            <text:p>3412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813000" calcext:value-type="float">
            <text:p>2288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407000" calcext:value-type="float">
            <text:p>3044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183000" calcext:value-type="float">
            <text:p>2481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0859" calcext:value-type="float">
            <text:p>30401085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8670" calcext:value-type="float">
            <text:p>2270086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245000" calcext:value-type="float">
            <text:p>2292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1641" calcext:value-type="float">
            <text:p>63601164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316" calcext:value-type="float">
            <text:p>53800431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3273" calcext:value-type="float">
            <text:p>63601327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327000" calcext:value-type="float">
            <text:p>2293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600000" calcext:value-type="float">
            <text:p>2126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6887000" calcext:value-type="float">
            <text:p>3768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61600" calcext:value-type="float">
            <text:p>311061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065000" calcext:value-type="float">
            <text:p>2120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772" calcext:value-type="float">
            <text:p>63601577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187000" calcext:value-type="float">
            <text:p>3141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059000" calcext:value-type="float">
            <text:p>3560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53100" calcext:value-type="float">
            <text:p>311053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79000" calcext:value-type="float">
            <text:p>2274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50116" calcext:value-type="float">
            <text:p>24485011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9666000" calcext:value-type="float">
            <text:p>2696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995000" calcext:value-type="float">
            <text:p>2569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434000" calcext:value-type="float">
            <text:p>2104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160630" calcext:value-type="float">
            <text:p>2111606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498000" calcext:value-type="float">
            <text:p>2204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14000" calcext:value-type="float">
            <text:p>2273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519000" calcext:value-type="float">
            <text:p>3045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137" calcext:value-type="float">
            <text:p>63609213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707600" calcext:value-type="float">
            <text:p>211707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0537" calcext:value-type="float">
            <text:p>23509053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5395000" calcext:value-type="float">
            <text:p>2053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08050" calcext:value-type="float">
            <text:p>2350080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21000" calcext:value-type="float">
            <text:p>2446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4107" calcext:value-type="float">
            <text:p>23508410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522000" calcext:value-type="float">
            <text:p>4775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30000" calcext:value-type="float">
            <text:p>2274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982000" calcext:value-type="float">
            <text:p>30598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561000" calcext:value-type="float">
            <text:p>22956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137000" calcext:value-type="float">
            <text:p>2121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681870" calcext:value-type="float">
            <text:p>2116818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015000" calcext:value-type="float">
            <text:p>5660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31000" calcext:value-type="float">
            <text:p>2278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979" calcext:value-type="float">
            <text:p>63601697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56460" calcext:value-type="float">
            <text:p>2270564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90370" calcext:value-type="float">
            <text:p>2447903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158000" calcext:value-type="float">
            <text:p>2261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9298000" calcext:value-type="float">
            <text:p>2592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947000" calcext:value-type="float">
            <text:p>2129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48899000" calcext:value-type="float">
            <text:p>5488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673000" calcext:value-type="float">
            <text:p>2566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067700" calcext:value-type="float">
            <text:p>477067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794000" calcext:value-type="float">
            <text:p>2467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917000" calcext:value-type="float">
            <text:p>2289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885000" calcext:value-type="float">
            <text:p>3058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956000" calcext:value-type="float">
            <text:p>2449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366340" calcext:value-type="float">
            <text:p>2113663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76000" calcext:value-type="float">
            <text:p>2278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77333000" calcext:value-type="float">
            <text:p>5773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973" calcext:value-type="float">
            <text:p>53800297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553" calcext:value-type="float">
            <text:p>63609255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967800" calcext:value-type="float">
            <text:p>477967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96240" calcext:value-type="float">
            <text:p>2277962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14080" calcext:value-type="float">
            <text:p>2274140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75090" calcext:value-type="float">
            <text:p>2271750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405000" calcext:value-type="float">
            <text:p>2454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126" calcext:value-type="float">
            <text:p>63601412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524700" calcext:value-type="float">
            <text:p>477524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7048000" calcext:value-type="float">
            <text:p>5670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51085" calcext:value-type="float">
            <text:p>23505108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36000" calcext:value-type="float">
            <text:p>3040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73800" calcext:value-type="float">
            <text:p>311073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187000" calcext:value-type="float">
            <text:p>5631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656000" calcext:value-type="float">
            <text:p>3116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51700" calcext:value-type="float">
            <text:p>228151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444000" calcext:value-type="float">
            <text:p>3054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020000" calcext:value-type="float">
            <text:p>3510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092" calcext:value-type="float">
            <text:p>31100009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670" calcext:value-type="float">
            <text:p>5380036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0290" calcext:value-type="float">
            <text:p>3040102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19220" calcext:value-type="float">
            <text:p>2277192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836000" calcext:value-type="float">
            <text:p>3058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90453" calcext:value-type="float">
            <text:p>53809045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618000" calcext:value-type="float">
            <text:p>4776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739000" calcext:value-type="float">
            <text:p>3047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02434" calcext:value-type="float">
            <text:p>25000243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135000" calcext:value-type="float">
            <text:p>2111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30944" calcext:value-type="float">
            <text:p>24473094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337000" calcext:value-type="float">
            <text:p>5663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171000" calcext:value-type="float">
            <text:p>3721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272000" calcext:value-type="float">
            <text:p>2292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39000" calcext:value-type="float">
            <text:p>2283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559000" calcext:value-type="float">
            <text:p>2445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18010" calcext:value-type="float">
            <text:p>2273180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129" calcext:value-type="float">
            <text:p>63609112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30000" calcext:value-type="float">
            <text:p>2273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90338" calcext:value-type="float">
            <text:p>53809033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222000" calcext:value-type="float">
            <text:p>3142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614" calcext:value-type="float">
            <text:p>63609261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180000" calcext:value-type="float">
            <text:p>35418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364000" calcext:value-type="float">
            <text:p>3053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70770" calcext:value-type="float">
            <text:p>5380707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415" calcext:value-type="float">
            <text:p>53800541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443000" calcext:value-type="float">
            <text:p>3714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251000" calcext:value-type="float">
            <text:p>3142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5383000" calcext:value-type="float">
            <text:p>2253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76520" calcext:value-type="float">
            <text:p>2733765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22670" calcext:value-type="float">
            <text:p>2273226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88000" calcext:value-type="float">
            <text:p>30408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087000" calcext:value-type="float">
            <text:p>5660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470" calcext:value-type="float">
            <text:p>5380034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1443" calcext:value-type="float">
            <text:p>23508144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18700" calcext:value-type="float">
            <text:p>228218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240000" calcext:value-type="float">
            <text:p>3052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682000" calcext:value-type="float">
            <text:p>24568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690000" calcext:value-type="float">
            <text:p>30469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481000" calcext:value-type="float">
            <text:p>2464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218000" calcext:value-type="float">
            <text:p>3722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339000" calcext:value-type="float">
            <text:p>2443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693000" calcext:value-type="float">
            <text:p>5646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602000" calcext:value-type="float">
            <text:p>2466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367" calcext:value-type="float">
            <text:p>53800636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744000" calcext:value-type="float">
            <text:p>3727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747000" calcext:value-type="float">
            <text:p>5637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51000" calcext:value-type="float">
            <text:p>2280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9107530" calcext:value-type="float">
            <text:p>2691075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620000" calcext:value-type="float">
            <text:p>2466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187000" calcext:value-type="float">
            <text:p>3051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591000" calcext:value-type="float">
            <text:p>3195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146000" calcext:value-type="float">
            <text:p>3551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21940" calcext:value-type="float">
            <text:p>2276219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674" calcext:value-type="float">
            <text:p>63601567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565000" calcext:value-type="float">
            <text:p>3055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09548" calcext:value-type="float">
            <text:p>63600954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721000" calcext:value-type="float">
            <text:p>2407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294000" calcext:value-type="float">
            <text:p>3052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111000" calcext:value-type="float">
            <text:p>5641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0998" calcext:value-type="float">
            <text:p>30401099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70000" calcext:value-type="float">
            <text:p>2272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10150" calcext:value-type="float">
            <text:p>2273101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509000" calcext:value-type="float">
            <text:p>2245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59765" calcext:value-type="float">
            <text:p>23505976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209000" calcext:value-type="float">
            <text:p>2492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433000" calcext:value-type="float">
            <text:p>2564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19000312" calcext:value-type="float">
            <text:p>41900031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167" calcext:value-type="float">
            <text:p>53800516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13700" calcext:value-type="float">
            <text:p>228213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570000" calcext:value-type="float">
            <text:p>3735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6273000" calcext:value-type="float">
            <text:p>2662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6039000" calcext:value-type="float">
            <text:p>3060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92000" calcext:value-type="float">
            <text:p>2273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625170" calcext:value-type="float">
            <text:p>2116251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198000" calcext:value-type="float">
            <text:p>5661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634" calcext:value-type="float">
            <text:p>63609263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551000" calcext:value-type="float">
            <text:p>2185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946000" calcext:value-type="float">
            <text:p>2289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346000" calcext:value-type="float">
            <text:p>3043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615" calcext:value-type="float">
            <text:p>25580561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988000" calcext:value-type="float">
            <text:p>22798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11974" calcext:value-type="float">
            <text:p>23611197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061000" calcext:value-type="float">
            <text:p>21506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565000" calcext:value-type="float">
            <text:p>2205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14000" calcext:value-type="float">
            <text:p>3057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190000" calcext:value-type="float">
            <text:p>30519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1029" calcext:value-type="float">
            <text:p>30401102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3414000" calcext:value-type="float">
            <text:p>2534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376000" calcext:value-type="float">
            <text:p>2443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337" calcext:value-type="float">
            <text:p>63609233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075000" calcext:value-type="float">
            <text:p>2480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847000" calcext:value-type="float">
            <text:p>3098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868000" calcext:value-type="float">
            <text:p>3548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468000" calcext:value-type="float">
            <text:p>2454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841000" calcext:value-type="float">
            <text:p>2298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220" calcext:value-type="float">
            <text:p>6360922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308000" calcext:value-type="float">
            <text:p>35530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70700" calcext:value-type="float">
            <text:p>228070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39660" calcext:value-type="float">
            <text:p>2276396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42520" calcext:value-type="float">
            <text:p>2710425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41610" calcext:value-type="float">
            <text:p>2277416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837000" calcext:value-type="float">
            <text:p>5668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983000" calcext:value-type="float">
            <text:p>2579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47900" calcext:value-type="float">
            <text:p>228047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189000" calcext:value-type="float">
            <text:p>2411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926000" calcext:value-type="float">
            <text:p>2299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755" calcext:value-type="float">
            <text:p>53800275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231000" calcext:value-type="float">
            <text:p>3732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008" calcext:value-type="float">
            <text:p>63601500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930000" calcext:value-type="float">
            <text:p>2459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807000" calcext:value-type="float">
            <text:p>3738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082000" calcext:value-type="float">
            <text:p>25708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50840" calcext:value-type="float">
            <text:p>3040508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777" calcext:value-type="float">
            <text:p>63601577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0622000" calcext:value-type="float">
            <text:p>2306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15700" calcext:value-type="float">
            <text:p>228215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067000" calcext:value-type="float">
            <text:p>3050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44400" calcext:value-type="float">
            <text:p>311044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944000" calcext:value-type="float">
            <text:p>5649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22900" calcext:value-type="float">
            <text:p>228022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32950" calcext:value-type="float">
            <text:p>2270329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692" calcext:value-type="float">
            <text:p>63601669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518000" calcext:value-type="float">
            <text:p>2565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939" calcext:value-type="float">
            <text:p>53800593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193070" calcext:value-type="float">
            <text:p>2581930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088000" calcext:value-type="float">
            <text:p>56508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206000" calcext:value-type="float">
            <text:p>3702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1761" calcext:value-type="float">
            <text:p>23509176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177000" calcext:value-type="float">
            <text:p>2261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598000" calcext:value-type="float">
            <text:p>3735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4739" calcext:value-type="float">
            <text:p>23510473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499000" calcext:value-type="float">
            <text:p>3194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6207000" calcext:value-type="float">
            <text:p>3762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0779" calcext:value-type="float">
            <text:p>30401077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939000" calcext:value-type="float">
            <text:p>3539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716000" calcext:value-type="float">
            <text:p>2457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802000" calcext:value-type="float">
            <text:p>3728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851" calcext:value-type="float">
            <text:p>63601685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733000" calcext:value-type="float">
            <text:p>2467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663000" calcext:value-type="float">
            <text:p>3116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2771" calcext:value-type="float">
            <text:p>23509277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819000" calcext:value-type="float">
            <text:p>2158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35980" calcext:value-type="float">
            <text:p>2276359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775" calcext:value-type="float">
            <text:p>53800277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202460" calcext:value-type="float">
            <text:p>2112024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51320" calcext:value-type="float">
            <text:p>2275513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019600" calcext:value-type="float">
            <text:p>247019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4793" calcext:value-type="float">
            <text:p>23509479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291000" calcext:value-type="float">
            <text:p>2562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797" calcext:value-type="float">
            <text:p>53800579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046000" calcext:value-type="float">
            <text:p>3050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359000" calcext:value-type="float">
            <text:p>2463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451" calcext:value-type="float">
            <text:p>63609245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0455804" calcext:value-type="float">
            <text:p>47045580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60278" calcext:value-type="float">
            <text:p>24486027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919000" calcext:value-type="float">
            <text:p>2569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6793" calcext:value-type="float">
            <text:p>23509679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339" calcext:value-type="float">
            <text:p>53800433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90232" calcext:value-type="float">
            <text:p>53809023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290000" calcext:value-type="float">
            <text:p>37229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9990" calcext:value-type="float">
            <text:p>2270099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393000" calcext:value-type="float">
            <text:p>3053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42566" calcext:value-type="float">
            <text:p>27104256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088000" calcext:value-type="float">
            <text:p>56608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22121422" calcext:value-type="float">
            <text:p>62212142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771000" calcext:value-type="float">
            <text:p>2467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341100" calcext:value-type="float">
            <text:p>247341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42600" calcext:value-type="float">
            <text:p>228042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5756690" calcext:value-type="float">
            <text:p>2657566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576" calcext:value-type="float">
            <text:p>53800357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765000" calcext:value-type="float">
            <text:p>3737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712400" calcext:value-type="float">
            <text:p>477712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203000" calcext:value-type="float">
            <text:p>2362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057000" calcext:value-type="float">
            <text:p>2450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849000" calcext:value-type="float">
            <text:p>2288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039000" calcext:value-type="float">
            <text:p>2150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714" calcext:value-type="float">
            <text:p>63609171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3000" calcext:value-type="float">
            <text:p>3040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573000" calcext:value-type="float">
            <text:p>5645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724000" calcext:value-type="float">
            <text:p>2487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602000" calcext:value-type="float">
            <text:p>2476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783000" calcext:value-type="float">
            <text:p>2297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32963000" calcext:value-type="float">
            <text:p>4329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677" calcext:value-type="float">
            <text:p>53800367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5267" calcext:value-type="float">
            <text:p>23509526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689000" calcext:value-type="float">
            <text:p>3096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40600" calcext:value-type="float">
            <text:p>228040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115" calcext:value-type="float">
            <text:p>63601611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20000" calcext:value-type="float">
            <text:p>2275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077000" calcext:value-type="float">
            <text:p>5630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055" calcext:value-type="float">
            <text:p>53800405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263" calcext:value-type="float">
            <text:p>63609226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937" calcext:value-type="float">
            <text:p>63609193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989000" calcext:value-type="float">
            <text:p>2279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758000" calcext:value-type="float">
            <text:p>5637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65900" calcext:value-type="float">
            <text:p>228065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928" calcext:value-type="float">
            <text:p>53800392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7468000" calcext:value-type="float">
            <text:p>5674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358" calcext:value-type="float">
            <text:p>53800635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176000" calcext:value-type="float">
            <text:p>2181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902400" calcext:value-type="float">
            <text:p>477902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5561000" calcext:value-type="float">
            <text:p>20556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989000" calcext:value-type="float">
            <text:p>2109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00000" calcext:value-type="float">
            <text:p>2280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00929" calcext:value-type="float">
            <text:p>27100092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399300" calcext:value-type="float">
            <text:p>477399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53723" calcext:value-type="float">
            <text:p>23505372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697" calcext:value-type="float">
            <text:p>25580569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76230" calcext:value-type="float">
            <text:p>2272762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09620" calcext:value-type="float">
            <text:p>2350096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67318000" calcext:value-type="float">
            <text:p>3673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923000" calcext:value-type="float">
            <text:p>5649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43000" calcext:value-type="float">
            <text:p>2274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973000" calcext:value-type="float">
            <text:p>3119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63970" calcext:value-type="float">
            <text:p>2272639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328400" calcext:value-type="float">
            <text:p>477328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186000" calcext:value-type="float">
            <text:p>5631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480000" calcext:value-type="float">
            <text:p>37248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253000" calcext:value-type="float">
            <text:p>2462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265" calcext:value-type="float">
            <text:p>63601526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999400" calcext:value-type="float">
            <text:p>227999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275000" calcext:value-type="float">
            <text:p>2562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101000" calcext:value-type="float">
            <text:p>2291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918000" calcext:value-type="float">
            <text:p>2449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789000" calcext:value-type="float">
            <text:p>3527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53980" calcext:value-type="float">
            <text:p>2276539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627000" calcext:value-type="float">
            <text:p>3536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76000" calcext:value-type="float">
            <text:p>2273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3256000" calcext:value-type="float">
            <text:p>2532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806000" calcext:value-type="float">
            <text:p>2578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58000" calcext:value-type="float">
            <text:p>2275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77805" calcext:value-type="float">
            <text:p>23507780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50230" calcext:value-type="float">
            <text:p>2276502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519000" calcext:value-type="float">
            <text:p>2575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081000" calcext:value-type="float">
            <text:p>2290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485" calcext:value-type="float">
            <text:p>53800548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98110" calcext:value-type="float">
            <text:p>2272981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0707" calcext:value-type="float">
            <text:p>63609070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640200" calcext:value-type="float">
            <text:p>477640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355500" calcext:value-type="float">
            <text:p>247355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209000" calcext:value-type="float">
            <text:p>3552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388000" calcext:value-type="float">
            <text:p>35738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263000" calcext:value-type="float">
            <text:p>3052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80000" calcext:value-type="float">
            <text:p>24478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645000" calcext:value-type="float">
            <text:p>2586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729000" calcext:value-type="float">
            <text:p>4777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518000" calcext:value-type="float">
            <text:p>2125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648000" calcext:value-type="float">
            <text:p>5646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802000" calcext:value-type="float">
            <text:p>3518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910000" calcext:value-type="float">
            <text:p>2449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41000" calcext:value-type="float">
            <text:p>3040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675000" calcext:value-type="float">
            <text:p>5666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93450" calcext:value-type="float">
            <text:p>2275934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564000" calcext:value-type="float">
            <text:p>3115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35650" calcext:value-type="float">
            <text:p>2276356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941000" calcext:value-type="float">
            <text:p>3719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05086011" calcext:value-type="float">
            <text:p>60508601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921000" calcext:value-type="float">
            <text:p>3119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959000" calcext:value-type="float">
            <text:p>2499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128000" calcext:value-type="float">
            <text:p>2491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937000" calcext:value-type="float">
            <text:p>2489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086000" calcext:value-type="float">
            <text:p>3530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311970" calcext:value-type="float">
            <text:p>2113119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562" calcext:value-type="float">
            <text:p>53800356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662000" calcext:value-type="float">
            <text:p>2366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938000" calcext:value-type="float">
            <text:p>3099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594000" calcext:value-type="float">
            <text:p>3115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370200" calcext:value-type="float">
            <text:p>247370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42000" calcext:value-type="float">
            <text:p>24464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246000" calcext:value-type="float">
            <text:p>3722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970000" calcext:value-type="float">
            <text:p>5659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0473000" calcext:value-type="float">
            <text:p>3104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071000" calcext:value-type="float">
            <text:p>3570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003000" calcext:value-type="float">
            <text:p>3050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36950" calcext:value-type="float">
            <text:p>2275369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567000" calcext:value-type="float">
            <text:p>2495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662000" calcext:value-type="float">
            <text:p>3046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360" calcext:value-type="float">
            <text:p>6360163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843000" calcext:value-type="float">
            <text:p>2298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7037" calcext:value-type="float">
            <text:p>63601703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07000" calcext:value-type="float">
            <text:p>2447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30187" calcext:value-type="float">
            <text:p>24463018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2131" calcext:value-type="float">
            <text:p>63601213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252000" calcext:value-type="float">
            <text:p>2462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25700" calcext:value-type="float">
            <text:p>228025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210150" calcext:value-type="float">
            <text:p>2112101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24268" calcext:value-type="float">
            <text:p>23502426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16000" calcext:value-type="float">
            <text:p>2280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504000" calcext:value-type="float">
            <text:p>3545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71200" calcext:value-type="float">
            <text:p>477271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297" calcext:value-type="float">
            <text:p>63609229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3880" calcext:value-type="float">
            <text:p>2558038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472000" calcext:value-type="float">
            <text:p>3564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132000" calcext:value-type="float">
            <text:p>24513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872000" calcext:value-type="float">
            <text:p>2158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042000" calcext:value-type="float">
            <text:p>21804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408000" calcext:value-type="float">
            <text:p>25740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117300" calcext:value-type="float">
            <text:p>247117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615000" calcext:value-type="float">
            <text:p>3566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717000" calcext:value-type="float">
            <text:p>2407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11900" calcext:value-type="float">
            <text:p>228211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697000" calcext:value-type="float">
            <text:p>2466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610" calcext:value-type="float">
            <text:p>6360916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094" calcext:value-type="float">
            <text:p>63601509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58000" calcext:value-type="float">
            <text:p>2281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909000" calcext:value-type="float">
            <text:p>2449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148000" calcext:value-type="float">
            <text:p>3551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312000" calcext:value-type="float">
            <text:p>2293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3234000" calcext:value-type="float">
            <text:p>2332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912" calcext:value-type="float">
            <text:p>53800491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729000" calcext:value-type="float">
            <text:p>2407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193000" calcext:value-type="float">
            <text:p>2491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473000" calcext:value-type="float">
            <text:p>3564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09700" calcext:value-type="float">
            <text:p>228209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5344000" calcext:value-type="float">
            <text:p>2753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76000" calcext:value-type="float">
            <text:p>2283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424" calcext:value-type="float">
            <text:p>53800542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130" calcext:value-type="float">
            <text:p>6360911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44300" calcext:value-type="float">
            <text:p>227144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1015190" calcext:value-type="float">
            <text:p>2610151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454000" calcext:value-type="float">
            <text:p>2484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031000" calcext:value-type="float">
            <text:p>3550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361000" calcext:value-type="float">
            <text:p>30936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11000" calcext:value-type="float">
            <text:p>3057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44000" calcext:value-type="float">
            <text:p>2281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121" calcext:value-type="float">
            <text:p>63609112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484000" calcext:value-type="float">
            <text:p>2464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815000" calcext:value-type="float">
            <text:p>3088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979000" calcext:value-type="float">
            <text:p>3539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481000" calcext:value-type="float">
            <text:p>2364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501" calcext:value-type="float">
            <text:p>63609150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654000" calcext:value-type="float">
            <text:p>2156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5554000" calcext:value-type="float">
            <text:p>2055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611000" calcext:value-type="float">
            <text:p>2466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68963" calcext:value-type="float">
            <text:p>23506896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68085" calcext:value-type="float">
            <text:p>23506808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987" calcext:value-type="float">
            <text:p>63609198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22900" calcext:value-type="float">
            <text:p>228222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361000" calcext:value-type="float">
            <text:p>56436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494000" calcext:value-type="float">
            <text:p>5654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237000" calcext:value-type="float">
            <text:p>3142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596" calcext:value-type="float">
            <text:p>25580559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21130" calcext:value-type="float">
            <text:p>2272211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706" calcext:value-type="float">
            <text:p>63601570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38700" calcext:value-type="float">
            <text:p>228238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651" calcext:value-type="float">
            <text:p>53800565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7108000" calcext:value-type="float">
            <text:p>56710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324000" calcext:value-type="float">
            <text:p>2263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685000" calcext:value-type="float">
            <text:p>2466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605000" calcext:value-type="float">
            <text:p>3196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0061700" calcext:value-type="float">
            <text:p>230061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47880" calcext:value-type="float">
            <text:p>2270478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00140" calcext:value-type="float">
            <text:p>2274001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5264" calcext:value-type="float">
            <text:p>23510526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465000" calcext:value-type="float">
            <text:p>2484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667000" calcext:value-type="float">
            <text:p>3736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318000" calcext:value-type="float">
            <text:p>2263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39940" calcext:value-type="float">
            <text:p>2277399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70715" calcext:value-type="float">
            <text:p>23507071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19000116" calcext:value-type="float">
            <text:p>41900011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213000" calcext:value-type="float">
            <text:p>2362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176140" calcext:value-type="float">
            <text:p>2581761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593000" calcext:value-type="float">
            <text:p>2465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0965000" calcext:value-type="float">
            <text:p>2309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675000" calcext:value-type="float">
            <text:p>3516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517000" calcext:value-type="float">
            <text:p>5645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041000" calcext:value-type="float">
            <text:p>2560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33800" calcext:value-type="float">
            <text:p>228033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460" calcext:value-type="float">
            <text:p>3110004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12000" calcext:value-type="float">
            <text:p>2275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880000" calcext:value-type="float">
            <text:p>22888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15700" calcext:value-type="float">
            <text:p>228315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949000" calcext:value-type="float">
            <text:p>2459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691" calcext:value-type="float">
            <text:p>25580569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737000" calcext:value-type="float">
            <text:p>5637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414000" calcext:value-type="float">
            <text:p>2464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903000" calcext:value-type="float">
            <text:p>2279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706" calcext:value-type="float">
            <text:p>63601670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594000" calcext:value-type="float">
            <text:p>2475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542000" calcext:value-type="float">
            <text:p>30854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891000" calcext:value-type="float">
            <text:p>2158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041000" calcext:value-type="float">
            <text:p>5660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00000" calcext:value-type="float">
            <text:p>2447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582000" calcext:value-type="float">
            <text:p>25658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211000" calcext:value-type="float">
            <text:p>2092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6121000" calcext:value-type="float">
            <text:p>3761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2896" calcext:value-type="float">
            <text:p>23508289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672000" calcext:value-type="float">
            <text:p>2576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356" calcext:value-type="float">
            <text:p>63601635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312900" calcext:value-type="float">
            <text:p>247312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5270" calcext:value-type="float">
            <text:p>2270052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315" calcext:value-type="float">
            <text:p>53800231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772" calcext:value-type="float">
            <text:p>53800577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712000" calcext:value-type="float">
            <text:p>2457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171000" calcext:value-type="float">
            <text:p>2481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4410" calcext:value-type="float">
            <text:p>2270044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370000" calcext:value-type="float">
            <text:p>2483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14630" calcext:value-type="float">
            <text:p>2271146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486000" calcext:value-type="float">
            <text:p>3054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98930" calcext:value-type="float">
            <text:p>2275989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564000" calcext:value-type="float">
            <text:p>2205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476000" calcext:value-type="float">
            <text:p>3054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0529000" calcext:value-type="float">
            <text:p>3105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67700" calcext:value-type="float">
            <text:p>228267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215000" calcext:value-type="float">
            <text:p>2192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684" calcext:value-type="float">
            <text:p>25580568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096000" calcext:value-type="float">
            <text:p>2560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697000" calcext:value-type="float">
            <text:p>3116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308000" calcext:value-type="float">
            <text:p>23530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0168" calcext:value-type="float">
            <text:p>30401016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033000" calcext:value-type="float">
            <text:p>2290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302000" calcext:value-type="float">
            <text:p>3043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579000" calcext:value-type="float">
            <text:p>5665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09000" calcext:value-type="float">
            <text:p>3057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1106" calcext:value-type="float">
            <text:p>63601110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145" calcext:value-type="float">
            <text:p>63601514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758000" calcext:value-type="float">
            <text:p>2297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27590" calcext:value-type="float">
            <text:p>2272275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268000" calcext:value-type="float">
            <text:p>3722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107000" calcext:value-type="float">
            <text:p>2491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854000" calcext:value-type="float">
            <text:p>3528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628000" calcext:value-type="float">
            <text:p>3046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368000" calcext:value-type="float">
            <text:p>3113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4171000" calcext:value-type="float">
            <text:p>2341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529000" calcext:value-type="float">
            <text:p>2365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569" calcext:value-type="float">
            <text:p>63609156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552340" calcext:value-type="float">
            <text:p>2115523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02033" calcext:value-type="float">
            <text:p>25000203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625000" calcext:value-type="float">
            <text:p>22062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9059000" calcext:value-type="float">
            <text:p>2690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7672" calcext:value-type="float">
            <text:p>23509767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110" calcext:value-type="float">
            <text:p>5380031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3417000" calcext:value-type="float">
            <text:p>3034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20660" calcext:value-type="float">
            <text:p>2273206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45210" calcext:value-type="float">
            <text:p>2272452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506" calcext:value-type="float">
            <text:p>53800450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095600" calcext:value-type="float">
            <text:p>477095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284000" calcext:value-type="float">
            <text:p>2452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503000" calcext:value-type="float">
            <text:p>3045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9665" calcext:value-type="float">
            <text:p>23510966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164000" calcext:value-type="float">
            <text:p>2451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861" calcext:value-type="float">
            <text:p>63601586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164" calcext:value-type="float">
            <text:p>53800616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912000" calcext:value-type="float">
            <text:p>2459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50033" calcext:value-type="float">
            <text:p>23505003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504" calcext:value-type="float">
            <text:p>53800550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3501" calcext:value-type="float">
            <text:p>23508350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48888000" calcext:value-type="float">
            <text:p>54888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502000" calcext:value-type="float">
            <text:p>3535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71275" calcext:value-type="float">
            <text:p>23507127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7004" calcext:value-type="float">
            <text:p>63601700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306000" calcext:value-type="float">
            <text:p>3093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01109" calcext:value-type="float">
            <text:p>25000110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20400" calcext:value-type="float">
            <text:p>477220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592000" calcext:value-type="float">
            <text:p>2365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462000" calcext:value-type="float">
            <text:p>2564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843000" calcext:value-type="float">
            <text:p>3738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683000" calcext:value-type="float">
            <text:p>2196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11050" calcext:value-type="float">
            <text:p>2272110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15560" calcext:value-type="float">
            <text:p>2273155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548000" calcext:value-type="float">
            <text:p>2245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506000" calcext:value-type="float">
            <text:p>3525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791000" calcext:value-type="float">
            <text:p>2187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315000" calcext:value-type="float">
            <text:p>3053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67598370" calcext:value-type="float">
            <text:p>3675983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734000" calcext:value-type="float">
            <text:p>2097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521" calcext:value-type="float">
            <text:p>63609252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86920" calcext:value-type="float">
            <text:p>2276869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82020" calcext:value-type="float">
            <text:p>2273820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453000" calcext:value-type="float">
            <text:p>2464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39540" calcext:value-type="float">
            <text:p>2733395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869000" calcext:value-type="float">
            <text:p>3048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819000" calcext:value-type="float">
            <text:p>2128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906000" calcext:value-type="float">
            <text:p>3559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15100" calcext:value-type="float">
            <text:p>311015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589000" calcext:value-type="float">
            <text:p>3545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193000" calcext:value-type="float">
            <text:p>3141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2451000" calcext:value-type="float">
            <text:p>3524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193000" calcext:value-type="float">
            <text:p>2151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6317000" calcext:value-type="float">
            <text:p>3763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216000" calcext:value-type="float">
            <text:p>3552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534" calcext:value-type="float">
            <text:p>63601653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20600" calcext:value-type="float">
            <text:p>228020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880000" calcext:value-type="float">
            <text:p>56688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600000" calcext:value-type="float">
            <text:p>3056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425000" calcext:value-type="float">
            <text:p>24942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477000" calcext:value-type="float">
            <text:p>2154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005000" calcext:value-type="float">
            <text:p>3140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295000" calcext:value-type="float">
            <text:p>3112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34147" calcext:value-type="float">
            <text:p>23503414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88970" calcext:value-type="float">
            <text:p>2275889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728000" calcext:value-type="float">
            <text:p>5647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095900" calcext:value-type="float">
            <text:p>477095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629000" calcext:value-type="float">
            <text:p>2186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5328000" calcext:value-type="float">
            <text:p>2253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24480" calcext:value-type="float">
            <text:p>2272244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260" calcext:value-type="float">
            <text:p>6360922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04000" calcext:value-type="float">
            <text:p>2277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86570" calcext:value-type="float">
            <text:p>2276865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075000" calcext:value-type="float">
            <text:p>2490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852000" calcext:value-type="float">
            <text:p>2108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780000" calcext:value-type="float">
            <text:p>35178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340000" calcext:value-type="float">
            <text:p>2463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06000" calcext:value-type="float">
            <text:p>3057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55000" calcext:value-type="float">
            <text:p>2278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58290" calcext:value-type="float">
            <text:p>2272582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147" calcext:value-type="float">
            <text:p>31100014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450" calcext:value-type="float">
            <text:p>2558054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122000" calcext:value-type="float">
            <text:p>2561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536000" calcext:value-type="float">
            <text:p>2295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19000182" calcext:value-type="float">
            <text:p>41900018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410000" calcext:value-type="float">
            <text:p>3544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986" calcext:value-type="float">
            <text:p>53800298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304200" calcext:value-type="float">
            <text:p>247304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9400" calcext:value-type="float">
            <text:p>311009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49730" calcext:value-type="float">
            <text:p>2271497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302000" calcext:value-type="float">
            <text:p>2443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3944" calcext:value-type="float">
            <text:p>63601394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137000" calcext:value-type="float">
            <text:p>2491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254000" calcext:value-type="float">
            <text:p>5652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829000" calcext:value-type="float">
            <text:p>5658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701832000" calcext:value-type="float">
            <text:p>70183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481000" calcext:value-type="float">
            <text:p>2104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437000" calcext:value-type="float">
            <text:p>3714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29800" calcext:value-type="float">
            <text:p>228029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231" calcext:value-type="float">
            <text:p>53800323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2092000" calcext:value-type="float">
            <text:p>3120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197" calcext:value-type="float">
            <text:p>53800619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269000" calcext:value-type="float">
            <text:p>3572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177000" calcext:value-type="float">
            <text:p>3111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81710" calcext:value-type="float">
            <text:p>2276817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057830" calcext:value-type="float">
            <text:p>2240578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702000" calcext:value-type="float">
            <text:p>2497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018710" calcext:value-type="float">
            <text:p>5630187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0704" calcext:value-type="float">
            <text:p>63609070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289000" calcext:value-type="float">
            <text:p>2292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503" calcext:value-type="float">
            <text:p>53800550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17900" calcext:value-type="float">
            <text:p>311017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724000" calcext:value-type="float">
            <text:p>3047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41995000" calcext:value-type="float">
            <text:p>4419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869000" calcext:value-type="float">
            <text:p>2468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32830" calcext:value-type="float">
            <text:p>2276328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046200" calcext:value-type="float">
            <text:p>247046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716000" calcext:value-type="float">
            <text:p>2297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667000" calcext:value-type="float">
            <text:p>2126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962000" calcext:value-type="float">
            <text:p>2279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883" calcext:value-type="float">
            <text:p>53800288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486000" calcext:value-type="float">
            <text:p>3514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29000" calcext:value-type="float">
            <text:p>3057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60000" calcext:value-type="float">
            <text:p>2281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30896" calcext:value-type="float">
            <text:p>24483089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005000" calcext:value-type="float">
            <text:p>2290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573000" calcext:value-type="float">
            <text:p>5665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1029680" calcext:value-type="float">
            <text:p>2610296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059000" calcext:value-type="float">
            <text:p>3050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90600" calcext:value-type="float">
            <text:p>228190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596000" calcext:value-type="float">
            <text:p>2465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15260" calcext:value-type="float">
            <text:p>2277152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236000" calcext:value-type="float">
            <text:p>2202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615000" calcext:value-type="float">
            <text:p>2456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872000" calcext:value-type="float">
            <text:p>2468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2004630" calcext:value-type="float">
            <text:p>2320046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793000" calcext:value-type="float">
            <text:p>2287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41020" calcext:value-type="float">
            <text:p>2276410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525000" calcext:value-type="float">
            <text:p>24552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253000" calcext:value-type="float">
            <text:p>3052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313000" calcext:value-type="float">
            <text:p>2483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690000" calcext:value-type="float">
            <text:p>35469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67683840" calcext:value-type="float">
            <text:p>3676838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186000" calcext:value-type="float">
            <text:p>3091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802800" calcext:value-type="float">
            <text:p>477802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617730" calcext:value-type="float">
            <text:p>2116177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674000" calcext:value-type="float">
            <text:p>25767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492" calcext:value-type="float">
            <text:p>63601649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170000" calcext:value-type="float">
            <text:p>3541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938000" calcext:value-type="float">
            <text:p>3119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672000" calcext:value-type="float">
            <text:p>3566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710000" calcext:value-type="float">
            <text:p>2297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261" calcext:value-type="float">
            <text:p>63609226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5520000" calcext:value-type="float">
            <text:p>2055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299000" calcext:value-type="float">
            <text:p>2092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640" calcext:value-type="float">
            <text:p>5380046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14195" calcext:value-type="float">
            <text:p>23511419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915000" calcext:value-type="float">
            <text:p>2569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51360" calcext:value-type="float">
            <text:p>2733513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977000" calcext:value-type="float">
            <text:p>2459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2909" calcext:value-type="float">
            <text:p>63601290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2940" calcext:value-type="float">
            <text:p>2558029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467000" calcext:value-type="float">
            <text:p>3704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222000" calcext:value-type="float">
            <text:p>5642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019139" calcext:value-type="float">
            <text:p>21901913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093" calcext:value-type="float">
            <text:p>53800509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271" calcext:value-type="float">
            <text:p>63609227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381" calcext:value-type="float">
            <text:p>53800438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596000" calcext:value-type="float">
            <text:p>5655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9333" calcext:value-type="float">
            <text:p>23508933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838000" calcext:value-type="float">
            <text:p>2468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5439000" calcext:value-type="float">
            <text:p>2054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013400" calcext:value-type="float">
            <text:p>477013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5771000" calcext:value-type="float">
            <text:p>2657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960" calcext:value-type="float">
            <text:p>6360159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125" calcext:value-type="float">
            <text:p>63609112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94470" calcext:value-type="float">
            <text:p>2272944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76400" calcext:value-type="float">
            <text:p>477276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48747000" calcext:value-type="float">
            <text:p>5487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93740" calcext:value-type="float">
            <text:p>2271937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841000" calcext:value-type="float">
            <text:p>3098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811000" calcext:value-type="float">
            <text:p>2158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85000" calcext:value-type="float">
            <text:p>2274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5368" calcext:value-type="float">
            <text:p>23508536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140000" calcext:value-type="float">
            <text:p>3731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384000" calcext:value-type="float">
            <text:p>2093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20314" calcext:value-type="float">
            <text:p>24462031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3353" calcext:value-type="float">
            <text:p>63601335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038" calcext:value-type="float">
            <text:p>53800603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61000" calcext:value-type="float">
            <text:p>47716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39800" calcext:value-type="float">
            <text:p>228039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346600" calcext:value-type="float">
            <text:p>477346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526000" calcext:value-type="float">
            <text:p>3055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012" calcext:value-type="float">
            <text:p>63601601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137000" calcext:value-type="float">
            <text:p>3041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062200" calcext:value-type="float">
            <text:p>319062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476" calcext:value-type="float">
            <text:p>63601647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22500" calcext:value-type="float">
            <text:p>273322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216000" calcext:value-type="float">
            <text:p>2262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19738000" calcext:value-type="float">
            <text:p>4197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336000" calcext:value-type="float">
            <text:p>2443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95700" calcext:value-type="float">
            <text:p>228295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926000" calcext:value-type="float">
            <text:p>2289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521000" calcext:value-type="float">
            <text:p>2125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796000" calcext:value-type="float">
            <text:p>2407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052000" calcext:value-type="float">
            <text:p>5630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2681" calcext:value-type="float">
            <text:p>23510268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000826" calcext:value-type="float">
            <text:p>25600082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11000" calcext:value-type="float">
            <text:p>2281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933" calcext:value-type="float">
            <text:p>63609193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0973" calcext:value-type="float">
            <text:p>30401097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900000" calcext:value-type="float">
            <text:p>2569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1000290" calcext:value-type="float">
            <text:p>2610002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57260" calcext:value-type="float">
            <text:p>2733572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866000" calcext:value-type="float">
            <text:p>2298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151" calcext:value-type="float">
            <text:p>53800415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914000" calcext:value-type="float">
            <text:p>2569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685000" calcext:value-type="float">
            <text:p>2366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922000" calcext:value-type="float">
            <text:p>3719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601" calcext:value-type="float">
            <text:p>53800560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4960" calcext:value-type="float">
            <text:p>2558049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286000" calcext:value-type="float">
            <text:p>2462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03780" calcext:value-type="float">
            <text:p>2350037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32824000" calcext:value-type="float">
            <text:p>4328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018271" calcext:value-type="float">
            <text:p>21901827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9709000" calcext:value-type="float">
            <text:p>2597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542000" calcext:value-type="float">
            <text:p>21254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533000" calcext:value-type="float">
            <text:p>5645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02190" calcext:value-type="float">
            <text:p>2274021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598000" calcext:value-type="float">
            <text:p>2365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73400" calcext:value-type="float">
            <text:p>247273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216000" calcext:value-type="float">
            <text:p>2192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47184000" calcext:value-type="float">
            <text:p>4471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704000" calcext:value-type="float">
            <text:p>2467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4912000" calcext:value-type="float">
            <text:p>3749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40921" calcext:value-type="float">
            <text:p>24474092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716000" calcext:value-type="float">
            <text:p>2467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865000" calcext:value-type="float">
            <text:p>2488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33000" calcext:value-type="float">
            <text:p>3057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212000" calcext:value-type="float">
            <text:p>3572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661" calcext:value-type="float">
            <text:p>25580566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87000" calcext:value-type="float">
            <text:p>2282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885000" calcext:value-type="float">
            <text:p>3198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496" calcext:value-type="float">
            <text:p>63601549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829" calcext:value-type="float">
            <text:p>53800682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467000" calcext:value-type="float">
            <text:p>3094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0915" calcext:value-type="float">
            <text:p>30401091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505000" calcext:value-type="float">
            <text:p>2105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339000" calcext:value-type="float">
            <text:p>2293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986000" calcext:value-type="float">
            <text:p>2299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328000" calcext:value-type="float">
            <text:p>2263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184" calcext:value-type="float">
            <text:p>63601418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38310" calcext:value-type="float">
            <text:p>2733383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111000" calcext:value-type="float">
            <text:p>5651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0909" calcext:value-type="float">
            <text:p>30401090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648000" calcext:value-type="float">
            <text:p>2206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11670" calcext:value-type="float">
            <text:p>2350116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08900" calcext:value-type="float">
            <text:p>227108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648000" calcext:value-type="float">
            <text:p>3056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498000" calcext:value-type="float">
            <text:p>3044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449000" calcext:value-type="float">
            <text:p>2104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35900" calcext:value-type="float">
            <text:p>228035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999000" calcext:value-type="float">
            <text:p>2299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383000" calcext:value-type="float">
            <text:p>5663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092000" calcext:value-type="float">
            <text:p>2490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29970" calcext:value-type="float">
            <text:p>2270299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36600" calcext:value-type="float">
            <text:p>228236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67900" calcext:value-type="float">
            <text:p>228167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634000" calcext:value-type="float">
            <text:p>56663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15000" calcext:value-type="float">
            <text:p>2274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364000" calcext:value-type="float">
            <text:p>2363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753000" calcext:value-type="float">
            <text:p>3057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84220" calcext:value-type="float">
            <text:p>2273842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255000" calcext:value-type="float">
            <text:p>2412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51700" calcext:value-type="float">
            <text:p>228251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066000" calcext:value-type="float">
            <text:p>3140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18800" calcext:value-type="float">
            <text:p>311018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062000" calcext:value-type="float">
            <text:p>2150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447000" calcext:value-type="float">
            <text:p>3724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51012" calcext:value-type="float">
            <text:p>23505101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208" calcext:value-type="float">
            <text:p>63601420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31000" calcext:value-type="float">
            <text:p>2281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90267" calcext:value-type="float">
            <text:p>53809026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611000" calcext:value-type="float">
            <text:p>3046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66870" calcext:value-type="float">
            <text:p>2275668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206000" calcext:value-type="float">
            <text:p>3192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830000" calcext:value-type="float">
            <text:p>3538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26600" calcext:value-type="float">
            <text:p>247226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244000" calcext:value-type="float">
            <text:p>5662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05086013" calcext:value-type="float">
            <text:p>60508601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037000" calcext:value-type="float">
            <text:p>2440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675000" calcext:value-type="float">
            <text:p>2296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607600" calcext:value-type="float">
            <text:p>477607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97000" calcext:value-type="float">
            <text:p>2273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1792" calcext:value-type="float">
            <text:p>63601179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264000" calcext:value-type="float">
            <text:p>2462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507000" calcext:value-type="float">
            <text:p>2465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911000" calcext:value-type="float">
            <text:p>3739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07000" calcext:value-type="float">
            <text:p>2361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590000" calcext:value-type="float">
            <text:p>30559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66000" calcext:value-type="float">
            <text:p>2273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59600" calcext:value-type="float">
            <text:p>228259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532000" calcext:value-type="float">
            <text:p>25753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13963" calcext:value-type="float">
            <text:p>23501396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25680" calcext:value-type="float">
            <text:p>2273256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657" calcext:value-type="float">
            <text:p>53800565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857" calcext:value-type="float">
            <text:p>63609185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294" calcext:value-type="float">
            <text:p>31100029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11321" calcext:value-type="float">
            <text:p>23611132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63700" calcext:value-type="float">
            <text:p>228263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051000" calcext:value-type="float">
            <text:p>3720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952" calcext:value-type="float">
            <text:p>63609195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24000" calcext:value-type="float">
            <text:p>2361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839000" calcext:value-type="float">
            <text:p>3048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648000" calcext:value-type="float">
            <text:p>3116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6260000" calcext:value-type="float">
            <text:p>2662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325000" calcext:value-type="float">
            <text:p>37132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224000" calcext:value-type="float">
            <text:p>2102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018501" calcext:value-type="float">
            <text:p>21901850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303000" calcext:value-type="float">
            <text:p>3563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029000" calcext:value-type="float">
            <text:p>3540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427000" calcext:value-type="float">
            <text:p>2484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305900" calcext:value-type="float">
            <text:p>477305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852000" calcext:value-type="float">
            <text:p>2118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964000" calcext:value-type="float">
            <text:p>3549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015000" calcext:value-type="float">
            <text:p>3570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24270" calcext:value-type="float">
            <text:p>2276242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202000" calcext:value-type="float">
            <text:p>3732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35800" calcext:value-type="float">
            <text:p>228035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283" calcext:value-type="float">
            <text:p>53800528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720000" calcext:value-type="float">
            <text:p>2107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781000" calcext:value-type="float">
            <text:p>2157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93100" calcext:value-type="float">
            <text:p>477293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18600" calcext:value-type="float">
            <text:p>311018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619000" calcext:value-type="float">
            <text:p>2406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455" calcext:value-type="float">
            <text:p>63609245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501" calcext:value-type="float">
            <text:p>53800650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581400" calcext:value-type="float">
            <text:p>477581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90091" calcext:value-type="float">
            <text:p>53809009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620000" calcext:value-type="float">
            <text:p>2196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901000" calcext:value-type="float">
            <text:p>3729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90448" calcext:value-type="float">
            <text:p>53809044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565000" calcext:value-type="float">
            <text:p>2575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38781000" calcext:value-type="float">
            <text:p>3387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7401" calcext:value-type="float">
            <text:p>23509740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478" calcext:value-type="float">
            <text:p>53800247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3068" calcext:value-type="float">
            <text:p>63601306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029000" calcext:value-type="float">
            <text:p>5650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26450" calcext:value-type="float">
            <text:p>2272264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075000" calcext:value-type="float">
            <text:p>3570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922" calcext:value-type="float">
            <text:p>63601492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50609" calcext:value-type="float">
            <text:p>23505060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5277430" calcext:value-type="float">
            <text:p>2052774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431000" calcext:value-type="float">
            <text:p>3704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43468" calcext:value-type="float">
            <text:p>27104346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1888" calcext:value-type="float">
            <text:p>23508188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241" calcext:value-type="float">
            <text:p>63601424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255000" calcext:value-type="float">
            <text:p>3142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995000" calcext:value-type="float">
            <text:p>3049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394" calcext:value-type="float">
            <text:p>63609139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08700" calcext:value-type="float">
            <text:p>228208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1964" calcext:value-type="float">
            <text:p>53800196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375000" calcext:value-type="float">
            <text:p>2483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726000" calcext:value-type="float">
            <text:p>2457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507000" calcext:value-type="float">
            <text:p>2355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701000" calcext:value-type="float">
            <text:p>3087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869000" calcext:value-type="float">
            <text:p>3708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275000" calcext:value-type="float">
            <text:p>3572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649000" calcext:value-type="float">
            <text:p>2186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682000" calcext:value-type="float">
            <text:p>24468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340" calcext:value-type="float">
            <text:p>2558053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0618000" calcext:value-type="float">
            <text:p>2306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462" calcext:value-type="float">
            <text:p>31100046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620" calcext:value-type="float">
            <text:p>2558056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387" calcext:value-type="float">
            <text:p>53800438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21000" calcext:value-type="float">
            <text:p>3040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476000" calcext:value-type="float">
            <text:p>5654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530000" calcext:value-type="float">
            <text:p>2205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7760" calcext:value-type="float">
            <text:p>2270077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416000" calcext:value-type="float">
            <text:p>2124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54040" calcext:value-type="float">
            <text:p>2733540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50000" calcext:value-type="float">
            <text:p>30405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289000" calcext:value-type="float">
            <text:p>3552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49140" calcext:value-type="float">
            <text:p>2275491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253000" calcext:value-type="float">
            <text:p>2412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888000" calcext:value-type="float">
            <text:p>22888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555000" calcext:value-type="float">
            <text:p>2155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017900" calcext:value-type="float">
            <text:p>477017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17300" calcext:value-type="float">
            <text:p>477217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347" calcext:value-type="float">
            <text:p>53800334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1031010" calcext:value-type="float">
            <text:p>2610310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828" calcext:value-type="float">
            <text:p>53800282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933000" calcext:value-type="float">
            <text:p>2129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532000" calcext:value-type="float">
            <text:p>30853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8112361" calcext:value-type="float">
            <text:p>37811236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9917000" calcext:value-type="float">
            <text:p>2599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47000" calcext:value-type="float">
            <text:p>3040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159000" calcext:value-type="float">
            <text:p>3141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664" calcext:value-type="float">
            <text:p>63601566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53900" calcext:value-type="float">
            <text:p>228253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478200" calcext:value-type="float">
            <text:p>477478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039000" calcext:value-type="float">
            <text:p>3530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537000" calcext:value-type="float">
            <text:p>3545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48000" calcext:value-type="float">
            <text:p>2271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310" calcext:value-type="float">
            <text:p>5380043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3766" calcext:value-type="float">
            <text:p>23510376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466000" calcext:value-type="float">
            <text:p>2124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294" calcext:value-type="float">
            <text:p>53800529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543000" calcext:value-type="float">
            <text:p>3045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374000" calcext:value-type="float">
            <text:p>25737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10230" calcext:value-type="float">
            <text:p>2270102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83920" calcext:value-type="float">
            <text:p>2273839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00021" calcext:value-type="float">
            <text:p>27100002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058000" calcext:value-type="float">
            <text:p>2450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9939000" calcext:value-type="float">
            <text:p>2399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949000" calcext:value-type="float">
            <text:p>3719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698" calcext:value-type="float">
            <text:p>25580569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284000" calcext:value-type="float">
            <text:p>2412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742000" calcext:value-type="float">
            <text:p>35774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412" calcext:value-type="float">
            <text:p>53800541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92820" calcext:value-type="float">
            <text:p>2275928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690000" calcext:value-type="float">
            <text:p>24569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459000" calcext:value-type="float">
            <text:p>3514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527000" calcext:value-type="float">
            <text:p>3055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1922" calcext:value-type="float">
            <text:p>53800192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501000" calcext:value-type="float">
            <text:p>2205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6647" calcext:value-type="float">
            <text:p>23509664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736000" calcext:value-type="float">
            <text:p>37073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1028320" calcext:value-type="float">
            <text:p>2610283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497000" calcext:value-type="float">
            <text:p>3054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535000" calcext:value-type="float">
            <text:p>2295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994" calcext:value-type="float">
            <text:p>63601599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180000" calcext:value-type="float">
            <text:p>24618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486500" calcext:value-type="float">
            <text:p>477486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123000" calcext:value-type="float">
            <text:p>2561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610000" calcext:value-type="float">
            <text:p>2566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3360" calcext:value-type="float">
            <text:p>2558033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95000" calcext:value-type="float">
            <text:p>2278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445000" calcext:value-type="float">
            <text:p>3194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143000" calcext:value-type="float">
            <text:p>5631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10730" calcext:value-type="float">
            <text:p>2448107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2352" calcext:value-type="float">
            <text:p>23510235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895000" calcext:value-type="float">
            <text:p>2498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103" calcext:value-type="float">
            <text:p>53800410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178000" calcext:value-type="float">
            <text:p>30517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676000" calcext:value-type="float">
            <text:p>3056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627" calcext:value-type="float">
            <text:p>25580562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3418000" calcext:value-type="float">
            <text:p>2534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085000" calcext:value-type="float">
            <text:p>2290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17000" calcext:value-type="float">
            <text:p>2273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840" calcext:value-type="float">
            <text:p>5380028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193000" calcext:value-type="float">
            <text:p>21219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901000" calcext:value-type="float">
            <text:p>2159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4660" calcext:value-type="float">
            <text:p>2270046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300600" calcext:value-type="float">
            <text:p>477300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874000" calcext:value-type="float">
            <text:p>30887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824000" calcext:value-type="float">
            <text:p>2298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856000" calcext:value-type="float">
            <text:p>3548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89000" calcext:value-type="float">
            <text:p>2448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13000" calcext:value-type="float">
            <text:p>2275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644000" calcext:value-type="float">
            <text:p>2366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08000" calcext:value-type="float">
            <text:p>22780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6302" calcext:value-type="float">
            <text:p>23510630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773000" calcext:value-type="float">
            <text:p>5637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211000" calcext:value-type="float">
            <text:p>2152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91760" calcext:value-type="float">
            <text:p>2273917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100000" calcext:value-type="float">
            <text:p>3571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271000" calcext:value-type="float">
            <text:p>3702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9675000" calcext:value-type="float">
            <text:p>2696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952" calcext:value-type="float">
            <text:p>53800295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101000" calcext:value-type="float">
            <text:p>3561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125000" calcext:value-type="float">
            <text:p>24612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19000180" calcext:value-type="float">
            <text:p>4190001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397660" calcext:value-type="float">
            <text:p>2113976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4026000" calcext:value-type="float">
            <text:p>3740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617000" calcext:value-type="float">
            <text:p>2496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551000" calcext:value-type="float">
            <text:p>3535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600000" calcext:value-type="float">
            <text:p>3556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11782" calcext:value-type="float">
            <text:p>23611178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13366" calcext:value-type="float">
            <text:p>23511336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515" calcext:value-type="float">
            <text:p>53800651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904000" calcext:value-type="float">
            <text:p>5669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084000" calcext:value-type="float">
            <text:p>2490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27800" calcext:value-type="float">
            <text:p>311027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785000" calcext:value-type="float">
            <text:p>3047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160400" calcext:value-type="float">
            <text:p>247160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184000" calcext:value-type="float">
            <text:p>5661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73404" calcext:value-type="float">
            <text:p>23507340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704000" calcext:value-type="float">
            <text:p>2497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153000" calcext:value-type="float">
            <text:p>5631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806000" calcext:value-type="float">
            <text:p>3718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479000" calcext:value-type="float">
            <text:p>2204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67900" calcext:value-type="float">
            <text:p>228267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69000" calcext:value-type="float">
            <text:p>2274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90715" calcext:value-type="float">
            <text:p>24479071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2802" calcext:value-type="float">
            <text:p>23508280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471000" calcext:value-type="float">
            <text:p>2454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088080" calcext:value-type="float">
            <text:p>2580880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92700" calcext:value-type="float">
            <text:p>228292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321000" calcext:value-type="float">
            <text:p>2443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999999999" calcext:value-type="float">
            <text:p>99999999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232180" calcext:value-type="float">
            <text:p>2112321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48801000" calcext:value-type="float">
            <text:p>5488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22121409" calcext:value-type="float">
            <text:p>62212140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68600" calcext:value-type="float">
            <text:p>228068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80796" calcext:value-type="float">
            <text:p>30408079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50801" calcext:value-type="float">
            <text:p>23505080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1043000" calcext:value-type="float">
            <text:p>37104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18100030" calcext:value-type="float">
            <text:p>5181000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67050" calcext:value-type="float">
            <text:p>2271670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93300" calcext:value-type="float">
            <text:p>477193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632000" calcext:value-type="float">
            <text:p>21963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1160" calcext:value-type="float">
            <text:p>6360111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369700" calcext:value-type="float">
            <text:p>247369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912000" calcext:value-type="float">
            <text:p>4779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75000" calcext:value-type="float">
            <text:p>2361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3998" calcext:value-type="float">
            <text:p>63601399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2971000" calcext:value-type="float">
            <text:p>2329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960000" calcext:value-type="float">
            <text:p>3519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803" calcext:value-type="float">
            <text:p>53800580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63000" calcext:value-type="float">
            <text:p>2733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673000" calcext:value-type="float">
            <text:p>2366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746000" calcext:value-type="float">
            <text:p>2467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791600" calcext:value-type="float">
            <text:p>477791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9912" calcext:value-type="float">
            <text:p>23508991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570" calcext:value-type="float">
            <text:p>5380065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369" calcext:value-type="float">
            <text:p>31100036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426" calcext:value-type="float">
            <text:p>53800542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559000" calcext:value-type="float">
            <text:p>2365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75300" calcext:value-type="float">
            <text:p>247275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528000" calcext:value-type="float">
            <text:p>3515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823000" calcext:value-type="float">
            <text:p>2468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146" calcext:value-type="float">
            <text:p>53800314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2950" calcext:value-type="float">
            <text:p>2558029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0357000" calcext:value-type="float">
            <text:p>2303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03800" calcext:value-type="float">
            <text:p>228203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06360" calcext:value-type="float">
            <text:p>2350063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761000" calcext:value-type="float">
            <text:p>30976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18000" calcext:value-type="float">
            <text:p>3110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00040" calcext:value-type="float">
            <text:p>2500000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497000" calcext:value-type="float">
            <text:p>3554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431000" calcext:value-type="float">
            <text:p>2454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60005430" calcext:value-type="float">
            <text:p>6600054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71310" calcext:value-type="float">
            <text:p>2270713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644000" calcext:value-type="float">
            <text:p>2466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112000" calcext:value-type="float">
            <text:p>3721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100" calcext:value-type="float">
            <text:p>538004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038000" calcext:value-type="float">
            <text:p>30803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863" calcext:value-type="float">
            <text:p>53800586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205000" calcext:value-type="float">
            <text:p>3542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401000" calcext:value-type="float">
            <text:p>2364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611040" calcext:value-type="float">
            <text:p>2116110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576000" calcext:value-type="float">
            <text:p>2405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222000" calcext:value-type="float">
            <text:p>2272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528" calcext:value-type="float">
            <text:p>53800552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7552000" calcext:value-type="float">
            <text:p>3775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300000" calcext:value-type="float">
            <text:p>2413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621000" calcext:value-type="float">
            <text:p>2196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316000" calcext:value-type="float">
            <text:p>3113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785000" calcext:value-type="float">
            <text:p>35178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69886000" calcext:value-type="float">
            <text:p>3698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70126" calcext:value-type="float">
            <text:p>24487012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852000" calcext:value-type="float">
            <text:p>2128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54817" calcext:value-type="float">
            <text:p>23505481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222000" calcext:value-type="float">
            <text:p>3552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949" calcext:value-type="float">
            <text:p>53800594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899000" calcext:value-type="float">
            <text:p>2288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598000" calcext:value-type="float">
            <text:p>3085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612000" calcext:value-type="float">
            <text:p>3056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44300" calcext:value-type="float">
            <text:p>311044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822000" calcext:value-type="float">
            <text:p>2278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67532950" calcext:value-type="float">
            <text:p>3675329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365000" calcext:value-type="float">
            <text:p>3733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367000" calcext:value-type="float">
            <text:p>5663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32839000" calcext:value-type="float">
            <text:p>4328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13520" calcext:value-type="float">
            <text:p>2274135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3295000" calcext:value-type="float">
            <text:p>2532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88250" calcext:value-type="float">
            <text:p>2271882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124000" calcext:value-type="float">
            <text:p>3731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491000" calcext:value-type="float">
            <text:p>2564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30183" calcext:value-type="float">
            <text:p>24483018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88590" calcext:value-type="float">
            <text:p>2270885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47990" calcext:value-type="float">
            <text:p>2275479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610000" calcext:value-type="float">
            <text:p>2406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3910000" calcext:value-type="float">
            <text:p>3539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868000" calcext:value-type="float">
            <text:p>3048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643" calcext:value-type="float">
            <text:p>53800564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600" calcext:value-type="float">
            <text:p>538003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3890" calcext:value-type="float">
            <text:p>2558038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535" calcext:value-type="float">
            <text:p>53800553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67550" calcext:value-type="float">
            <text:p>2276675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9768000" calcext:value-type="float">
            <text:p>3197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666000" calcext:value-type="float">
            <text:p>2356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090000" calcext:value-type="float">
            <text:p>24609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0436" calcext:value-type="float">
            <text:p>31100043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019365" calcext:value-type="float">
            <text:p>21901936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071000" calcext:value-type="float">
            <text:p>37207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263000" calcext:value-type="float">
            <text:p>2152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9837000" calcext:value-type="float">
            <text:p>2698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056000" calcext:value-type="float">
            <text:p>56405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0170000" calcext:value-type="float">
            <text:p>4701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179000" calcext:value-type="float">
            <text:p>2261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114000" calcext:value-type="float">
            <text:p>2731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403000" calcext:value-type="float">
            <text:p>2364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521000" calcext:value-type="float">
            <text:p>3085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4625" calcext:value-type="float">
            <text:p>23509462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82700" calcext:value-type="float">
            <text:p>477182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213000" calcext:value-type="float">
            <text:p>5652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810000" calcext:value-type="float">
            <text:p>2188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621000" calcext:value-type="float">
            <text:p>24862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147000" calcext:value-type="float">
            <text:p>3571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995000" calcext:value-type="float">
            <text:p>30599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474000" calcext:value-type="float">
            <text:p>24647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69380" calcext:value-type="float">
            <text:p>2275693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615000" calcext:value-type="float">
            <text:p>2186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75400" calcext:value-type="float">
            <text:p>247275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816000" calcext:value-type="float">
            <text:p>2458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205" calcext:value-type="float">
            <text:p>53800320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6051000" calcext:value-type="float">
            <text:p>3060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550000" calcext:value-type="float">
            <text:p>56355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176000" calcext:value-type="float">
            <text:p>2441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617" calcext:value-type="float">
            <text:p>53800561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697000" calcext:value-type="float">
            <text:p>24869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120000" calcext:value-type="float">
            <text:p>2481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898000" calcext:value-type="float">
            <text:p>2298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926000" calcext:value-type="float">
            <text:p>2589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757000" calcext:value-type="float">
            <text:p>2467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282000" calcext:value-type="float">
            <text:p>24828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403" calcext:value-type="float">
            <text:p>53800640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431000" calcext:value-type="float">
            <text:p>5634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430" calcext:value-type="float">
            <text:p>6360164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59000" calcext:value-type="float">
            <text:p>2282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270000" calcext:value-type="float">
            <text:p>3042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3327" calcext:value-type="float">
            <text:p>23509332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689000" calcext:value-type="float">
            <text:p>2496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842000" calcext:value-type="float">
            <text:p>56484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518600" calcext:value-type="float">
            <text:p>477518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839000" calcext:value-type="float">
            <text:p>2118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429" calcext:value-type="float">
            <text:p>63601642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955000" calcext:value-type="float">
            <text:p>5669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683" calcext:value-type="float">
            <text:p>63601668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092000" calcext:value-type="float">
            <text:p>24809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69000" calcext:value-type="float">
            <text:p>2281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48120" calcext:value-type="float">
            <text:p>2275481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076000" calcext:value-type="float">
            <text:p>3540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5600" calcext:value-type="float">
            <text:p>311005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25800" calcext:value-type="float">
            <text:p>311025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033000" calcext:value-type="float">
            <text:p>56303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91950" calcext:value-type="float">
            <text:p>2271919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60680" calcext:value-type="float">
            <text:p>2270606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558000" calcext:value-type="float">
            <text:p>4775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06800" calcext:value-type="float">
            <text:p>228106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1560" calcext:value-type="float">
            <text:p>2558015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847000" calcext:value-type="float">
            <text:p>2298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67852000" calcext:value-type="float">
            <text:p>3678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214000" calcext:value-type="float">
            <text:p>30421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585800" calcext:value-type="float">
            <text:p>477585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909000" calcext:value-type="float">
            <text:p>2499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294000" calcext:value-type="float">
            <text:p>2412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880000" calcext:value-type="float">
            <text:p>30488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19700" calcext:value-type="float">
            <text:p>228319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757000" calcext:value-type="float">
            <text:p>3567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319000" calcext:value-type="float">
            <text:p>3723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150000" calcext:value-type="float">
            <text:p>22615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79000" calcext:value-type="float">
            <text:p>4771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11809" calcext:value-type="float">
            <text:p>23611180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273000" calcext:value-type="float">
            <text:p>24127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119000" calcext:value-type="float">
            <text:p>3051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340" calcext:value-type="float">
            <text:p>6360923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953000" calcext:value-type="float">
            <text:p>2569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546000" calcext:value-type="float">
            <text:p>3055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679000" calcext:value-type="float">
            <text:p>3056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094000" calcext:value-type="float">
            <text:p>2440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430000" calcext:value-type="float">
            <text:p>2184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366000" calcext:value-type="float">
            <text:p>2093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289000" calcext:value-type="float">
            <text:p>5662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3315" calcext:value-type="float">
            <text:p>23510331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11945" calcext:value-type="float">
            <text:p>23611194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9108000" calcext:value-type="float">
            <text:p>30910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052000" calcext:value-type="float">
            <text:p>2480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715000" calcext:value-type="float">
            <text:p>2297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768300" calcext:value-type="float">
            <text:p>477768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524000" calcext:value-type="float">
            <text:p>24652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210000" calcext:value-type="float">
            <text:p>2562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810000" calcext:value-type="float">
            <text:p>3058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2196" calcext:value-type="float">
            <text:p>63601219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173" calcext:value-type="float">
            <text:p>53800617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519800" calcext:value-type="float">
            <text:p>477519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296000" calcext:value-type="float">
            <text:p>2402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5836" calcext:value-type="float">
            <text:p>23509583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567000" calcext:value-type="float">
            <text:p>3705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86700" calcext:value-type="float">
            <text:p>228186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460000" calcext:value-type="float">
            <text:p>3574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1212" calcext:value-type="float">
            <text:p>63601121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871" calcext:value-type="float">
            <text:p>63609187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4376000" calcext:value-type="float">
            <text:p>2243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90451" calcext:value-type="float">
            <text:p>53809045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461" calcext:value-type="float">
            <text:p>63601646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770000" calcext:value-type="float">
            <text:p>5657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41000" calcext:value-type="float">
            <text:p>24474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055000" calcext:value-type="float">
            <text:p>3570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1811000" calcext:value-type="float">
            <text:p>3518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16510" calcext:value-type="float">
            <text:p>2276165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89915" calcext:value-type="float">
            <text:p>23508991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14599" calcext:value-type="float">
            <text:p>23511459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6872000" calcext:value-type="float">
            <text:p>3068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322" calcext:value-type="float">
            <text:p>53800332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22300" calcext:value-type="float">
            <text:p>4772223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862000" calcext:value-type="float">
            <text:p>3058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618000" calcext:value-type="float">
            <text:p>56361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47700" calcext:value-type="float">
            <text:p>228247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56870" calcext:value-type="float">
            <text:p>2733568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367000" calcext:value-type="float">
            <text:p>24436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826000" calcext:value-type="float">
            <text:p>5668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239" calcext:value-type="float">
            <text:p>63601623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013000" calcext:value-type="float">
            <text:p>2410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549000" calcext:value-type="float">
            <text:p>21154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612000" calcext:value-type="float">
            <text:p>22961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948000" calcext:value-type="float">
            <text:p>3739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04549" calcext:value-type="float">
            <text:p>23510454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835000" calcext:value-type="float">
            <text:p>3058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940" calcext:value-type="float">
            <text:p>6360159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359000" calcext:value-type="float">
            <text:p>2493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230" calcext:value-type="float">
            <text:p>5380052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12573" calcext:value-type="float">
            <text:p>23511257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050800" calcext:value-type="float">
            <text:p>477050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363000" calcext:value-type="float">
            <text:p>3553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474000" calcext:value-type="float">
            <text:p>22747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473" calcext:value-type="float">
            <text:p>53800447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707000" calcext:value-type="float">
            <text:p>5667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47920" calcext:value-type="float">
            <text:p>2275479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3217000" calcext:value-type="float">
            <text:p>25321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90369" calcext:value-type="float">
            <text:p>24479036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7920000" calcext:value-type="float">
            <text:p>35792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274000" calcext:value-type="float">
            <text:p>21227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300000" calcext:value-type="float">
            <text:p>2283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44500" calcext:value-type="float">
            <text:p>227144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555000" calcext:value-type="float">
            <text:p>37355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702000" calcext:value-type="float">
            <text:p>2587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586000" calcext:value-type="float">
            <text:p>23658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204000" calcext:value-type="float">
            <text:p>2092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5064000" calcext:value-type="float">
            <text:p>5650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31850" calcext:value-type="float">
            <text:p>2276318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43980" calcext:value-type="float">
            <text:p>2276439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832" calcext:value-type="float">
            <text:p>53800583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975000" calcext:value-type="float">
            <text:p>2459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8769000" calcext:value-type="float">
            <text:p>25876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476000" calcext:value-type="float">
            <text:p>5644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871" calcext:value-type="float">
            <text:p>53800587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16000" calcext:value-type="float">
            <text:p>25001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5805550" calcext:value-type="float">
            <text:p>2558055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0562000" calcext:value-type="float">
            <text:p>3105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535" calcext:value-type="float">
            <text:p>53800453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1023620" calcext:value-type="float">
            <text:p>26102362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42500" calcext:value-type="float">
            <text:p>3110425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37600" calcext:value-type="float">
            <text:p>228037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402000" calcext:value-type="float">
            <text:p>22940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47000" calcext:value-type="float">
            <text:p>24484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0254000" calcext:value-type="float">
            <text:p>3702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598000" calcext:value-type="float">
            <text:p>2495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27900" calcext:value-type="float">
            <text:p>227127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113800" calcext:value-type="float">
            <text:p>273113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010483" calcext:value-type="float">
            <text:p>30401048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246000" calcext:value-type="float">
            <text:p>3052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529000" calcext:value-type="float">
            <text:p>2455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2856" calcext:value-type="float">
            <text:p>63601285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45860" calcext:value-type="float">
            <text:p>22764586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3855" calcext:value-type="float">
            <text:p>53800385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446000" calcext:value-type="float">
            <text:p>24944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80105" calcext:value-type="float">
            <text:p>24478010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279000" calcext:value-type="float">
            <text:p>2452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397800" calcext:value-type="float">
            <text:p>4773978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719000" calcext:value-type="float">
            <text:p>3047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8112136" calcext:value-type="float">
            <text:p>37811213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054" calcext:value-type="float">
            <text:p>53800205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692" calcext:value-type="float">
            <text:p>53800469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175000" calcext:value-type="float">
            <text:p>2401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207000" calcext:value-type="float">
            <text:p>37320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577000" calcext:value-type="float">
            <text:p>3045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057000" calcext:value-type="float">
            <text:p>37305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754000" calcext:value-type="float">
            <text:p>2407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879000" calcext:value-type="float">
            <text:p>22987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632000" calcext:value-type="float">
            <text:p>22963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128000" calcext:value-type="float">
            <text:p>2411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2576" calcext:value-type="float">
            <text:p>63609257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0745000" calcext:value-type="float">
            <text:p>2107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916" calcext:value-type="float">
            <text:p>63601591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928000" calcext:value-type="float">
            <text:p>3059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749" calcext:value-type="float">
            <text:p>63609174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090000" calcext:value-type="float">
            <text:p>37309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772000" calcext:value-type="float">
            <text:p>2457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163870" calcext:value-type="float">
            <text:p>22716387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06000" calcext:value-type="float">
            <text:p>2350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840000" calcext:value-type="float">
            <text:p>5668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780000" calcext:value-type="float">
            <text:p>35478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545000" calcext:value-type="float">
            <text:p>2295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84000" calcext:value-type="float">
            <text:p>2280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140600" calcext:value-type="float">
            <text:p>228140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4070000" calcext:value-type="float">
            <text:p>35407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40058000" calcext:value-type="float">
            <text:p>4400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38640000" calcext:value-type="float">
            <text:p>33864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108000" calcext:value-type="float">
            <text:p>21810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054000" calcext:value-type="float">
            <text:p>37205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18700" calcext:value-type="float">
            <text:p>228018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09177000" calcext:value-type="float">
            <text:p>20917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52000" calcext:value-type="float">
            <text:p>2448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713000" calcext:value-type="float">
            <text:p>2567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774000" calcext:value-type="float">
            <text:p>24677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35210" calcext:value-type="float">
            <text:p>2276352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200" calcext:value-type="float">
            <text:p>538006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652000" calcext:value-type="float">
            <text:p>2366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560000" calcext:value-type="float">
            <text:p>21956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774600" calcext:value-type="float">
            <text:p>257774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262000" calcext:value-type="float">
            <text:p>30526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019" calcext:value-type="float">
            <text:p>63601501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28044000" calcext:value-type="float">
            <text:p>4280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545000" calcext:value-type="float">
            <text:p>21554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70400" calcext:value-type="float">
            <text:p>311070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17030" calcext:value-type="float">
            <text:p>2273170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330000" calcext:value-type="float">
            <text:p>2413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827000" calcext:value-type="float">
            <text:p>2468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4653000" calcext:value-type="float">
            <text:p>30465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34410" calcext:value-type="float">
            <text:p>2275344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137" calcext:value-type="float">
            <text:p>53800513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539" calcext:value-type="float">
            <text:p>53800553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8566000" calcext:value-type="float">
            <text:p>2185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652000" calcext:value-type="float">
            <text:p>3056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227000" calcext:value-type="float">
            <text:p>2452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566000" calcext:value-type="float">
            <text:p>2205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608410" calcext:value-type="float">
            <text:p>2276084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0793" calcext:value-type="float">
            <text:p>23509079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206000" calcext:value-type="float">
            <text:p>2572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1513000" calcext:value-type="float">
            <text:p>26151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75000" calcext:value-type="float">
            <text:p>22757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668000" calcext:value-type="float">
            <text:p>2566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23000" calcext:value-type="float">
            <text:p>2282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619000" calcext:value-type="float">
            <text:p>5636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309000" calcext:value-type="float">
            <text:p>37230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7022" calcext:value-type="float">
            <text:p>63601702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5829" calcext:value-type="float">
            <text:p>636015829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44900" calcext:value-type="float">
            <text:p>477144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47089000" calcext:value-type="float">
            <text:p>44708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00656" calcext:value-type="float">
            <text:p>27100065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987000" calcext:value-type="float">
            <text:p>30898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11000" calcext:value-type="float">
            <text:p>2273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310000" calcext:value-type="float">
            <text:p>2293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026000" calcext:value-type="float">
            <text:p>35502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190000" calcext:value-type="float">
            <text:p>24119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434400" calcext:value-type="float">
            <text:p>477434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1043681" calcext:value-type="float">
            <text:p>27104368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4311000" calcext:value-type="float">
            <text:p>3143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36700" calcext:value-type="float">
            <text:p>228236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13298" calcext:value-type="float">
            <text:p>235113298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480000" calcext:value-type="float">
            <text:p>23548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0002443" calcext:value-type="float">
            <text:p>25000244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5604" calcext:value-type="float">
            <text:p>53800560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122000" calcext:value-type="float">
            <text:p>3081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2423000" calcext:value-type="float">
            <text:p>2124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031000" calcext:value-type="float">
            <text:p>24003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544000" calcext:value-type="float">
            <text:p>23654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666000" calcext:value-type="float">
            <text:p>2296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305000" calcext:value-type="float">
            <text:p>3553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240" calcext:value-type="float">
            <text:p>5380062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0005000" calcext:value-type="float">
            <text:p>22000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997" calcext:value-type="float">
            <text:p>53800499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2878000" calcext:value-type="float">
            <text:p>37287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11886" calcext:value-type="float">
            <text:p>236111886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615000" calcext:value-type="float">
            <text:p>2406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6165000" calcext:value-type="float">
            <text:p>23616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992" calcext:value-type="float">
            <text:p>53800299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9848000" calcext:value-type="float">
            <text:p>25984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29000" calcext:value-type="float">
            <text:p>3110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206000" calcext:value-type="float">
            <text:p>24920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430000" calcext:value-type="float">
            <text:p>24843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48850000" calcext:value-type="float">
            <text:p>54885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6263000" calcext:value-type="float">
            <text:p>22626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803000" calcext:value-type="float">
            <text:p>24680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4019000" calcext:value-type="float">
            <text:p>56401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223000" calcext:value-type="float">
            <text:p>3052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6537000" calcext:value-type="float">
            <text:p>25653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111402" calcext:value-type="float">
            <text:p>23511140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363" calcext:value-type="float">
            <text:p>53800636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684000" calcext:value-type="float">
            <text:p>2466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41722000" calcext:value-type="float">
            <text:p>44172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51000" calcext:value-type="float">
            <text:p>22705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9759000" calcext:value-type="float">
            <text:p>25975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015000" calcext:value-type="float">
            <text:p>30801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220200" calcext:value-type="float">
            <text:p>4772202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61026040" calcext:value-type="float">
            <text:p>2610260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6381" calcext:value-type="float">
            <text:p>235096381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85430" calcext:value-type="float">
            <text:p>2733854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8678000" calcext:value-type="float">
            <text:p>24867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6250" calcext:value-type="float">
            <text:p>6360162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784000" calcext:value-type="float">
            <text:p>31178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115900" calcext:value-type="float">
            <text:p>477115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550400" calcext:value-type="float">
            <text:p>4775504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064000" calcext:value-type="float">
            <text:p>21506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981000" calcext:value-type="float">
            <text:p>30598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6599000" calcext:value-type="float">
            <text:p>35659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97130" calcext:value-type="float">
            <text:p>2275971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70250" calcext:value-type="float">
            <text:p>2270702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477892900" calcext:value-type="float">
            <text:p>4778929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380730" calcext:value-type="float">
            <text:p>2273807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625000" calcext:value-type="float">
            <text:p>22962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780424" calcext:value-type="float">
            <text:p>24478042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404000" calcext:value-type="float">
            <text:p>37340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14982" calcext:value-type="float">
            <text:p>636014982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9927000" calcext:value-type="float">
            <text:p>219927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2523" calcext:value-type="float">
            <text:p>53800252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5091000" calcext:value-type="float">
            <text:p>24509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752000" calcext:value-type="float">
            <text:p>22975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4314" calcext:value-type="float">
            <text:p>53800431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377" calcext:value-type="float">
            <text:p>538006377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34240" calcext:value-type="float">
            <text:p>2733342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1029000" calcext:value-type="float">
            <text:p>24102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096000" calcext:value-type="float">
            <text:p>24409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772000" calcext:value-type="float">
            <text:p>249772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98885" calcext:value-type="float">
            <text:p>23509888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9323000" calcext:value-type="float">
            <text:p>22932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9910000" calcext:value-type="float">
            <text:p>24991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166000" calcext:value-type="float">
            <text:p>3051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10980" calcext:value-type="float">
            <text:p>23501098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64600" calcext:value-type="float">
            <text:p>2282646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6466000" calcext:value-type="float">
            <text:p>56646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5135000" calcext:value-type="float">
            <text:p>21513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55028000" calcext:value-type="float">
            <text:p>35502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35011230" calcext:value-type="float">
            <text:p>2350112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11422510" calcext:value-type="float">
            <text:p>21142251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030" calcext:value-type="float">
            <text:p>53800603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5261000" calcext:value-type="float">
            <text:p>30526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73590000" calcext:value-type="float">
            <text:p>37359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90000" calcext:value-type="float">
            <text:p>24489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239000" calcext:value-type="float">
            <text:p>228239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0625000" calcext:value-type="float">
            <text:p>310625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73362290" calcext:value-type="float">
            <text:p>27336229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46740" calcext:value-type="float">
            <text:p>22754674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63976000" calcext:value-type="float">
            <text:p>563976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810443" calcext:value-type="float">
            <text:p>24481044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015700" calcext:value-type="float">
            <text:p>2280157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0411000" calcext:value-type="float">
            <text:p>24041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1174" calcext:value-type="float">
            <text:p>636091174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636090965" calcext:value-type="float">
            <text:p>636090965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583000" calcext:value-type="float">
            <text:p>227583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787750" calcext:value-type="float">
            <text:p>2277877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0000" calcext:value-type="float">
            <text:p>22700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7290000" calcext:value-type="float">
            <text:p>247290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57694000" calcext:value-type="float">
            <text:p>257694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601000" calcext:value-type="float">
            <text:p>311601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08868000" calcext:value-type="float">
            <text:p>30886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4298000" calcext:value-type="float">
            <text:p>24429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538006093" calcext:value-type="float">
            <text:p>538006093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7003050" calcext:value-type="float">
            <text:p>22700305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46058000" calcext:value-type="float">
            <text:p>2460580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228817100" calcext:value-type="float">
            <text:p>228817100</text:p>
          </table:table-cell>
          <table:table-cell office:value-type="string" calcext:value-type="string">
            <text:p>Military Ops</text:p>
          </table:table-cell>
          <table:table-cell/>
        </table:table-row>
        <table:table-row table:style-name="ro1">
          <table:table-cell office:value-type="float" office:value="311004900" calcext:value-type="float">
            <text:p>311004900</text:p>
          </table:table-cell>
          <table:table-cell office:value-type="string" calcext:value-type="string">
            <text:p>Military Op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20:18:33.0567972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5:54:46.641881734</meta:creation-date>
    <dc:date>2018-11-04T20:18:52.071076032</dc:date>
    <meta:editing-duration>PT5M43S</meta:editing-duration>
    <meta:editing-cycles>5</meta:editing-cycles>
    <meta:generator>LibreOffice/6.0.3.2$MacOSX_X86_64 LibreOffice_project/8f48d515416608e3a835360314dac7e47fd0b821</meta:generator>
    <meta:document-statistic meta:table-count="1" meta:cell-count="9686" meta:object-count="0"/>
  </office:meta>
</office:document-meta>
</file>